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2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27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8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9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1" draw:fill-hatch-solid="true" draw:textarea-horizontal-align="center" draw:textarea-vertical-align="middle" loext:decorative="false"/>
    </style:style>
    <style:style style:name="gr32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33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34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35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65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8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7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98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68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169" style:family="graphic" style:parent-style-name="objectwithoutfill">
      <style:graphic-properties svg:stroke-width="0.03cm" svg:stroke-color="#800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0" style:family="graphic" style:parent-style-name="objectwithoutfill">
      <style:graphic-properties svg:stroke-width="0.03cm" svg:stroke-color="#8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1" style:family="graphic" style:parent-style-name="objectwithoutfill">
      <style:graphic-properties svg:stroke-width="0.03cm" svg:stroke-color="#ff6633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2" style:family="graphic" style:parent-style-name="objectwithoutfill">
      <style:graphic-properties svg:stroke-width="0.03cm" svg:stroke-color="#0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3" style:family="graphic" style:parent-style-name="objectwithoutfill">
      <style:graphic-properties svg:stroke-width="0.03cm" svg:stroke-color="#cccc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4" style:family="graphic" style:parent-style-name="objectwithoutfill">
      <style:graphic-properties svg:stroke-width="0.03cm" svg:stroke-color="#00008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76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177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78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17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0" style:family="graphic" style:parent-style-name="standard">
      <style:graphic-properties svg:stroke-width="0.03cm" svg:stroke-color="#ff0000" draw:marker-start-width="0.35cm" draw:marker-end-width="0.35cm" draw:fill="solid" draw:fill-color="#ff0000" draw:textarea-horizontal-align="center" draw:textarea-vertical-align="middle" fo:padding-top="0.14cm" fo:padding-bottom="0.14cm" fo:padding-left="0.265cm" fo:padding-right="0.265cm" loext:decorative="false"/>
    </style:style>
    <style:style style:name="gr181" style:family="graphic" style:parent-style-name="standard">
      <style:graphic-properties svg:stroke-width="0.03cm" svg:stroke-color="#000000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 loext:decorative="false"/>
    </style:style>
    <style:style style:name="gr182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83" style:family="graphic" style:parent-style-name="standard">
      <style:graphic-properties svg:stroke-width="0.03cm" svg:stroke-color="#000000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 loext:decorative="false"/>
    </style:style>
    <style:style style:name="gr184" style:family="graphic" style:parent-style-name="standard">
      <style:graphic-properties svg:stroke-width="0.03cm" svg:stroke-color="#000000" draw:marker-start-width="0.395cm" draw:marker-end-width="0.39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8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8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9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12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13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14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15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1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1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1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1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2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1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3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4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0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3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4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5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5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5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5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5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5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6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7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7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8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2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3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4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46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47" style:family="graphic" style:parent-style-name="objectwithoutfill">
      <style:graphic-properties svg:stroke-width="0.03cm" svg:stroke-color="#80808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49" style:family="graphic" style:parent-style-name="objectwithoutfill">
      <style:graphic-properties svg:stroke-width="0.03cm" svg:stroke-color="#6b4794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0" style:family="graphic" style:parent-style-name="objectwithoutfill">
      <style:graphic-properties svg:stroke-width="0.03cm" svg:stroke-color="#6600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5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5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55" style:family="graphic" style:parent-style-name="objectwithoutfill">
      <style:graphic-properties svg:stroke-width="0.03cm" svg:stroke-color="#00ff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6" style:family="graphic" style:parent-style-name="objectwithoutfill">
      <style:graphic-properties svg:stroke-width="0.03cm" svg:stroke-color="#0000ff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7" style:family="graphic" style:parent-style-name="objectwithoutfill">
      <style:graphic-properties svg:stroke-width="0.03cm" svg:stroke-color="#3333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8" style:family="graphic" style:parent-style-name="objectwithoutfill">
      <style:graphic-properties svg:stroke-width="0.03cm" svg:stroke-color="#e6e64c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9" style:family="graphic" style:parent-style-name="objectwithoutfill">
      <style:graphic-properties svg:stroke-width="0.03cm" svg:stroke-color="#6666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60" style:family="graphic" style:parent-style-name="objectwithoutfill">
      <style:graphic-properties svg:stroke-width="0.03cm" svg:stroke-color="#ff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61" style:family="graphic" style:parent-style-name="objectwithoutfill">
      <style:graphic-properties svg:stroke-width="0.03cm" svg:stroke-color="#ff950e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62" style:family="graphic" style:parent-style-name="objectwithoutfill">
      <style:graphic-properties svg:stroke-width="0.03cm" svg:stroke-color="#808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6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6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6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6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6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6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7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7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7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7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7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7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7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8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8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8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8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8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8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8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8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8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8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9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9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9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9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9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9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9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0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0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0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4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4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4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2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2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2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3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3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4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4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43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3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3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3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4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4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4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4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4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4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47" style:family="graphic" style:parent-style-name="objectwithoutfill">
      <style:graphic-properties svg:stroke-width="0.05cm" svg:stroke-color="#e6e64c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48" style:family="graphic" style:parent-style-name="objectwithoutfill">
      <style:graphic-properties svg:stroke-width="0.05cm" svg:stroke-color="#00ae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49" style:family="graphic" style:parent-style-name="objectwithoutfill">
      <style:graphic-properties svg:stroke-width="0.05cm" svg:stroke-color="#0000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50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51" style:family="graphic" style:parent-style-name="objectwithoutfill">
      <style:graphic-properties svg:stroke-width="0.05cm" svg:stroke-color="#ff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52" style:family="graphic" style:parent-style-name="objectwithoutfill">
      <style:graphic-properties svg:stroke-width="0.05cm" svg:stroke-color="#ff9966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53" style:family="graphic" style:parent-style-name="objectwithoutfill">
      <style:graphic-properties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54" style:family="graphic" style:parent-style-name="objectwithoutfill">
      <style:graphic-properties svg:stroke-width="0.05cm" svg:stroke-color="#999999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55" style:family="graphic" style:parent-style-name="objectwithoutfill">
      <style:graphic-properties svg:stroke-width="0.05cm" svg:stroke-color="#e6e6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56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4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6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6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6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6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P1" style:family="paragraph">
      <loext:graphic-properties draw:fill="solid" draw:fill-color="#ccffff" draw:opacity="3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4c4c4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eb613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hatch" draw:fill-color="#c0c0c0" draw:fill-hatch-name="Red_20_90_20_Degrees_20_Crossed_20_1" draw:fill-hatch-solid="true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15" style:family="paragraph">
      <loext:graphic-properties draw:fill="hatch" draw:fill-hatch-name="Black_20_90_20_Degrees"/>
      <style:paragraph-properties fo:text-align="center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loext:graphic-properties draw:fill="hatch" draw:fill-color="#c0c0c0" draw:fill-hatch-name="Hatch15" draw:fill-hatch-solid="true"/>
      <style:paragraph-properties fo:text-align="center"/>
    </style:style>
    <style:style style:name="P27" style:family="paragraph">
      <loext:graphic-properties draw:fill="solid" draw:fill-color="#808000"/>
      <style:paragraph-properties fo:text-align="center"/>
    </style:style>
    <style:style style:name="P28" style:family="paragraph">
      <loext:graphic-properties draw:fill="solid" draw:fill-color="#800000"/>
      <style:paragraph-properties fo:text-align="center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style:paragraph-properties fo:text-align="center"/>
    </style:style>
    <style:style style:name="P31" style:family="paragraph">
      <loext:graphic-properties draw:fill-color="#ffffff" draw:opacity="0%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6cm" svg:height="1.8cm" svg:x="7.6cm" svg:y="7.7cm">
          <text:p/>
        </draw:rect>
        <draw:rect draw:style-name="gr1" draw:text-style-name="P1" draw:layer="layout" svg:width="1.6cm" svg:height="1.8cm" svg:x="5.4cm" svg:y="7.7cm">
          <text:p/>
        </draw:rect>
        <draw:rect draw:style-name="gr1" draw:text-style-name="P1" draw:layer="layout" svg:width="1.6cm" svg:height="1.8cm" svg:x="9.8cm" svg:y="7.7cm">
          <text:p/>
        </draw:rect>
        <draw:rect draw:style-name="gr1" draw:text-style-name="P1" draw:layer="layout" svg:width="1.6cm" svg:height="1.8cm" svg:x="12cm" svg:y="7.7cm">
          <text:p/>
        </draw:rect>
        <draw:frame draw:style-name="gr2" draw:text-style-name="P2" draw:layer="layout" svg:width="8.7cm" svg:height="0.3cm" svg:x="2.1cm" svg:y="28.3cm">
          <draw:text-box>
            <text:p><text:file-name text:display="full">G:\github\RCC5V\fab\odg\RCC_demo1_I2C_V2_250329.odg</text:file-name></text:p>
          </draw:text-box>
        </draw:frame>
        <draw:g draw:style-name="gr3">
          <draw:rect draw:style-name="gr4" draw:text-style-name="P3" draw:layer="layout" svg:width="0.6cm" svg:height="1cm" draw:transform="rotate (-1.5707963267949) translate (8.9cm 8.8cm)">
            <text:p/>
          </draw:rect>
          <draw:rect draw:style-name="gr5" draw:text-style-name="P4" draw:layer="layout" svg:width="0.5cm" svg:height="0.9cm" draw:transform="rotate (-1.5707963267949) translate (8.85cm 8.85cm)">
            <text:p/>
          </draw:rect>
          <draw:rect draw:style-name="gr6" draw:text-style-name="P5" draw:layer="layout" svg:width="0.05cm" svg:height="0.3cm" draw:transform="rotate (-1.5707963267949) translate (8.55cm 9.35cm)">
            <text:p/>
          </draw:rect>
          <draw:circle draw:style-name="gr7" draw:text-style-name="P6" draw:layer="layout" svg:width="0.12cm" svg:height="0.12cm" draw:transform="rotate (-1.5707963267949) translate (8.26cm 9.14cm)">
            <text:p/>
          </draw:circle>
          <draw:circle draw:style-name="gr8" draw:text-style-name="P6" draw:layer="layout" svg:width="0.12cm" svg:height="0.12cm" draw:transform="rotate (-1.5707963267949) translate (8.46cm 9.14cm)">
            <text:p/>
          </draw:circle>
          <draw:circle draw:style-name="gr9" draw:text-style-name="P6" draw:layer="layout" svg:width="0.12cm" svg:height="0.12cm" draw:transform="rotate (-1.5707963267949) translate (8.66cm 9.14cm)">
            <text:p/>
          </draw:circle>
          <draw:circle draw:style-name="gr10" draw:text-style-name="P6" draw:layer="layout" svg:width="0.12cm" svg:height="0.12cm" draw:transform="rotate (-1.5707963267949) translate (8.26cm 8.94cm)">
            <text:p/>
          </draw:circle>
          <draw:circle draw:style-name="gr11" draw:text-style-name="P6" draw:layer="layout" svg:width="0.12cm" svg:height="0.12cm" draw:transform="rotate (-1.5707963267949) translate (8.46cm 8.94cm)">
            <text:p/>
          </draw:circle>
          <draw:circle draw:style-name="gr12" draw:text-style-name="P6" draw:layer="layout" svg:width="0.12cm" svg:height="0.12cm" draw:transform="rotate (-1.5707963267949) translate (8.66cm 8.94cm)">
            <text:p/>
          </draw:circle>
        </draw:g>
        <draw:rect draw:style-name="gr13" draw:text-style-name="P3" draw:layer="layout" svg:width="0.6cm" svg:height="1.4cm" draw:transform="rotate (-1.5707963267949) translate (9.1cm 7.8cm)">
          <text:p/>
        </draw:rect>
        <draw:rect draw:style-name="gr14" draw:text-style-name="P4" draw:layer="layout" svg:width="0.5cm" svg:height="1.3cm" draw:transform="rotate (-1.5707963267949) translate (9.05cm 7.85cm)">
          <text:p/>
        </draw:rect>
        <draw:rect draw:style-name="gr15" draw:text-style-name="P5" draw:layer="layout" svg:width="0.05cm" svg:height="0.3cm" draw:transform="rotate (-1.5707963267949) translate (8.55cm 8.35cm)">
          <text:p/>
        </draw:rect>
        <draw:circle draw:style-name="gr16" draw:text-style-name="P6" draw:layer="layout" svg:width="0.12cm" svg:height="0.12cm" draw:transform="rotate (-1.5707963267949) translate (8.06cm 8.14cm)">
          <text:p/>
        </draw:circle>
        <draw:circle draw:style-name="gr17" draw:text-style-name="P6" draw:layer="layout" svg:width="0.12cm" svg:height="0.12cm" draw:transform="rotate (-1.5707963267949) translate (8.26cm 8.14cm)">
          <text:p/>
        </draw:circle>
        <draw:circle draw:style-name="gr18" draw:text-style-name="P5" draw:layer="layout" svg:width="0.12cm" svg:height="0.12cm" draw:transform="rotate (-1.5707963267949) translate (8.46cm 8.14cm)">
          <text:p/>
        </draw:circle>
        <draw:circle draw:style-name="gr19" draw:text-style-name="P6" draw:layer="layout" svg:width="0.12cm" svg:height="0.12cm" draw:transform="rotate (-1.5707963267949) translate (8.06cm 7.94cm)">
          <text:p/>
        </draw:circle>
        <draw:circle draw:style-name="gr20" draw:text-style-name="P6" draw:layer="layout" svg:width="0.12cm" svg:height="0.12cm" draw:transform="rotate (-1.5707963267949) translate (8.26cm 7.94cm)">
          <text:p/>
        </draw:circle>
        <draw:circle draw:style-name="gr21" draw:text-style-name="P7" draw:layer="layout" svg:width="0.12cm" svg:height="0.12cm" draw:transform="rotate (-1.5707963267949) translate (8.46cm 7.94cm)">
          <text:p/>
        </draw:circle>
        <draw:circle draw:style-name="gr22" draw:text-style-name="P6" draw:layer="layout" svg:width="0.12cm" svg:height="0.12cm" draw:transform="rotate (-1.5707963267949) translate (8.66cm 8.14cm)">
          <text:p/>
        </draw:circle>
        <draw:circle draw:style-name="gr23" draw:text-style-name="P6" draw:layer="layout" svg:width="0.12cm" svg:height="0.12cm" draw:transform="rotate (-1.5707963267949) translate (8.86cm 8.14cm)">
          <text:p/>
        </draw:circle>
        <draw:circle draw:style-name="gr24" draw:text-style-name="P6" draw:layer="layout" svg:width="0.12cm" svg:height="0.12cm" draw:transform="rotate (-1.5707963267949) translate (8.66cm 7.94cm)">
          <text:p/>
        </draw:circle>
        <draw:circle draw:style-name="gr25" draw:text-style-name="P6" draw:layer="layout" svg:width="0.12cm" svg:height="0.12cm" draw:transform="rotate (-1.5707963267949) translate (8.86cm 7.94cm)">
          <text:p/>
        </draw:circle>
        <draw:frame draw:style-name="gr26" draw:text-style-name="P8" draw:layer="layout" svg:width="0.6cm" svg:height="0.379cm" svg:x="8.1cm" svg:y="8.421cm">
          <draw:text-box>
            <text:p><text:span text:style-name="T1">W2</text:span></text:p>
          </draw:text-box>
        </draw:frame>
        <draw:line draw:style-name="gr27" draw:text-style-name="P9" draw:layer="layout" svg:x1="8.6cm" svg:y1="9.2cm" svg:x2="8.6cm" svg:y2="10cm">
          <text:p/>
        </draw:line>
        <draw:line draw:style-name="gr27" draw:text-style-name="P9" draw:layer="layout" svg:x1="8.2cm" svg:y1="9.2cm" svg:x2="8.2cm" svg:y2="10cm">
          <text:p/>
        </draw:line>
        <draw:line draw:style-name="gr28" draw:text-style-name="P9" draw:layer="layout" svg:x1="8.4cm" svg:y1="9.2cm" svg:x2="8.4cm" svg:y2="10cm">
          <text:p/>
        </draw:line>
        <draw:circle draw:style-name="gr29" draw:text-style-name="P10" draw:layer="layout" svg:width="0.1cm" svg:height="0.1cm" draw:transform="rotate (-3.14159265358979) translate (8.455cm 10.1cm)">
          <text:p/>
        </draw:circle>
        <draw:circle draw:style-name="gr29" draw:text-style-name="P10" draw:layer="layout" svg:width="0.1cm" svg:height="0.1cm" draw:transform="rotate (-3.14159265358979) translate (8.655cm 10.1cm)">
          <text:p/>
        </draw:circle>
        <draw:circle draw:style-name="gr29" draw:text-style-name="P10" draw:layer="layout" svg:width="0.1cm" svg:height="0.1cm" draw:transform="rotate (-3.14159265358979) translate (8.255cm 10.1cm)">
          <text:p/>
        </draw:circle>
        <draw:line draw:style-name="gr27" draw:text-style-name="P9" draw:layer="layout" svg:x1="8.6cm" svg:y1="10.5cm" svg:x2="8.6cm" svg:y2="10.1cm">
          <text:p/>
        </draw:line>
        <draw:line draw:style-name="gr27" draw:text-style-name="P9" draw:layer="layout" svg:x1="8.2cm" svg:y1="10.5cm" svg:x2="8.2cm" svg:y2="10.1cm">
          <text:p/>
        </draw:line>
        <draw:g draw:style-name="gr30">
          <draw:polygon draw:style-name="gr31" draw:text-style-name="P11" draw:layer="layout" svg:width="1.499cm" svg:height="0.791cm" draw:transform="rotate (-3.14159265358979) translate (9.3cm 11.5cm)" svg:viewBox="0 0 1500 792" draw:points="0,400 100,0 1500,392 1500,792">
            <text:p/>
          </draw:polygon>
          <draw:polygon draw:style-name="gr32" draw:text-style-name="P12" draw:layer="layout" svg:width="1.349cm" svg:height="0.199cm" draw:transform="rotate (-3.14159265358979) translate (9.15cm 10.7cm)" svg:viewBox="0 0 1350 200" draw:points="1350,0 1350,132 935,198 414,200 0,101 0,0">
            <text:p/>
          </draw:polygon>
          <draw:rect draw:style-name="gr33" draw:text-style-name="P13" draw:layer="layout" svg:width="0.302cm" svg:height="0.096cm" draw:transform="rotate (-3.14159265358979) translate (8.921cm 10.665cm)">
            <text:p/>
          </draw:rect>
          <draw:g draw:style-name="gr3">
            <draw:polygon draw:style-name="gr34" draw:text-style-name="P14" draw:layer="layout" svg:width="1.799cm" svg:height="0.399cm" draw:transform="rotate (-3.14159265358979) translate (9.3cm 11.1cm)" svg:viewBox="0 0 1800 400" draw:points="0,400 0,0 1800,0 1799,400">
              <text:p/>
            </draw:polygon>
            <draw:line draw:style-name="gr35" draw:text-style-name="P15" draw:layer="layout" svg:x1="9.3cm" svg:y1="10.8cm" svg:x2="7.5cm" svg:y2="10.8cm">
              <text:p/>
            </draw:line>
            <draw:line draw:style-name="gr35" draw:text-style-name="P15" draw:layer="layout" svg:x1="9.3cm" svg:y1="11cm" svg:x2="7.5cm" svg:y2="11cm">
              <text:p/>
            </draw:line>
          </draw:g>
          <draw:line draw:style-name="gr35" draw:text-style-name="P15" draw:layer="layout" svg:x1="9.226cm" svg:y1="11.396cm" svg:x2="7.9cm" svg:y2="11.008cm">
            <text:p/>
          </draw:line>
          <draw:line draw:style-name="gr35" draw:text-style-name="P15" draw:layer="layout" svg:x1="9.275cm" svg:y1="11.202cm" svg:x2="7.9cm" svg:y2="10.808cm">
            <text:p/>
          </draw:line>
        </draw:g>
        <draw:line draw:style-name="gr28" draw:text-style-name="P9" draw:layer="layout" svg:x1="8.4cm" svg:y1="10.5cm" svg:x2="8.4cm" svg:y2="10.1cm">
          <text:p/>
        </draw:line>
        <draw:line draw:style-name="gr36" draw:text-style-name="P16" draw:layer="layout" svg:x1="9.201cm" svg:y1="2.61cm" svg:x2="9.905cm" svg:y2="2.605cm">
          <text:p/>
        </draw:line>
        <draw:line draw:style-name="gr37" draw:text-style-name="P16" draw:layer="layout" svg:x1="9.905cm" svg:y1="2.905cm" svg:x2="9.201cm" svg:y2="2.91cm">
          <text:p/>
        </draw:line>
        <draw:line draw:style-name="gr38" draw:text-style-name="P16" draw:layer="layout" svg:x1="9.198cm" svg:y1="2.308cm" svg:x2="9.905cm" svg:y2="2.305cm">
          <text:p/>
        </draw:line>
        <draw:line draw:style-name="gr39" draw:text-style-name="P16" draw:layer="layout" svg:x1="9.905cm" svg:y1="2.005cm" svg:x2="9.201cm" svg:y2="2.01cm">
          <text:p/>
        </draw:line>
        <draw:line draw:style-name="gr40" draw:text-style-name="P16" draw:layer="layout" svg:x1="6cm" svg:y1="2.61cm" svg:x2="6.7cm" svg:y2="2.61cm">
          <text:p/>
        </draw:line>
        <draw:line draw:style-name="gr41" draw:text-style-name="P16" draw:layer="layout" svg:x1="6.697cm" svg:y1="2.908cm" svg:x2="6cm" svg:y2="2.91cm">
          <text:p/>
        </draw:line>
        <draw:line draw:style-name="gr42" draw:text-style-name="P16" draw:layer="layout" svg:x1="6.9cm" svg:y1="3.01cm" svg:x2="6.9cm" svg:y2="3.21cm">
          <text:p/>
        </draw:line>
        <draw:line draw:style-name="gr43" draw:text-style-name="P16" draw:layer="layout" svg:x1="7.205cm" svg:y1="3.005cm" svg:x2="7.205cm" svg:y2="3.205cm">
          <text:p/>
        </draw:line>
        <draw:line draw:style-name="gr44" draw:text-style-name="P16" draw:layer="layout" svg:x1="7.5cm" svg:y1="3.01cm" svg:x2="7.5cm" svg:y2="3.21cm">
          <text:p/>
        </draw:line>
        <draw:line draw:style-name="gr45" draw:text-style-name="P16" draw:layer="layout" svg:x1="7.8cm" svg:y1="3.01cm" svg:x2="7.8cm" svg:y2="3.21cm">
          <text:p/>
        </draw:line>
        <draw:frame draw:style-name="gr46" draw:text-style-name="P18" draw:layer="layout" svg:width="1.9cm" svg:height="0.35cm" svg:x="7.005cm" svg:y="1.96cm">
          <draw:text-box>
            <text:p text:style-name="P17"><text:span text:style-name="T2">PCF8574-Board</text:span></text:p>
          </draw:text-box>
        </draw:frame>
        <draw:frame draw:style-name="gr47" draw:text-style-name="P19" draw:layer="layout" svg:width="0.24cm" svg:height="0.27cm" svg:x="7.085cm" svg:y="2.705cm">
          <draw:text-box>
            <text:p text:style-name="P17"><text:span text:style-name="T3">P6</text:span></text:p>
          </draw:text-box>
        </draw:frame>
        <draw:line draw:style-name="gr48" draw:text-style-name="P16" draw:layer="layout" svg:x1="8.1cm" svg:y1="3.01cm" svg:x2="8.1cm" svg:y2="3.21cm">
          <text:p/>
        </draw:line>
        <draw:line draw:style-name="gr49" draw:text-style-name="P16" draw:layer="layout" svg:x1="8.4cm" svg:y1="3.01cm" svg:x2="8.4cm" svg:y2="3.21cm">
          <text:p/>
        </draw:line>
        <draw:line draw:style-name="gr50" draw:text-style-name="P16" draw:layer="layout" svg:x1="8.7cm" svg:y1="3.01cm" svg:x2="8.7cm" svg:y2="3.21cm">
          <text:p/>
        </draw:line>
        <draw:line draw:style-name="gr51" draw:text-style-name="P16" draw:layer="layout" svg:x1="9cm" svg:y1="3.01cm" svg:x2="9cm" svg:y2="3.21cm">
          <text:p/>
        </draw:line>
        <draw:frame draw:style-name="gr52" draw:text-style-name="P18" draw:layer="layout" svg:width="2.1cm" svg:height="0.35cm" svg:x="10.1cm" svg:y="2.355cm">
          <draw:text-box>
            <text:p text:style-name="P17"><text:span text:style-name="T2">pcf8574_out: 0x20</text:span></text:p>
          </draw:text-box>
        </draw:frame>
        <draw:polyline draw:style-name="gr53" draw:text-style-name="P16" draw:layer="layout" svg:width="2.099cm" svg:height="0.399cm" svg:x="6.905cm" svg:y="1.905cm" svg:viewBox="0 0 2100 400" draw:points="2100,0 2100,400 0,400 0,0">
          <text:p/>
        </draw:polyline>
        <draw:frame draw:style-name="gr54" draw:text-style-name="P20" draw:layer="layout" svg:width="0.5cm" svg:height="0.3cm" svg:x="9.3cm" svg:y="2.05cm">
          <draw:text-box>
            <text:p text:style-name="P17"><text:span text:style-name="T4">GND</text:span></text:p>
          </draw:text-box>
        </draw:frame>
        <draw:line draw:style-name="gr55" draw:text-style-name="P16" draw:layer="layout" svg:x1="12.4cm" svg:y1="2.61cm" svg:x2="13.1cm" svg:y2="2.61cm">
          <text:p/>
        </draw:line>
        <draw:line draw:style-name="gr56" draw:text-style-name="P16" draw:layer="layout" svg:x1="13.1cm" svg:y1="2.9cm" svg:x2="12.4cm" svg:y2="2.91cm">
          <text:p/>
        </draw:line>
        <draw:line draw:style-name="gr57" draw:text-style-name="P16" draw:layer="layout" svg:x1="12.397cm" svg:y1="2.308cm" svg:x2="13.1cm" svg:y2="2.31cm">
          <text:p/>
        </draw:line>
        <draw:line draw:style-name="gr58" draw:text-style-name="P16" draw:layer="layout" svg:x1="13.8cm" svg:y1="2cm" svg:x2="12.4cm" svg:y2="2.01cm">
          <text:p/>
        </draw:line>
        <draw:frame draw:style-name="gr59" draw:text-style-name="P21" draw:layer="layout" svg:width="0.4cm" svg:height="0.35cm" svg:x="9.3cm" svg:y="1.7cm">
          <draw:text-box>
            <text:p text:style-name="P17"><text:span text:style-name="T5">+5V</text:span></text:p>
          </draw:text-box>
        </draw:frame>
        <draw:frame draw:style-name="gr60" draw:text-style-name="P20" draw:layer="layout" svg:width="0.5cm" svg:height="0.3cm" svg:x="12.5cm" svg:y="2.05cm">
          <draw:text-box>
            <text:p text:style-name="P17"><text:span text:style-name="T4">GND</text:span></text:p>
          </draw:text-box>
        </draw:frame>
        <draw:frame draw:style-name="gr61" draw:text-style-name="P22" draw:layer="layout" svg:width="0.5cm" svg:height="0.26cm" svg:x="12.5cm" svg:y="2.66cm">
          <draw:text-box>
            <text:p text:style-name="P17"><text:span text:style-name="T6">SCL</text:span></text:p>
          </draw:text-box>
        </draw:frame>
        <draw:frame draw:style-name="gr62" draw:text-style-name="P23" draw:layer="layout" svg:width="0.5cm" svg:height="0.24cm" svg:x="12.5cm" svg:y="2.38cm">
          <draw:text-box>
            <text:p text:style-name="P17"><text:span text:style-name="T7">SDA</text:span></text:p>
          </draw:text-box>
        </draw:frame>
        <draw:frame draw:style-name="gr63" draw:text-style-name="P21" draw:layer="layout" svg:width="0.4cm" svg:height="0.35cm" svg:x="12.5cm" svg:y="1.7cm">
          <draw:text-box>
            <text:p text:style-name="P17"><text:span text:style-name="T5">+5V</text:span></text:p>
          </draw:text-box>
        </draw:frame>
        <draw:rect draw:style-name="gr64" draw:text-style-name="P24" draw:layer="layout" svg:width="2.5cm" svg:height="1.1cm" svg:x="6.705cm" svg:y="1.91cm">
          <text:p/>
        </draw:rect>
        <draw:line draw:style-name="gr65" draw:text-style-name="P16" draw:layer="layout" svg:x1="6cm" svg:y1="2.31cm" svg:x2="6.7cm" svg:y2="2.31cm">
          <text:p/>
        </draw:line>
        <draw:line draw:style-name="gr66" draw:text-style-name="P16" draw:layer="layout" svg:x1="6.7cm" svg:y1="2cm" svg:x2="6cm" svg:y2="2cm">
          <text:p/>
        </draw:line>
        <draw:frame draw:style-name="gr67" draw:text-style-name="P23" draw:layer="layout" svg:width="0.5cm" svg:height="0.28cm" svg:x="9.307cm" svg:y="2.367cm">
          <draw:text-box>
            <text:p text:style-name="P17"><text:span text:style-name="T7">SDA</text:span></text:p>
          </draw:text-box>
        </draw:frame>
        <draw:frame draw:style-name="gr68" draw:text-style-name="P22" draw:layer="layout" svg:width="0.5cm" svg:height="0.28cm" svg:x="9.307cm" svg:y="2.67cm">
          <draw:text-box>
            <text:p text:style-name="P17"><text:span text:style-name="T6">SCL</text:span></text:p>
          </draw:text-box>
        </draw:frame>
        <draw:frame draw:style-name="gr69" draw:text-style-name="P19" draw:layer="layout" svg:width="0.24cm" svg:height="0.27cm" svg:x="6.785cm" svg:y="2.705cm">
          <draw:text-box>
            <text:p text:style-name="P17"><text:span text:style-name="T3">P7</text:span></text:p>
          </draw:text-box>
        </draw:frame>
        <draw:frame draw:style-name="gr70" draw:text-style-name="P19" draw:layer="layout" svg:width="0.24cm" svg:height="0.27cm" svg:x="7.385cm" svg:y="2.705cm">
          <draw:text-box>
            <text:p text:style-name="P17"><text:span text:style-name="T3">P5</text:span></text:p>
          </draw:text-box>
        </draw:frame>
        <draw:frame draw:style-name="gr71" draw:text-style-name="P19" draw:layer="layout" svg:width="0.24cm" svg:height="0.27cm" svg:x="7.685cm" svg:y="2.705cm">
          <draw:text-box>
            <text:p text:style-name="P17"><text:span text:style-name="T3">P4</text:span></text:p>
          </draw:text-box>
        </draw:frame>
        <draw:frame draw:style-name="gr72" draw:text-style-name="P19" draw:layer="layout" svg:width="0.24cm" svg:height="0.27cm" svg:x="7.985cm" svg:y="2.705cm">
          <draw:text-box>
            <text:p text:style-name="P17"><text:span text:style-name="T3">P3</text:span></text:p>
          </draw:text-box>
        </draw:frame>
        <draw:frame draw:style-name="gr73" draw:text-style-name="P19" draw:layer="layout" svg:width="0.24cm" svg:height="0.27cm" svg:x="8.285cm" svg:y="2.705cm">
          <draw:text-box>
            <text:p text:style-name="P17"><text:span text:style-name="T3">P2</text:span></text:p>
          </draw:text-box>
        </draw:frame>
        <draw:frame draw:style-name="gr74" draw:text-style-name="P19" draw:layer="layout" svg:width="0.24cm" svg:height="0.27cm" svg:x="8.585cm" svg:y="2.705cm">
          <draw:text-box>
            <text:p text:style-name="P17"><text:span text:style-name="T3">P1</text:span></text:p>
          </draw:text-box>
        </draw:frame>
        <draw:frame draw:style-name="gr75" draw:text-style-name="P19" draw:layer="layout" svg:width="0.24cm" svg:height="0.27cm" svg:x="8.885cm" svg:y="2.705cm">
          <draw:text-box>
            <text:p text:style-name="P17"><text:span text:style-name="T3">P0</text:span></text:p>
          </draw:text-box>
        </draw:frame>
        <draw:line draw:style-name="gr76" draw:text-style-name="P16" draw:layer="layout" svg:x1="10.1cm" svg:y1="3.01cm" svg:x2="10.1cm" svg:y2="3.21cm">
          <text:p/>
        </draw:line>
        <draw:line draw:style-name="gr77" draw:text-style-name="P16" draw:layer="layout" svg:x1="10.405cm" svg:y1="3.005cm" svg:x2="10.405cm" svg:y2="3.205cm">
          <text:p/>
        </draw:line>
        <draw:line draw:style-name="gr78" draw:text-style-name="P16" draw:layer="layout" svg:x1="10.7cm" svg:y1="3.01cm" svg:x2="10.7cm" svg:y2="3.21cm">
          <text:p/>
        </draw:line>
        <draw:line draw:style-name="gr79" draw:text-style-name="P16" draw:layer="layout" svg:x1="11cm" svg:y1="3.01cm" svg:x2="11cm" svg:y2="3.21cm">
          <text:p/>
        </draw:line>
        <draw:frame draw:style-name="gr80" draw:text-style-name="P18" draw:layer="layout" svg:width="1.9cm" svg:height="0.35cm" svg:x="10.205cm" svg:y="1.96cm">
          <draw:text-box>
            <text:p text:style-name="P17"><text:span text:style-name="T2">PCF8574-Board</text:span></text:p>
          </draw:text-box>
        </draw:frame>
        <draw:frame draw:style-name="gr81" draw:text-style-name="P19" draw:layer="layout" svg:width="0.24cm" svg:height="0.27cm" svg:x="10.285cm" svg:y="2.705cm">
          <draw:text-box>
            <text:p text:style-name="P17"><text:span text:style-name="T3">P6</text:span></text:p>
          </draw:text-box>
        </draw:frame>
        <draw:line draw:style-name="gr82" draw:text-style-name="P16" draw:layer="layout" svg:x1="11.3cm" svg:y1="3.01cm" svg:x2="11.3cm" svg:y2="3.21cm">
          <text:p/>
        </draw:line>
        <draw:line draw:style-name="gr83" draw:text-style-name="P16" draw:layer="layout" svg:x1="11.6cm" svg:y1="3.01cm" svg:x2="11.6cm" svg:y2="3.21cm">
          <text:p/>
        </draw:line>
        <draw:line draw:style-name="gr84" draw:text-style-name="P16" draw:layer="layout" svg:x1="11.9cm" svg:y1="3.01cm" svg:x2="11.9cm" svg:y2="3.21cm">
          <text:p/>
        </draw:line>
        <draw:line draw:style-name="gr85" draw:text-style-name="P16" draw:layer="layout" svg:x1="12.2cm" svg:y1="3.01cm" svg:x2="12.2cm" svg:y2="3.21cm">
          <text:p/>
        </draw:line>
        <draw:frame draw:style-name="gr86" draw:text-style-name="P18" draw:layer="layout" svg:width="2.1cm" svg:height="0.35cm" svg:x="6.9cm" svg:y="2.355cm">
          <draw:text-box>
            <text:p text:style-name="P17"><text:span text:style-name="T2">pcf8574_in: 0x21</text:span></text:p>
          </draw:text-box>
        </draw:frame>
        <draw:polyline draw:style-name="gr87" draw:text-style-name="P16" draw:layer="layout" svg:width="2.099cm" svg:height="0.399cm" svg:x="10.105cm" svg:y="1.905cm" svg:viewBox="0 0 2100 400" draw:points="2100,0 2100,400 0,400 0,0">
          <text:p/>
        </draw:polyline>
        <draw:rect draw:style-name="gr88" draw:text-style-name="P24" draw:layer="layout" svg:width="2.5cm" svg:height="1.1cm" svg:x="9.905cm" svg:y="1.91cm">
          <text:p/>
        </draw:rect>
        <draw:frame draw:style-name="gr89" draw:text-style-name="P19" draw:layer="layout" svg:width="0.24cm" svg:height="0.27cm" svg:x="9.985cm" svg:y="2.705cm">
          <draw:text-box>
            <text:p text:style-name="P17"><text:span text:style-name="T3">P7</text:span></text:p>
          </draw:text-box>
        </draw:frame>
        <draw:frame draw:style-name="gr90" draw:text-style-name="P19" draw:layer="layout" svg:width="0.24cm" svg:height="0.27cm" svg:x="10.585cm" svg:y="2.705cm">
          <draw:text-box>
            <text:p text:style-name="P17"><text:span text:style-name="T3">P5</text:span></text:p>
          </draw:text-box>
        </draw:frame>
        <draw:frame draw:style-name="gr91" draw:text-style-name="P19" draw:layer="layout" svg:width="0.24cm" svg:height="0.27cm" svg:x="10.885cm" svg:y="2.705cm">
          <draw:text-box>
            <text:p text:style-name="P17"><text:span text:style-name="T3">P4</text:span></text:p>
          </draw:text-box>
        </draw:frame>
        <draw:frame draw:style-name="gr92" draw:text-style-name="P19" draw:layer="layout" svg:width="0.24cm" svg:height="0.27cm" svg:x="11.185cm" svg:y="2.705cm">
          <draw:text-box>
            <text:p text:style-name="P17"><text:span text:style-name="T3">P3</text:span></text:p>
          </draw:text-box>
        </draw:frame>
        <draw:frame draw:style-name="gr93" draw:text-style-name="P19" draw:layer="layout" svg:width="0.24cm" svg:height="0.27cm" svg:x="11.485cm" svg:y="2.705cm">
          <draw:text-box>
            <text:p text:style-name="P17"><text:span text:style-name="T3">P2</text:span></text:p>
          </draw:text-box>
        </draw:frame>
        <draw:frame draw:style-name="gr94" draw:text-style-name="P19" draw:layer="layout" svg:width="0.24cm" svg:height="0.27cm" svg:x="11.785cm" svg:y="2.705cm">
          <draw:text-box>
            <text:p text:style-name="P17"><text:span text:style-name="T3">P1</text:span></text:p>
          </draw:text-box>
        </draw:frame>
        <draw:frame draw:style-name="gr95" draw:text-style-name="P19" draw:layer="layout" svg:width="0.24cm" svg:height="0.27cm" svg:x="12.085cm" svg:y="2.705cm">
          <draw:text-box>
            <text:p text:style-name="P17"><text:span text:style-name="T3">P0</text:span></text:p>
          </draw:text-box>
        </draw:frame>
        <draw:frame draw:style-name="gr96" draw:text-style-name="P19" draw:layer="layout" svg:width="0.115cm" svg:height="0.27cm" svg:x="7.985cm" svg:y="9.105cm">
          <draw:text-box>
            <text:p text:style-name="P17"><text:span text:style-name="T3">1</text:span></text:p>
          </draw:text-box>
        </draw:frame>
        <draw:polygon draw:style-name="gr34" draw:text-style-name="P14" draw:layer="layout" svg:width="1.799cm" svg:height="0.399cm" svg:x="5.3cm" svg:y="10.7cm" svg:viewBox="0 0 1800 400" draw:points="1800,400 1800,0 0,0 0,400">
          <text:p/>
        </draw:polygon>
        <draw:line draw:style-name="gr35" draw:text-style-name="P15" draw:layer="layout" svg:x1="7.1cm" svg:y1="11cm" svg:x2="5.3cm" svg:y2="11cm">
          <text:p/>
        </draw:line>
        <draw:line draw:style-name="gr35" draw:text-style-name="P15" draw:layer="layout" svg:x1="7.1cm" svg:y1="10.8cm" svg:x2="5.3cm" svg:y2="10.8cm">
          <text:p/>
        </draw:line>
        <draw:circle draw:style-name="gr29" draw:text-style-name="P10" draw:layer="layout" svg:width="0.1cm" svg:height="0.1cm" svg:x="5.75cm" svg:y="10cm">
          <text:p/>
        </draw:circle>
        <draw:line draw:style-name="gr97" draw:text-style-name="P9" draw:layer="layout" svg:x1="6cm" svg:y1="10.1cm" svg:x2="6cm" svg:y2="10.9cm">
          <text:p/>
        </draw:line>
        <draw:line draw:style-name="gr98" draw:text-style-name="P9" draw:layer="layout" svg:x1="5.8cm" svg:y1="10.1cm" svg:x2="5.8cm" svg:y2="10.95cm">
          <text:p/>
        </draw:line>
        <draw:circle draw:style-name="gr29" draw:text-style-name="P10" draw:layer="layout" svg:width="0.1cm" svg:height="0.1cm" svg:x="5.95cm" svg:y="10cm">
          <text:p/>
        </draw:circle>
        <draw:rect draw:style-name="gr33" draw:text-style-name="P13" draw:layer="layout" svg:width="0.302cm" svg:height="0.096cm" svg:x="5.8cm" svg:y="10.85cm">
          <text:p/>
        </draw:rect>
        <draw:g draw:style-name="gr3">
          <draw:rect draw:style-name="gr99" draw:text-style-name="P3" draw:layer="layout" svg:width="0.6cm" svg:height="1cm" draw:transform="rotate (-1.5707963267949) translate (6.7cm 8.8cm)">
            <text:p/>
          </draw:rect>
          <draw:rect draw:style-name="gr100" draw:text-style-name="P4" draw:layer="layout" svg:width="0.5cm" svg:height="0.9cm" draw:transform="rotate (-1.5707963267949) translate (6.65cm 8.85cm)">
            <text:p/>
          </draw:rect>
          <draw:rect draw:style-name="gr101" draw:text-style-name="P5" draw:layer="layout" svg:width="0.05cm" svg:height="0.3cm" draw:transform="rotate (-1.5707963267949) translate (6.35cm 9.35cm)">
            <text:p/>
          </draw:rect>
          <draw:circle draw:style-name="gr102" draw:text-style-name="P6" draw:layer="layout" svg:width="0.12cm" svg:height="0.12cm" draw:transform="rotate (-1.5707963267949) translate (6.06cm 9.14cm)">
            <text:p/>
          </draw:circle>
          <draw:circle draw:style-name="gr103" draw:text-style-name="P6" draw:layer="layout" svg:width="0.12cm" svg:height="0.12cm" draw:transform="rotate (-1.5707963267949) translate (6.26cm 9.14cm)">
            <text:p/>
          </draw:circle>
          <draw:circle draw:style-name="gr104" draw:text-style-name="P6" draw:layer="layout" svg:width="0.12cm" svg:height="0.12cm" draw:transform="rotate (-1.5707963267949) translate (6.46cm 9.14cm)">
            <text:p/>
          </draw:circle>
          <draw:circle draw:style-name="gr105" draw:text-style-name="P6" draw:layer="layout" svg:width="0.12cm" svg:height="0.12cm" draw:transform="rotate (-1.5707963267949) translate (6.06cm 8.94cm)">
            <text:p/>
          </draw:circle>
          <draw:circle draw:style-name="gr106" draw:text-style-name="P6" draw:layer="layout" svg:width="0.12cm" svg:height="0.12cm" draw:transform="rotate (-1.5707963267949) translate (6.26cm 8.94cm)">
            <text:p/>
          </draw:circle>
          <draw:circle draw:style-name="gr107" draw:text-style-name="P6" draw:layer="layout" svg:width="0.12cm" svg:height="0.12cm" draw:transform="rotate (-1.5707963267949) translate (6.46cm 8.94cm)">
            <text:p/>
          </draw:circle>
        </draw:g>
        <draw:rect draw:style-name="gr108" draw:text-style-name="P3" draw:layer="layout" svg:width="0.6cm" svg:height="1.4cm" draw:transform="rotate (-1.5707963267949) translate (6.9cm 7.8cm)">
          <text:p/>
        </draw:rect>
        <draw:rect draw:style-name="gr109" draw:text-style-name="P4" draw:layer="layout" svg:width="0.5cm" svg:height="1.3cm" draw:transform="rotate (-1.5707963267949) translate (6.85cm 7.85cm)">
          <text:p/>
        </draw:rect>
        <draw:rect draw:style-name="gr110" draw:text-style-name="P5" draw:layer="layout" svg:width="0.05cm" svg:height="0.3cm" draw:transform="rotate (-1.5707963267949) translate (6.35cm 8.35cm)">
          <text:p/>
        </draw:rect>
        <draw:circle draw:style-name="gr111" draw:text-style-name="P6" draw:layer="layout" svg:width="0.12cm" svg:height="0.12cm" draw:transform="rotate (-1.5707963267949) translate (5.86cm 8.14cm)">
          <text:p/>
        </draw:circle>
        <draw:circle draw:style-name="gr112" draw:text-style-name="P6" draw:layer="layout" svg:width="0.12cm" svg:height="0.12cm" draw:transform="rotate (-1.5707963267949) translate (6.06cm 8.14cm)">
          <text:p/>
        </draw:circle>
        <draw:circle draw:style-name="gr113" draw:text-style-name="P5" draw:layer="layout" svg:width="0.12cm" svg:height="0.12cm" draw:transform="rotate (-1.5707963267949) translate (6.26cm 8.14cm)">
          <text:p/>
        </draw:circle>
        <draw:circle draw:style-name="gr114" draw:text-style-name="P6" draw:layer="layout" svg:width="0.12cm" svg:height="0.12cm" draw:transform="rotate (-1.5707963267949) translate (5.86cm 7.94cm)">
          <text:p/>
        </draw:circle>
        <draw:circle draw:style-name="gr115" draw:text-style-name="P6" draw:layer="layout" svg:width="0.12cm" svg:height="0.12cm" draw:transform="rotate (-1.5707963267949) translate (6.06cm 7.94cm)">
          <text:p/>
        </draw:circle>
        <draw:circle draw:style-name="gr116" draw:text-style-name="P7" draw:layer="layout" svg:width="0.12cm" svg:height="0.12cm" draw:transform="rotate (-1.5707963267949) translate (6.26cm 7.94cm)">
          <text:p/>
        </draw:circle>
        <draw:circle draw:style-name="gr117" draw:text-style-name="P6" draw:layer="layout" svg:width="0.12cm" svg:height="0.12cm" draw:transform="rotate (-1.5707963267949) translate (6.46cm 8.14cm)">
          <text:p/>
        </draw:circle>
        <draw:circle draw:style-name="gr118" draw:text-style-name="P6" draw:layer="layout" svg:width="0.12cm" svg:height="0.12cm" draw:transform="rotate (-1.5707963267949) translate (6.66cm 8.14cm)">
          <text:p/>
        </draw:circle>
        <draw:circle draw:style-name="gr119" draw:text-style-name="P6" draw:layer="layout" svg:width="0.12cm" svg:height="0.12cm" draw:transform="rotate (-1.5707963267949) translate (6.46cm 7.94cm)">
          <text:p/>
        </draw:circle>
        <draw:circle draw:style-name="gr120" draw:text-style-name="P6" draw:layer="layout" svg:width="0.12cm" svg:height="0.12cm" draw:transform="rotate (-1.5707963267949) translate (6.66cm 7.94cm)">
          <text:p/>
        </draw:circle>
        <draw:frame draw:style-name="gr26" draw:text-style-name="P8" draw:layer="layout" svg:width="0.8cm" svg:height="0.379cm" svg:x="5.8cm" svg:y="8.421cm">
          <draw:text-box>
            <text:p><text:span text:style-name="T1">1OUT</text:span></text:p>
          </draw:text-box>
        </draw:frame>
        <draw:polyline draw:style-name="gr27" draw:text-style-name="P9" draw:layer="layout" svg:width="0.893cm" svg:height="0.363cm" draw:transform="rotate (-1.99735479598231) translate (6.6260001637442cm 9.30270852530434cm)" svg:viewBox="0 0 894 364" draw:points="0,248 546,0 712,364 894,281">
          <text:p/>
        </draw:polyline>
        <draw:polyline draw:style-name="gr28" draw:text-style-name="P9" draw:layer="layout" svg:width="0.893cm" svg:height="0.363cm" draw:transform="rotate (-1.99735479598231) translate (6.3883334697868cm 9.28559043775362cm)" svg:viewBox="0 0 894 364" draw:points="0,207 455,0 621,364 894,240">
          <text:p/>
        </draw:polyline>
        <draw:frame draw:style-name="gr121" draw:text-style-name="P19" draw:layer="layout" svg:width="0.115cm" svg:height="0.27cm" svg:x="5.785cm" svg:y="9.105cm">
          <draw:text-box>
            <text:p text:style-name="P17"><text:span text:style-name="T3">1</text:span></text:p>
          </draw:text-box>
        </draw:frame>
        <draw:g draw:style-name="gr3">
          <draw:rect draw:style-name="gr122" draw:text-style-name="P3" draw:layer="layout" svg:width="0.6cm" svg:height="1cm" draw:transform="rotate (-1.5707963267949) translate (11.1cm 8.8cm)">
            <text:p/>
          </draw:rect>
          <draw:rect draw:style-name="gr123" draw:text-style-name="P4" draw:layer="layout" svg:width="0.5cm" svg:height="0.9cm" draw:transform="rotate (-1.5707963267949) translate (11.05cm 8.85cm)">
            <text:p/>
          </draw:rect>
          <draw:rect draw:style-name="gr124" draw:text-style-name="P5" draw:layer="layout" svg:width="0.05cm" svg:height="0.3cm" draw:transform="rotate (-1.5707963267949) translate (10.75cm 9.35cm)">
            <text:p/>
          </draw:rect>
          <draw:circle draw:style-name="gr125" draw:text-style-name="P6" draw:layer="layout" svg:width="0.12cm" svg:height="0.12cm" draw:transform="rotate (-1.5707963267949) translate (10.46cm 9.14cm)">
            <text:p/>
          </draw:circle>
          <draw:circle draw:style-name="gr126" draw:text-style-name="P6" draw:layer="layout" svg:width="0.12cm" svg:height="0.12cm" draw:transform="rotate (-1.5707963267949) translate (10.66cm 9.14cm)">
            <text:p/>
          </draw:circle>
          <draw:circle draw:style-name="gr127" draw:text-style-name="P6" draw:layer="layout" svg:width="0.12cm" svg:height="0.12cm" draw:transform="rotate (-1.5707963267949) translate (10.86cm 9.14cm)">
            <text:p/>
          </draw:circle>
          <draw:circle draw:style-name="gr128" draw:text-style-name="P6" draw:layer="layout" svg:width="0.12cm" svg:height="0.12cm" draw:transform="rotate (-1.5707963267949) translate (10.46cm 8.94cm)">
            <text:p/>
          </draw:circle>
          <draw:circle draw:style-name="gr129" draw:text-style-name="P6" draw:layer="layout" svg:width="0.12cm" svg:height="0.12cm" draw:transform="rotate (-1.5707963267949) translate (10.66cm 8.94cm)">
            <text:p/>
          </draw:circle>
          <draw:circle draw:style-name="gr130" draw:text-style-name="P6" draw:layer="layout" svg:width="0.12cm" svg:height="0.12cm" draw:transform="rotate (-1.5707963267949) translate (10.86cm 8.94cm)">
            <text:p/>
          </draw:circle>
        </draw:g>
        <draw:rect draw:style-name="gr131" draw:text-style-name="P3" draw:layer="layout" svg:width="0.6cm" svg:height="1.4cm" draw:transform="rotate (-1.5707963267949) translate (11.3cm 7.8cm)">
          <text:p/>
        </draw:rect>
        <draw:rect draw:style-name="gr132" draw:text-style-name="P4" draw:layer="layout" svg:width="0.5cm" svg:height="1.3cm" draw:transform="rotate (-1.5707963267949) translate (11.25cm 7.85cm)">
          <text:p/>
        </draw:rect>
        <draw:rect draw:style-name="gr133" draw:text-style-name="P5" draw:layer="layout" svg:width="0.05cm" svg:height="0.3cm" draw:transform="rotate (-1.5707963267949) translate (10.75cm 8.35cm)">
          <text:p/>
        </draw:rect>
        <draw:circle draw:style-name="gr134" draw:text-style-name="P6" draw:layer="layout" svg:width="0.12cm" svg:height="0.12cm" draw:transform="rotate (-1.5707963267949) translate (10.26cm 8.14cm)">
          <text:p/>
        </draw:circle>
        <draw:circle draw:style-name="gr135" draw:text-style-name="P6" draw:layer="layout" svg:width="0.12cm" svg:height="0.12cm" draw:transform="rotate (-1.5707963267949) translate (10.46cm 8.14cm)">
          <text:p/>
        </draw:circle>
        <draw:circle draw:style-name="gr136" draw:text-style-name="P5" draw:layer="layout" svg:width="0.12cm" svg:height="0.12cm" draw:transform="rotate (-1.5707963267949) translate (10.66cm 8.14cm)">
          <text:p/>
        </draw:circle>
        <draw:circle draw:style-name="gr137" draw:text-style-name="P6" draw:layer="layout" svg:width="0.12cm" svg:height="0.12cm" draw:transform="rotate (-1.5707963267949) translate (10.26cm 7.94cm)">
          <text:p/>
        </draw:circle>
        <draw:circle draw:style-name="gr138" draw:text-style-name="P6" draw:layer="layout" svg:width="0.12cm" svg:height="0.12cm" draw:transform="rotate (-1.5707963267949) translate (10.46cm 7.94cm)">
          <text:p/>
        </draw:circle>
        <draw:circle draw:style-name="gr139" draw:text-style-name="P7" draw:layer="layout" svg:width="0.12cm" svg:height="0.12cm" draw:transform="rotate (-1.5707963267949) translate (10.66cm 7.94cm)">
          <text:p/>
        </draw:circle>
        <draw:circle draw:style-name="gr140" draw:text-style-name="P6" draw:layer="layout" svg:width="0.12cm" svg:height="0.12cm" draw:transform="rotate (-1.5707963267949) translate (10.86cm 8.14cm)">
          <text:p/>
        </draw:circle>
        <draw:circle draw:style-name="gr141" draw:text-style-name="P6" draw:layer="layout" svg:width="0.12cm" svg:height="0.12cm" draw:transform="rotate (-1.5707963267949) translate (11.06cm 8.14cm)">
          <text:p/>
        </draw:circle>
        <draw:circle draw:style-name="gr142" draw:text-style-name="P6" draw:layer="layout" svg:width="0.12cm" svg:height="0.12cm" draw:transform="rotate (-1.5707963267949) translate (10.86cm 7.94cm)">
          <text:p/>
        </draw:circle>
        <draw:circle draw:style-name="gr143" draw:text-style-name="P6" draw:layer="layout" svg:width="0.12cm" svg:height="0.12cm" draw:transform="rotate (-1.5707963267949) translate (11.06cm 7.94cm)">
          <text:p/>
        </draw:circle>
        <draw:frame draw:style-name="gr26" draw:text-style-name="P8" draw:layer="layout" svg:width="0.6cm" svg:height="0.379cm" svg:x="10.3cm" svg:y="8.421cm">
          <draw:text-box>
            <text:p><text:span text:style-name="T1">W3</text:span></text:p>
          </draw:text-box>
        </draw:frame>
        <draw:frame draw:style-name="gr144" draw:text-style-name="P19" draw:layer="layout" svg:width="0.115cm" svg:height="0.27cm" svg:x="10.185cm" svg:y="9.105cm">
          <draw:text-box>
            <text:p text:style-name="P17"><text:span text:style-name="T3">1</text:span></text:p>
          </draw:text-box>
        </draw:frame>
        <draw:g draw:style-name="gr3">
          <draw:polygon draw:style-name="gr34" draw:text-style-name="P14" draw:layer="layout" svg:width="0.899cm" svg:height="0.399cm" svg:x="12.8cm" svg:y="10.7cm" svg:viewBox="0 0 900 400" draw:points="900,400 900,0 0,0 0,400">
            <text:p/>
          </draw:polygon>
          <draw:line draw:style-name="gr35" draw:text-style-name="P15" draw:layer="layout" svg:x1="13.7cm" svg:y1="11cm" svg:x2="12.8cm" svg:y2="11cm">
            <text:p/>
          </draw:line>
          <draw:line draw:style-name="gr35" draw:text-style-name="P15" draw:layer="layout" svg:x1="13.7cm" svg:y1="10.8cm" svg:x2="12.8cm" svg:y2="10.8cm">
            <text:p/>
          </draw:line>
        </draw:g>
        <draw:g draw:style-name="gr3">
          <draw:rect draw:style-name="gr145" draw:text-style-name="P3" draw:layer="layout" svg:width="0.6cm" svg:height="1cm" draw:transform="rotate (-1.5707963267949) translate (13.3cm 8.8cm)">
            <text:p/>
          </draw:rect>
          <draw:rect draw:style-name="gr146" draw:text-style-name="P4" draw:layer="layout" svg:width="0.5cm" svg:height="0.9cm" draw:transform="rotate (-1.5707963267949) translate (13.25cm 8.85cm)">
            <text:p/>
          </draw:rect>
          <draw:rect draw:style-name="gr147" draw:text-style-name="P5" draw:layer="layout" svg:width="0.05cm" svg:height="0.3cm" draw:transform="rotate (-1.5707963267949) translate (12.95cm 9.35cm)">
            <text:p/>
          </draw:rect>
          <draw:circle draw:style-name="gr148" draw:text-style-name="P6" draw:layer="layout" svg:width="0.12cm" svg:height="0.12cm" draw:transform="rotate (-1.5707963267949) translate (12.66cm 9.14cm)">
            <text:p/>
          </draw:circle>
          <draw:circle draw:style-name="gr149" draw:text-style-name="P6" draw:layer="layout" svg:width="0.12cm" svg:height="0.12cm" draw:transform="rotate (-1.5707963267949) translate (12.86cm 9.14cm)">
            <text:p/>
          </draw:circle>
          <draw:circle draw:style-name="gr150" draw:text-style-name="P6" draw:layer="layout" svg:width="0.12cm" svg:height="0.12cm" draw:transform="rotate (-1.5707963267949) translate (13.06cm 9.14cm)">
            <text:p/>
          </draw:circle>
          <draw:circle draw:style-name="gr151" draw:text-style-name="P6" draw:layer="layout" svg:width="0.12cm" svg:height="0.12cm" draw:transform="rotate (-1.5707963267949) translate (12.66cm 8.94cm)">
            <text:p/>
          </draw:circle>
          <draw:circle draw:style-name="gr152" draw:text-style-name="P6" draw:layer="layout" svg:width="0.12cm" svg:height="0.12cm" draw:transform="rotate (-1.5707963267949) translate (12.86cm 8.94cm)">
            <text:p/>
          </draw:circle>
          <draw:circle draw:style-name="gr153" draw:text-style-name="P6" draw:layer="layout" svg:width="0.12cm" svg:height="0.12cm" draw:transform="rotate (-1.5707963267949) translate (13.06cm 8.94cm)">
            <text:p/>
          </draw:circle>
        </draw:g>
        <draw:rect draw:style-name="gr154" draw:text-style-name="P3" draw:layer="layout" svg:width="0.6cm" svg:height="1.4cm" draw:transform="rotate (-1.5707963267949) translate (13.5cm 7.8cm)">
          <text:p/>
        </draw:rect>
        <draw:rect draw:style-name="gr155" draw:text-style-name="P4" draw:layer="layout" svg:width="0.5cm" svg:height="1.3cm" draw:transform="rotate (-1.5707963267949) translate (13.45cm 7.85cm)">
          <text:p/>
        </draw:rect>
        <draw:rect draw:style-name="gr156" draw:text-style-name="P5" draw:layer="layout" svg:width="0.05cm" svg:height="0.3cm" draw:transform="rotate (-1.5707963267949) translate (12.95cm 8.35cm)">
          <text:p/>
        </draw:rect>
        <draw:circle draw:style-name="gr157" draw:text-style-name="P6" draw:layer="layout" svg:width="0.12cm" svg:height="0.12cm" draw:transform="rotate (-1.5707963267949) translate (12.46cm 8.14cm)">
          <text:p/>
        </draw:circle>
        <draw:circle draw:style-name="gr158" draw:text-style-name="P6" draw:layer="layout" svg:width="0.12cm" svg:height="0.12cm" draw:transform="rotate (-1.5707963267949) translate (12.66cm 8.14cm)">
          <text:p/>
        </draw:circle>
        <draw:circle draw:style-name="gr159" draw:text-style-name="P5" draw:layer="layout" svg:width="0.12cm" svg:height="0.12cm" draw:transform="rotate (-1.5707963267949) translate (12.86cm 8.14cm)">
          <text:p/>
        </draw:circle>
        <draw:circle draw:style-name="gr160" draw:text-style-name="P6" draw:layer="layout" svg:width="0.12cm" svg:height="0.12cm" draw:transform="rotate (-1.5707963267949) translate (12.46cm 7.94cm)">
          <text:p/>
        </draw:circle>
        <draw:circle draw:style-name="gr161" draw:text-style-name="P6" draw:layer="layout" svg:width="0.12cm" svg:height="0.12cm" draw:transform="rotate (-1.5707963267949) translate (12.66cm 7.94cm)">
          <text:p/>
        </draw:circle>
        <draw:circle draw:style-name="gr162" draw:text-style-name="P7" draw:layer="layout" svg:width="0.12cm" svg:height="0.12cm" draw:transform="rotate (-1.5707963267949) translate (12.86cm 7.94cm)">
          <text:p/>
        </draw:circle>
        <draw:circle draw:style-name="gr163" draw:text-style-name="P6" draw:layer="layout" svg:width="0.12cm" svg:height="0.12cm" draw:transform="rotate (-1.5707963267949) translate (13.06cm 8.14cm)">
          <text:p/>
        </draw:circle>
        <draw:circle draw:style-name="gr164" draw:text-style-name="P6" draw:layer="layout" svg:width="0.12cm" svg:height="0.12cm" draw:transform="rotate (-1.5707963267949) translate (13.26cm 8.14cm)">
          <text:p/>
        </draw:circle>
        <draw:circle draw:style-name="gr165" draw:text-style-name="P6" draw:layer="layout" svg:width="0.12cm" svg:height="0.12cm" draw:transform="rotate (-1.5707963267949) translate (13.06cm 7.94cm)">
          <text:p/>
        </draw:circle>
        <draw:circle draw:style-name="gr166" draw:text-style-name="P6" draw:layer="layout" svg:width="0.12cm" svg:height="0.12cm" draw:transform="rotate (-1.5707963267949) translate (13.26cm 7.94cm)">
          <text:p/>
        </draw:circle>
        <draw:frame draw:style-name="gr26" draw:text-style-name="P8" draw:layer="layout" svg:width="0.6cm" svg:height="0.38cm" svg:x="12.5cm" svg:y="8.42cm">
          <draw:text-box>
            <text:p><text:span text:style-name="T1">2IO</text:span></text:p>
          </draw:text-box>
        </draw:frame>
        <draw:frame draw:style-name="gr167" draw:text-style-name="P19" draw:layer="layout" svg:width="0.115cm" svg:height="0.27cm" svg:x="12.385cm" svg:y="9.105cm">
          <draw:text-box>
            <text:p text:style-name="P17"><text:span text:style-name="T3">1</text:span></text:p>
          </draw:text-box>
        </draw:frame>
        <draw:g draw:style-name="gr3">
          <draw:polygon draw:style-name="gr34" draw:text-style-name="P14" draw:layer="layout" svg:width="0.899cm" svg:height="0.399cm" svg:x="11.9cm" svg:y="10.7cm" svg:viewBox="0 0 900 400" draw:points="900,400 900,0 0,0 0,400">
            <text:p/>
          </draw:polygon>
          <draw:line draw:style-name="gr35" draw:text-style-name="P15" draw:layer="layout" svg:x1="12.8cm" svg:y1="11cm" svg:x2="11.9cm" svg:y2="11cm">
            <text:p/>
          </draw:line>
          <draw:line draw:style-name="gr35" draw:text-style-name="P15" draw:layer="layout" svg:x1="12.8cm" svg:y1="10.8cm" svg:x2="11.9cm" svg:y2="10.8cm">
            <text:p/>
          </draw:line>
        </draw:g>
        <draw:rect draw:style-name="gr168" draw:text-style-name="P25" draw:layer="layout" svg:width="0.2cm" svg:height="0.1cm" svg:x="12.7cm" svg:y="10.75cm">
          <text:p/>
        </draw:rect>
        <draw:rect draw:style-name="gr168" draw:text-style-name="P25" draw:layer="layout" svg:width="0.2cm" svg:height="0.1cm" svg:x="12.7cm" svg:y="10.95cm">
          <text:p/>
        </draw:rect>
        <draw:polyline draw:style-name="gr169" draw:text-style-name="P9" draw:layer="layout" svg:width="0.299cm" svg:height="0.999cm" svg:x="12.4cm" svg:y="9cm" svg:viewBox="0 0 300 1000" draw:points="200,0 300,100 300,800 0,800 0,1000">
          <text:p/>
        </draw:polyline>
        <draw:polyline draw:style-name="gr170" draw:text-style-name="P9" draw:layer="layout" svg:width="0.099cm" svg:height="2.599cm" svg:x="10.4cm" svg:y="9.2cm" svg:viewBox="0 0 100 2600" draw:points="0,0 0,2600 100,2300">
          <text:p/>
        </draw:polyline>
        <draw:polyline draw:style-name="gr171" draw:text-style-name="P9" draw:layer="layout" svg:width="0.099cm" svg:height="2.599cm" svg:x="10.6cm" svg:y="9.2cm" svg:viewBox="0 0 100 2600" draw:points="0,0 0,2600 100,2300">
          <text:p/>
        </draw:polyline>
        <draw:polyline draw:style-name="gr172" draw:text-style-name="P9" draw:layer="layout" svg:width="0.099cm" svg:height="2.599cm" svg:x="10.8cm" svg:y="9.2cm" svg:viewBox="0 0 100 2600" draw:points="0,0 0,2600 100,2400">
          <text:p/>
        </draw:polyline>
        <draw:polyline draw:style-name="gr173" draw:text-style-name="P9" draw:layer="layout" svg:width="0.099cm" svg:height="1.299cm" svg:x="10.6cm" svg:y="9cm" svg:viewBox="0 0 100 1300" draw:points="0,0 100,100 100,1300">
          <text:p/>
        </draw:polyline>
        <draw:polyline draw:style-name="gr174" draw:text-style-name="P9" draw:layer="layout" svg:width="0.099cm" svg:height="1.199cm" svg:x="10.8cm" svg:y="9cm" svg:viewBox="0 0 100 1200" draw:points="0,0 100,100 100,1200">
          <text:p/>
        </draw:polyline>
        <draw:g draw:style-name="gr30">
          <draw:polygon draw:style-name="gr175" draw:text-style-name="P26" draw:layer="layout" svg:width="1.499cm" svg:height="0.81cm" svg:x="10cm" svg:y="10.302cm" svg:viewBox="0 0 1500 811" draw:points="1500,409 1400,0 0,401 0,811">
            <text:p/>
          </draw:polygon>
          <draw:polygon draw:style-name="gr31" draw:text-style-name="P11" draw:layer="layout" svg:width="1.499cm" svg:height="0.81cm" draw:transform="rotate (-3.14159265358979) translate (11.5cm 11.5119883040936cm)" svg:viewBox="0 0 1500 811" draw:points="0,409 100,0 1500,401 1500,811">
            <text:p/>
          </draw:polygon>
          <draw:g draw:style-name="gr3">
            <draw:polygon draw:style-name="gr32" draw:text-style-name="P12" draw:layer="layout" svg:width="1.351cm" svg:height="0.204cm" draw:transform="skewX (-0.0109955742875643) rotate (-0.268082573106329) translate (10.0396309743891cm 11.1417837965726cm)" svg:viewBox="0 0 1352 205" draw:points="0,1 0,135 416,203 938,205 1352,103 1352,0">
              <text:p/>
            </draw:polygon>
            <draw:rect draw:style-name="gr33" draw:text-style-name="P13" draw:layer="layout" svg:width="0.303cm" svg:height="0.098cm" draw:transform="skewX (-0.0101229096615671) rotate (-0.267384441405532) translate (10.821cm 11.393cm)">
              <text:p/>
            </draw:rect>
          </draw:g>
          <draw:g draw:style-name="gr3">
            <draw:polygon draw:style-name="gr34" draw:text-style-name="P14" draw:layer="layout" svg:width="1.799cm" svg:height="0.408cm" draw:transform="rotate (-3.14159265358979) translate (11.5cm 11.1026315789474cm)" svg:viewBox="0 0 1800 409" draw:points="0,409 0,0 1800,0 1799,409">
              <text:p/>
            </draw:polygon>
            <draw:line draw:style-name="gr35" draw:text-style-name="P15" draw:layer="layout" svg:x1="11.5cm" svg:y1="10.796cm" svg:x2="9.7cm" svg:y2="10.796cm">
              <text:p/>
            </draw:line>
            <draw:line draw:style-name="gr35" draw:text-style-name="P15" draw:layer="layout" svg:x1="11.5cm" svg:y1="11cm" svg:x2="9.7cm" svg:y2="11cm">
              <text:p/>
            </draw:line>
          </draw:g>
          <draw:line draw:style-name="gr35" draw:text-style-name="P15" draw:layer="layout" svg:x1="11.426cm" svg:y1="11.405cm" svg:x2="10.1cm" svg:y2="11.008cm">
            <text:p/>
          </draw:line>
          <draw:line draw:style-name="gr35" draw:text-style-name="P15" draw:layer="layout" svg:x1="11.475cm" svg:y1="11.207cm" svg:x2="10.1cm" svg:y2="10.804cm">
            <text:p/>
          </draw:line>
          <draw:line draw:style-name="gr35" draw:text-style-name="P15" draw:layer="layout" svg:x1="11.427cm" svg:y1="10.408cm" svg:x2="10.101cm" svg:y2="10.805cm">
            <text:p/>
          </draw:line>
          <draw:line draw:style-name="gr35" draw:text-style-name="P15" draw:layer="layout" svg:x1="11.476cm" svg:y1="10.606cm" svg:x2="10.101cm" svg:y2="11.009cm">
            <text:p/>
          </draw:line>
          <draw:g draw:style-name="gr3">
            <draw:polygon draw:style-name="gr32" draw:text-style-name="P12" draw:layer="layout" svg:width="1.35cm" svg:height="0.208cm" draw:transform="skewX (0.0191986217719375) rotate (-2.86548156592429) translate (11.3324551900144cm 10.3023556147575cm)" svg:viewBox="0 0 1351 209" draw:points="1351,0 1350,138 935,207 414,209 0,106 0,1">
              <text:p/>
            </draw:polygon>
            <draw:rect draw:style-name="gr33" draw:text-style-name="P13" draw:layer="layout" svg:width="0.301cm" svg:height="0.1cm" draw:transform="skewX (0.0300196631343025) rotate (-2.86600516469989) translate (10.526cm 10.493cm)">
              <text:p/>
            </draw:rect>
          </draw:g>
        </draw:g>
        <draw:circle draw:style-name="gr29" draw:text-style-name="P10" draw:layer="layout" svg:width="0.1cm" svg:height="0.1cm" svg:x="12.15cm" svg:y="10cm">
          <text:p/>
        </draw:circle>
        <draw:circle draw:style-name="gr29" draw:text-style-name="P10" draw:layer="layout" svg:width="0.1cm" svg:height="0.1cm" svg:x="12.35cm" svg:y="10cm">
          <text:p/>
        </draw:circle>
        <draw:circle draw:style-name="gr29" draw:text-style-name="P10" draw:layer="layout" svg:width="0.1cm" svg:height="0.1cm" svg:x="13.15cm" svg:y="10cm">
          <text:p/>
        </draw:circle>
        <draw:circle draw:style-name="gr29" draw:text-style-name="P10" draw:layer="layout" svg:width="0.1cm" svg:height="0.1cm" svg:x="13.35cm" svg:y="10cm">
          <text:p/>
        </draw:circle>
        <draw:frame draw:style-name="gr26" draw:text-style-name="P8" draw:layer="layout" svg:width="0.7cm" svg:height="0.6cm" svg:x="12.5cm" svg:y="11.2cm">
          <draw:text-box>
            <text:p><text:span text:style-name="T1">DT</text:span></text:p>
            <text:p><text:span text:style-name="T1">DCC 41</text:span></text:p>
          </draw:text-box>
        </draw:frame>
        <draw:frame draw:style-name="gr26" draw:text-style-name="P8" draw:layer="layout" svg:width="1.4cm" svg:height="0.6cm" svg:x="9.3cm" svg:y="11.5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26" draw:text-style-name="P8" draw:layer="layout" svg:width="0.7cm" svg:height="0.6cm" svg:x="7.8cm" svg:y="11.2cm">
          <draw:text-box>
            <text:p><text:span text:style-name="T1">T2</text:span></text:p>
            <text:p><text:span text:style-name="T1">DCC 21</text:span></text:p>
          </draw:text-box>
        </draw:frame>
        <draw:frame draw:style-name="gr26" draw:text-style-name="P8" draw:layer="layout" svg:width="0.7cm" svg:height="0.6cm" svg:x="5.6cm" svg:y="11.2cm">
          <draw:text-box>
            <text:p><text:span text:style-name="T1">UC</text:span></text:p>
            <text:p><text:span text:style-name="T1">DCC 11</text:span></text:p>
          </draw:text-box>
        </draw:frame>
        <draw:circle draw:style-name="gr176" draw:text-style-name="P27" draw:layer="layout" svg:width="0.1cm" svg:height="0.1cm" draw:transform="rotate (-3.14159265358979) translate (13.25cm 10.853cm)">
          <text:p/>
        </draw:circle>
        <draw:line draw:style-name="gr27" draw:text-style-name="P9" draw:layer="layout" svg:x1="13.2cm" svg:y1="10.1cm" svg:x2="13.2cm" svg:y2="10.8cm">
          <text:p/>
        </draw:line>
        <draw:line draw:style-name="gr177" draw:text-style-name="P9" draw:layer="layout" svg:x1="13.4cm" svg:y1="10.1cm" svg:x2="13.4cm" svg:y2="11cm">
          <text:p/>
        </draw:line>
        <draw:circle draw:style-name="gr178" draw:text-style-name="P28" draw:layer="layout" svg:width="0.1cm" svg:height="0.1cm" draw:transform="rotate (-3.14159265358979) translate (13.45cm 11.053cm)">
          <text:p/>
        </draw:circle>
        <draw:circle draw:style-name="gr176" draw:text-style-name="P27" draw:layer="layout" svg:width="0.1cm" svg:height="0.1cm" draw:transform="rotate (-3.14159265358979) translate (12.25cm 10.853cm)">
          <text:p/>
        </draw:circle>
        <draw:line draw:style-name="gr27" draw:text-style-name="P9" draw:layer="layout" svg:x1="12.2cm" svg:y1="10.1cm" svg:x2="12.2cm" svg:y2="10.8cm">
          <text:p/>
        </draw:line>
        <draw:line draw:style-name="gr177" draw:text-style-name="P9" draw:layer="layout" svg:x1="12.4cm" svg:y1="11cm" svg:x2="12.4cm" svg:y2="10.1cm">
          <text:p/>
        </draw:line>
        <draw:circle draw:style-name="gr178" draw:text-style-name="P28" draw:layer="layout" svg:width="0.1cm" svg:height="0.1cm" draw:transform="rotate (-3.14159265358979) translate (12.45cm 11.053cm)">
          <text:p/>
        </draw:circle>
        <draw:polyline draw:style-name="gr170" draw:text-style-name="P9" draw:layer="layout" svg:width="0.399cm" svg:height="0.798cm" svg:x="12.2cm" svg:y="9.201cm" svg:viewBox="0 0 400 799" draw:points="400,0 400,499 0,499 0,799">
          <text:p/>
        </draw:polyline>
        <draw:polyline draw:style-name="gr169" draw:text-style-name="P9" draw:layer="layout" svg:width="0.099cm" svg:height="1.299cm" svg:x="10.4cm" svg:y="9cm" svg:viewBox="0 0 100 1300" draw:points="0,0 100,100 100,1300">
          <text:p/>
        </draw:polyline>
        <draw:polyline draw:style-name="gr172" draw:text-style-name="P9" draw:layer="layout" svg:width="0.199cm" svg:height="0.799cm" svg:x="13cm" svg:y="9.2cm" svg:viewBox="0 0 200 800" draw:points="0,0 0,600 200,600 200,800">
          <text:p/>
        </draw:polyline>
        <draw:polyline draw:style-name="gr174" draw:text-style-name="P9" draw:layer="layout" svg:width="0.399cm" svg:height="0.999cm" svg:x="13cm" svg:y="9cm" svg:viewBox="0 0 400 1000" draw:points="0,0 100,100 100,700 400,700 400,1000">
          <text:p/>
        </draw:polyline>
        <draw:circle draw:style-name="gr29" draw:text-style-name="P10" draw:layer="layout" svg:width="0.1cm" svg:height="0.1cm" svg:x="10.35cm" svg:y="10cm">
          <text:p/>
        </draw:circle>
        <draw:circle draw:style-name="gr29" draw:text-style-name="P10" draw:layer="layout" svg:width="0.1cm" svg:height="0.1cm" svg:x="10.45cm" svg:y="10cm">
          <text:p/>
        </draw:circle>
        <draw:circle draw:style-name="gr29" draw:text-style-name="P10" draw:layer="layout" svg:width="0.1cm" svg:height="0.1cm" svg:x="10.55cm" svg:y="10cm">
          <text:p/>
        </draw:circle>
        <draw:circle draw:style-name="gr29" draw:text-style-name="P10" draw:layer="layout" svg:width="0.1cm" svg:height="0.1cm" svg:x="10.65cm" svg:y="10cm">
          <text:p/>
        </draw:circle>
        <draw:circle draw:style-name="gr29" draw:text-style-name="P10" draw:layer="layout" svg:width="0.1cm" svg:height="0.1cm" svg:x="10.75cm" svg:y="10cm">
          <text:p/>
        </draw:circle>
        <draw:circle draw:style-name="gr29" draw:text-style-name="P10" draw:layer="layout" svg:width="0.1cm" svg:height="0.1cm" svg:x="10.85cm" svg:y="10cm">
          <text:p/>
        </draw:circle>
        <draw:line draw:style-name="gr179" draw:text-style-name="P16" draw:layer="layout" svg:x1="13.5cm" svg:y1="3cm" svg:x2="13.5cm" svg:y2="2cm">
          <text:p/>
        </draw:line>
        <draw:circle draw:style-name="gr180" draw:text-style-name="P29" draw:layer="layout" svg:width="0.1cm" svg:height="0.1cm" svg:x="13.45cm" svg:y="1.95cm">
          <text:p/>
        </draw:circle>
        <draw:g draw:style-name="gr3">
          <draw:line draw:style-name="gr181" draw:text-style-name="P30" draw:layer="layout" svg:x1="13.65cm" svg:y1="3.15cm" svg:x2="13.85cm" svg:y2="3.25cm">
            <text:p/>
          </draw:line>
          <draw:line draw:style-name="gr181" draw:text-style-name="P30" draw:layer="layout" svg:x1="13.65cm" svg:y1="3.05cm" svg:x2="13.85cm" svg:y2="3.15cm">
            <text:p/>
          </draw:line>
        </draw:g>
        <draw:line draw:style-name="gr182" draw:text-style-name="P9" draw:layer="layout" svg:x1="13.4cm" svg:y1="3.2cm" svg:x2="13.6cm" svg:y2="3.2cm">
          <text:p/>
        </draw:line>
        <draw:polygon draw:style-name="gr183" draw:text-style-name="P31" draw:layer="layout" svg:width="0.199cm" svg:height="0.199cm" svg:x="13.4cm" svg:y="3cm" svg:viewBox="0 0 200 200" draw:points="0,0 200,0 100,200">
          <text:p/>
        </draw:polygon>
        <draw:rect draw:style-name="gr184" draw:text-style-name="P10" draw:layer="layout" svg:width="0.201cm" svg:height="0.501cm" draw:transform="rotate (1.5707963267949) translate (12.699cm 3.501cm)">
          <text:p/>
        </draw:rect>
        <draw:polyline draw:style-name="gr182" draw:text-style-name="P9" draw:layer="layout" svg:width="0.366cm" svg:height="0.393cm" draw:transform="rotate (-2.96182374063438) translate (13.5703683296809cm 3.3872119071478cm)" svg:viewBox="0 0 367 394" draw:points="0,394 72,0 367,54">
          <text:p/>
        </draw:polyline>
        <draw:frame draw:style-name="gr185" draw:text-style-name="P19" draw:layer="layout" svg:width="0.24cm" svg:height="0.27cm" svg:x="12.785cm" svg:y="3.005cm">
          <draw:text-box>
            <text:p text:style-name="P17"><text:span text:style-name="T3">330</text:span></text:p>
          </draw:text-box>
        </draw:frame>
        <draw:frame draw:style-name="gr26" draw:text-style-name="P8" draw:layer="layout" svg:width="0.7cm" svg:height="0.3cm" svg:x="12.6cm" svg:y="3.5cm">
          <draw:text-box>
            <text:p><text:span text:style-name="T1">BL, DCC 51</text:span></text:p>
          </draw:text-box>
        </draw:frame>
        <draw:frame draw:style-name="gr186" draw:text-style-name="P19" draw:layer="layout" svg:width="0.115cm" svg:height="0.27cm" svg:x="12.186cm" svg:y="8.105cm">
          <draw:text-box>
            <text:p text:style-name="P17"><text:span text:style-name="T3">1</text:span></text:p>
          </draw:text-box>
        </draw:frame>
        <draw:frame draw:style-name="gr187" draw:text-style-name="P19" draw:layer="layout" svg:width="0.115cm" svg:height="0.27cm" svg:x="9.987cm" svg:y="8.105cm">
          <draw:text-box>
            <text:p text:style-name="P17"><text:span text:style-name="T3">1</text:span></text:p>
          </draw:text-box>
        </draw:frame>
        <draw:frame draw:style-name="gr188" draw:text-style-name="P19" draw:layer="layout" svg:width="0.115cm" svg:height="0.27cm" svg:x="7.788cm" svg:y="8.105cm">
          <draw:text-box>
            <text:p text:style-name="P17"><text:span text:style-name="T3">1</text:span></text:p>
          </draw:text-box>
        </draw:frame>
        <draw:frame draw:style-name="gr189" draw:text-style-name="P19" draw:layer="layout" svg:width="0.115cm" svg:height="0.27cm" svg:x="5.589cm" svg:y="8.105cm">
          <draw:text-box>
            <text:p text:style-name="P17"><text:span text:style-name="T3">1</text:span></text:p>
          </draw:text-box>
        </draw:frame>
        <draw:rect draw:style-name="gr1" draw:text-style-name="P1" draw:layer="layout" svg:width="1.6cm" svg:height="1.8cm" svg:x="9.6cm" svg:y="16.7cm">
          <text:p/>
        </draw:rect>
        <draw:rect draw:style-name="gr1" draw:text-style-name="P1" draw:layer="layout" svg:width="1.6cm" svg:height="1.8cm" svg:x="11.4cm" svg:y="16.7cm">
          <text:p/>
        </draw:rect>
        <draw:rect draw:style-name="gr1" draw:text-style-name="P1" draw:layer="layout" svg:width="1.6cm" svg:height="1.8cm" svg:x="7.8cm" svg:y="16.7cm">
          <text:p/>
        </draw:rect>
        <draw:rect draw:style-name="gr1" draw:text-style-name="P1" draw:layer="layout" svg:width="1.6cm" svg:height="1.8cm" svg:x="6cm" svg:y="16.7cm">
          <text:p/>
        </draw:rect>
        <draw:g draw:style-name="gr3">
          <draw:rect draw:style-name="gr190" draw:text-style-name="P3" draw:layer="layout" svg:width="0.6cm" svg:height="1cm" draw:transform="rotate (-1.5707963267949) translate (10.9cm 17.8cm)">
            <text:p/>
          </draw:rect>
          <draw:rect draw:style-name="gr191" draw:text-style-name="P4" draw:layer="layout" svg:width="0.5cm" svg:height="0.9cm" draw:transform="rotate (-1.5707963267949) translate (10.85cm 17.85cm)">
            <text:p/>
          </draw:rect>
          <draw:rect draw:style-name="gr192" draw:text-style-name="P5" draw:layer="layout" svg:width="0.05cm" svg:height="0.3cm" draw:transform="rotate (-1.5707963267949) translate (10.55cm 18.35cm)">
            <text:p/>
          </draw:rect>
          <draw:circle draw:style-name="gr193" draw:text-style-name="P6" draw:layer="layout" svg:width="0.12cm" svg:height="0.12cm" draw:transform="rotate (-1.5707963267949) translate (10.26cm 18.14cm)">
            <text:p/>
          </draw:circle>
          <draw:circle draw:style-name="gr194" draw:text-style-name="P6" draw:layer="layout" svg:width="0.12cm" svg:height="0.12cm" draw:transform="rotate (-1.5707963267949) translate (10.46cm 18.14cm)">
            <text:p/>
          </draw:circle>
          <draw:circle draw:style-name="gr195" draw:text-style-name="P6" draw:layer="layout" svg:width="0.12cm" svg:height="0.12cm" draw:transform="rotate (-1.5707963267949) translate (10.66cm 18.14cm)">
            <text:p/>
          </draw:circle>
          <draw:circle draw:style-name="gr196" draw:text-style-name="P6" draw:layer="layout" svg:width="0.12cm" svg:height="0.12cm" draw:transform="rotate (-1.5707963267949) translate (10.26cm 17.94cm)">
            <text:p/>
          </draw:circle>
          <draw:circle draw:style-name="gr197" draw:text-style-name="P6" draw:layer="layout" svg:width="0.12cm" svg:height="0.12cm" draw:transform="rotate (-1.5707963267949) translate (10.46cm 17.94cm)">
            <text:p/>
          </draw:circle>
          <draw:circle draw:style-name="gr198" draw:text-style-name="P6" draw:layer="layout" svg:width="0.12cm" svg:height="0.12cm" draw:transform="rotate (-1.5707963267949) translate (10.66cm 17.94cm)">
            <text:p/>
          </draw:circle>
        </draw:g>
        <draw:rect draw:style-name="gr199" draw:text-style-name="P3" draw:layer="layout" svg:width="0.6cm" svg:height="1.4cm" draw:transform="rotate (-1.5707963267949) translate (11.1cm 16.8cm)">
          <text:p/>
        </draw:rect>
        <draw:rect draw:style-name="gr200" draw:text-style-name="P4" draw:layer="layout" svg:width="0.5cm" svg:height="1.3cm" draw:transform="rotate (-1.5707963267949) translate (11.05cm 16.85cm)">
          <text:p/>
        </draw:rect>
        <draw:rect draw:style-name="gr201" draw:text-style-name="P5" draw:layer="layout" svg:width="0.05cm" svg:height="0.3cm" draw:transform="rotate (-1.5707963267949) translate (10.55cm 17.35cm)">
          <text:p/>
        </draw:rect>
        <draw:circle draw:style-name="gr202" draw:text-style-name="P6" draw:layer="layout" svg:width="0.12cm" svg:height="0.12cm" draw:transform="rotate (-1.5707963267949) translate (10.06cm 17.14cm)">
          <text:p/>
        </draw:circle>
        <draw:circle draw:style-name="gr203" draw:text-style-name="P6" draw:layer="layout" svg:width="0.12cm" svg:height="0.12cm" draw:transform="rotate (-1.5707963267949) translate (10.26cm 17.14cm)">
          <text:p/>
        </draw:circle>
        <draw:circle draw:style-name="gr204" draw:text-style-name="P5" draw:layer="layout" svg:width="0.12cm" svg:height="0.12cm" draw:transform="rotate (-1.5707963267949) translate (10.46cm 17.14cm)">
          <text:p/>
        </draw:circle>
        <draw:circle draw:style-name="gr205" draw:text-style-name="P6" draw:layer="layout" svg:width="0.12cm" svg:height="0.12cm" draw:transform="rotate (-1.5707963267949) translate (10.06cm 16.94cm)">
          <text:p/>
        </draw:circle>
        <draw:circle draw:style-name="gr206" draw:text-style-name="P6" draw:layer="layout" svg:width="0.12cm" svg:height="0.12cm" draw:transform="rotate (-1.5707963267949) translate (10.26cm 16.94cm)">
          <text:p/>
        </draw:circle>
        <draw:circle draw:style-name="gr207" draw:text-style-name="P7" draw:layer="layout" svg:width="0.12cm" svg:height="0.12cm" draw:transform="rotate (-1.5707963267949) translate (10.46cm 16.94cm)">
          <text:p/>
        </draw:circle>
        <draw:circle draw:style-name="gr208" draw:text-style-name="P6" draw:layer="layout" svg:width="0.12cm" svg:height="0.12cm" draw:transform="rotate (-1.5707963267949) translate (10.66cm 17.14cm)">
          <text:p/>
        </draw:circle>
        <draw:circle draw:style-name="gr209" draw:text-style-name="P6" draw:layer="layout" svg:width="0.12cm" svg:height="0.12cm" draw:transform="rotate (-1.5707963267949) translate (10.86cm 17.14cm)">
          <text:p/>
        </draw:circle>
        <draw:circle draw:style-name="gr210" draw:text-style-name="P6" draw:layer="layout" svg:width="0.12cm" svg:height="0.12cm" draw:transform="rotate (-1.5707963267949) translate (10.66cm 16.94cm)">
          <text:p/>
        </draw:circle>
        <draw:circle draw:style-name="gr211" draw:text-style-name="P6" draw:layer="layout" svg:width="0.12cm" svg:height="0.12cm" draw:transform="rotate (-1.5707963267949) translate (10.86cm 16.94cm)">
          <text:p/>
        </draw:circle>
        <draw:frame draw:style-name="gr26" draw:text-style-name="P8" draw:layer="layout" svg:width="0.6cm" svg:height="0.379cm" svg:x="10.1cm" svg:y="17.421cm">
          <draw:text-box>
            <text:p><text:span text:style-name="T1">W2</text:span></text:p>
          </draw:text-box>
        </draw:frame>
        <draw:line draw:style-name="gr27" draw:text-style-name="P9" draw:layer="layout" svg:x1="10.6cm" svg:y1="18.2cm" svg:x2="10.6cm" svg:y2="19cm">
          <text:p/>
        </draw:line>
        <draw:line draw:style-name="gr27" draw:text-style-name="P9" draw:layer="layout" svg:x1="10.2cm" svg:y1="18.2cm" svg:x2="10.2cm" svg:y2="19cm">
          <text:p/>
        </draw:line>
        <draw:line draw:style-name="gr28" draw:text-style-name="P9" draw:layer="layout" svg:x1="10.4cm" svg:y1="18.2cm" svg:x2="10.4cm" svg:y2="19cm">
          <text:p/>
        </draw:line>
        <draw:circle draw:style-name="gr29" draw:text-style-name="P10" draw:layer="layout" svg:width="0.1cm" svg:height="0.1cm" draw:transform="rotate (-3.14159265358979) translate (10.455cm 19.1cm)">
          <text:p/>
        </draw:circle>
        <draw:circle draw:style-name="gr29" draw:text-style-name="P10" draw:layer="layout" svg:width="0.1cm" svg:height="0.1cm" draw:transform="rotate (-3.14159265358979) translate (10.655cm 19.1cm)">
          <text:p/>
        </draw:circle>
        <draw:circle draw:style-name="gr29" draw:text-style-name="P10" draw:layer="layout" svg:width="0.1cm" svg:height="0.1cm" draw:transform="rotate (-3.14159265358979) translate (10.255cm 19.1cm)">
          <text:p/>
        </draw:circle>
        <draw:line draw:style-name="gr27" draw:text-style-name="P9" draw:layer="layout" svg:x1="10.6cm" svg:y1="19.5cm" svg:x2="10.6cm" svg:y2="19.1cm">
          <text:p/>
        </draw:line>
        <draw:line draw:style-name="gr27" draw:text-style-name="P9" draw:layer="layout" svg:x1="10.2cm" svg:y1="19.5cm" svg:x2="10.2cm" svg:y2="19.1cm">
          <text:p/>
        </draw:line>
        <draw:g draw:style-name="gr30">
          <draw:polygon draw:style-name="gr31" draw:text-style-name="P11" draw:layer="layout" svg:width="1.499cm" svg:height="0.791cm" draw:transform="rotate (-3.14159265358979) translate (11.3cm 20.5cm)" svg:viewBox="0 0 1500 792" draw:points="0,400 100,0 1500,392 1500,792">
            <text:p/>
          </draw:polygon>
          <draw:polygon draw:style-name="gr32" draw:text-style-name="P12" draw:layer="layout" svg:width="1.349cm" svg:height="0.199cm" draw:transform="rotate (-3.14159265358979) translate (11.15cm 19.7cm)" svg:viewBox="0 0 1350 200" draw:points="1350,0 1350,132 935,198 414,200 0,101 0,0">
            <text:p/>
          </draw:polygon>
          <draw:rect draw:style-name="gr33" draw:text-style-name="P13" draw:layer="layout" svg:width="0.302cm" svg:height="0.096cm" draw:transform="rotate (-3.14159265358979) translate (10.921cm 19.665cm)">
            <text:p/>
          </draw:rect>
          <draw:g draw:style-name="gr3">
            <draw:polygon draw:style-name="gr34" draw:text-style-name="P14" draw:layer="layout" svg:width="1.799cm" svg:height="0.399cm" draw:transform="rotate (-3.14159265358979) translate (11.3cm 20.1cm)" svg:viewBox="0 0 1800 400" draw:points="0,400 0,0 1800,0 1799,400">
              <text:p/>
            </draw:polygon>
            <draw:line draw:style-name="gr35" draw:text-style-name="P15" draw:layer="layout" svg:x1="11.3cm" svg:y1="19.8cm" svg:x2="9.5cm" svg:y2="19.8cm">
              <text:p/>
            </draw:line>
            <draw:line draw:style-name="gr35" draw:text-style-name="P15" draw:layer="layout" svg:x1="11.3cm" svg:y1="20cm" svg:x2="9.5cm" svg:y2="20cm">
              <text:p/>
            </draw:line>
          </draw:g>
          <draw:line draw:style-name="gr35" draw:text-style-name="P15" draw:layer="layout" svg:x1="11.226cm" svg:y1="20.396cm" svg:x2="9.9cm" svg:y2="20.008cm">
            <text:p/>
          </draw:line>
          <draw:line draw:style-name="gr35" draw:text-style-name="P15" draw:layer="layout" svg:x1="11.275cm" svg:y1="20.202cm" svg:x2="9.9cm" svg:y2="19.808cm">
            <text:p/>
          </draw:line>
        </draw:g>
        <draw:line draw:style-name="gr28" draw:text-style-name="P9" draw:layer="layout" svg:x1="10.4cm" svg:y1="19.5cm" svg:x2="10.4cm" svg:y2="19.1cm">
          <text:p/>
        </draw:line>
        <draw:line draw:style-name="gr212" draw:text-style-name="P16" draw:layer="layout" svg:x1="9.201cm" svg:y1="14.71cm" svg:x2="9.905cm" svg:y2="14.705cm">
          <text:p/>
        </draw:line>
        <draw:line draw:style-name="gr213" draw:text-style-name="P16" draw:layer="layout" svg:x1="9.905cm" svg:y1="15.005cm" svg:x2="9.201cm" svg:y2="15.01cm">
          <text:p/>
        </draw:line>
        <draw:line draw:style-name="gr214" draw:text-style-name="P16" draw:layer="layout" svg:x1="9.198cm" svg:y1="14.408cm" svg:x2="9.905cm" svg:y2="14.405cm">
          <text:p/>
        </draw:line>
        <draw:line draw:style-name="gr215" draw:text-style-name="P16" draw:layer="layout" svg:x1="9.905cm" svg:y1="14.105cm" svg:x2="9.201cm" svg:y2="14.11cm">
          <text:p/>
        </draw:line>
        <draw:line draw:style-name="gr216" draw:text-style-name="P16" draw:layer="layout" svg:x1="6cm" svg:y1="14.71cm" svg:x2="6.7cm" svg:y2="14.71cm">
          <text:p/>
        </draw:line>
        <draw:line draw:style-name="gr217" draw:text-style-name="P16" draw:layer="layout" svg:x1="6.697cm" svg:y1="15.008cm" svg:x2="6cm" svg:y2="15.01cm">
          <text:p/>
        </draw:line>
        <draw:line draw:style-name="gr218" draw:text-style-name="P16" draw:layer="layout" svg:x1="6.9cm" svg:y1="15.11cm" svg:x2="6.9cm" svg:y2="15.31cm">
          <text:p/>
        </draw:line>
        <draw:line draw:style-name="gr219" draw:text-style-name="P16" draw:layer="layout" svg:x1="7.205cm" svg:y1="15.105cm" svg:x2="7.205cm" svg:y2="15.305cm">
          <text:p/>
        </draw:line>
        <draw:line draw:style-name="gr220" draw:text-style-name="P16" draw:layer="layout" svg:x1="7.5cm" svg:y1="15.11cm" svg:x2="7.5cm" svg:y2="15.31cm">
          <text:p/>
        </draw:line>
        <draw:line draw:style-name="gr221" draw:text-style-name="P16" draw:layer="layout" svg:x1="7.8cm" svg:y1="15.11cm" svg:x2="7.8cm" svg:y2="15.31cm">
          <text:p/>
        </draw:line>
        <draw:frame draw:style-name="gr222" draw:text-style-name="P18" draw:layer="layout" svg:width="1.9cm" svg:height="0.35cm" svg:x="7.005cm" svg:y="14.06cm">
          <draw:text-box>
            <text:p text:style-name="P17"><text:span text:style-name="T2">PCF8574-Board</text:span></text:p>
          </draw:text-box>
        </draw:frame>
        <draw:frame draw:style-name="gr223" draw:text-style-name="P19" draw:layer="layout" svg:width="0.24cm" svg:height="0.27cm" svg:x="7.085cm" svg:y="14.805cm">
          <draw:text-box>
            <text:p text:style-name="P17"><text:span text:style-name="T3">P6</text:span></text:p>
          </draw:text-box>
        </draw:frame>
        <draw:line draw:style-name="gr224" draw:text-style-name="P16" draw:layer="layout" svg:x1="8.1cm" svg:y1="15.11cm" svg:x2="8.1cm" svg:y2="15.31cm">
          <text:p/>
        </draw:line>
        <draw:line draw:style-name="gr225" draw:text-style-name="P16" draw:layer="layout" svg:x1="8.4cm" svg:y1="15.11cm" svg:x2="8.4cm" svg:y2="15.31cm">
          <text:p/>
        </draw:line>
        <draw:line draw:style-name="gr226" draw:text-style-name="P16" draw:layer="layout" svg:x1="8.7cm" svg:y1="15.11cm" svg:x2="8.7cm" svg:y2="15.31cm">
          <text:p/>
        </draw:line>
        <draw:line draw:style-name="gr227" draw:text-style-name="P16" draw:layer="layout" svg:x1="9cm" svg:y1="15.11cm" svg:x2="9cm" svg:y2="15.31cm">
          <text:p/>
        </draw:line>
        <draw:frame draw:style-name="gr228" draw:text-style-name="P18" draw:layer="layout" svg:width="2.1cm" svg:height="0.35cm" svg:x="6.9cm" svg:y="14.455cm">
          <draw:text-box>
            <text:p text:style-name="P17"><text:span text:style-name="T2">pcf8574_out: 0x20</text:span></text:p>
          </draw:text-box>
        </draw:frame>
        <draw:polyline draw:style-name="gr229" draw:text-style-name="P16" draw:layer="layout" svg:width="2.099cm" svg:height="0.399cm" svg:x="6.905cm" svg:y="14.005cm" svg:viewBox="0 0 2100 400" draw:points="2100,0 2100,400 0,400 0,0">
          <text:p/>
        </draw:polyline>
        <draw:frame draw:style-name="gr230" draw:text-style-name="P20" draw:layer="layout" svg:width="0.5cm" svg:height="0.3cm" svg:x="9.3cm" svg:y="14.15cm">
          <draw:text-box>
            <text:p text:style-name="P17"><text:span text:style-name="T4">GND</text:span></text:p>
          </draw:text-box>
        </draw:frame>
        <draw:line draw:style-name="gr231" draw:text-style-name="P16" draw:layer="layout" svg:x1="12.4cm" svg:y1="14.71cm" svg:x2="13.1cm" svg:y2="14.71cm">
          <text:p/>
        </draw:line>
        <draw:line draw:style-name="gr232" draw:text-style-name="P16" draw:layer="layout" svg:x1="13.1cm" svg:y1="15.01cm" svg:x2="12.4cm" svg:y2="15.01cm">
          <text:p/>
        </draw:line>
        <draw:line draw:style-name="gr233" draw:text-style-name="P16" draw:layer="layout" svg:x1="12.397cm" svg:y1="14.408cm" svg:x2="13.1cm" svg:y2="14.41cm">
          <text:p/>
        </draw:line>
        <draw:line draw:style-name="gr234" draw:text-style-name="P16" draw:layer="layout" svg:x1="13.1cm" svg:y1="14.11cm" svg:x2="12.4cm" svg:y2="14.11cm">
          <text:p/>
        </draw:line>
        <draw:frame draw:style-name="gr235" draw:text-style-name="P21" draw:layer="layout" svg:width="0.4cm" svg:height="0.35cm" svg:x="9.3cm" svg:y="13.8cm">
          <draw:text-box>
            <text:p text:style-name="P17"><text:span text:style-name="T5">+5V</text:span></text:p>
          </draw:text-box>
        </draw:frame>
        <draw:frame draw:style-name="gr236" draw:text-style-name="P20" draw:layer="layout" svg:width="0.5cm" svg:height="0.3cm" svg:x="12.5cm" svg:y="14.15cm">
          <draw:text-box>
            <text:p text:style-name="P17"><text:span text:style-name="T4">GND</text:span></text:p>
          </draw:text-box>
        </draw:frame>
        <draw:frame draw:style-name="gr237" draw:text-style-name="P22" draw:layer="layout" svg:width="0.5cm" svg:height="0.26cm" svg:x="12.5cm" svg:y="14.76cm">
          <draw:text-box>
            <text:p text:style-name="P17"><text:span text:style-name="T6">SCL</text:span></text:p>
          </draw:text-box>
        </draw:frame>
        <draw:frame draw:style-name="gr238" draw:text-style-name="P23" draw:layer="layout" svg:width="0.5cm" svg:height="0.24cm" svg:x="12.5cm" svg:y="14.48cm">
          <draw:text-box>
            <text:p text:style-name="P17"><text:span text:style-name="T7">SDA</text:span></text:p>
          </draw:text-box>
        </draw:frame>
        <draw:frame draw:style-name="gr239" draw:text-style-name="P21" draw:layer="layout" svg:width="0.4cm" svg:height="0.35cm" svg:x="12.5cm" svg:y="13.8cm">
          <draw:text-box>
            <text:p text:style-name="P17"><text:span text:style-name="T5">+5V</text:span></text:p>
          </draw:text-box>
        </draw:frame>
        <draw:rect draw:style-name="gr240" draw:text-style-name="P24" draw:layer="layout" svg:width="2.5cm" svg:height="1.1cm" svg:x="6.705cm" svg:y="14.01cm">
          <text:p/>
        </draw:rect>
        <draw:frame draw:style-name="gr241" draw:text-style-name="P22" draw:layer="layout" svg:width="0.5cm" svg:height="0.28cm" svg:x="6.107cm" svg:y="14.77cm">
          <draw:text-box>
            <text:p text:style-name="P17"><text:span text:style-name="T6">SCL</text:span></text:p>
          </draw:text-box>
        </draw:frame>
        <draw:frame draw:style-name="gr242" draw:text-style-name="P23" draw:layer="layout" svg:width="0.5cm" svg:height="0.28cm" svg:x="6.107cm" svg:y="14.467cm">
          <draw:text-box>
            <text:p text:style-name="P17"><text:span text:style-name="T7">SDA</text:span></text:p>
          </draw:text-box>
        </draw:frame>
        <draw:line draw:style-name="gr243" draw:text-style-name="P16" draw:layer="layout" svg:x1="6cm" svg:y1="14.41cm" svg:x2="6.7cm" svg:y2="14.41cm">
          <text:p/>
        </draw:line>
        <draw:line draw:style-name="gr244" draw:text-style-name="P16" draw:layer="layout" svg:x1="6.7cm" svg:y1="14.1cm" svg:x2="5.6cm" svg:y2="14.1cm">
          <text:p/>
        </draw:line>
        <draw:frame draw:style-name="gr245" draw:text-style-name="P20" draw:layer="layout" svg:width="0.5cm" svg:height="0.3cm" svg:x="6.1cm" svg:y="14.15cm">
          <draw:text-box>
            <text:p text:style-name="P17"><text:span text:style-name="T4">GND</text:span></text:p>
          </draw:text-box>
        </draw:frame>
        <draw:frame draw:style-name="gr246" draw:text-style-name="P21" draw:layer="layout" svg:width="0.4cm" svg:height="0.35cm" svg:x="6.1cm" svg:y="13.8cm">
          <draw:text-box>
            <text:p text:style-name="P17"><text:span text:style-name="T5">+5V</text:span></text:p>
          </draw:text-box>
        </draw:frame>
        <draw:frame draw:style-name="gr247" draw:text-style-name="P23" draw:layer="layout" svg:width="0.5cm" svg:height="0.28cm" svg:x="9.307cm" svg:y="14.467cm">
          <draw:text-box>
            <text:p text:style-name="P17"><text:span text:style-name="T7">SDA</text:span></text:p>
          </draw:text-box>
        </draw:frame>
        <draw:frame draw:style-name="gr248" draw:text-style-name="P22" draw:layer="layout" svg:width="0.5cm" svg:height="0.28cm" svg:x="9.307cm" svg:y="14.77cm">
          <draw:text-box>
            <text:p text:style-name="P17"><text:span text:style-name="T6">SCL</text:span></text:p>
          </draw:text-box>
        </draw:frame>
        <draw:frame draw:style-name="gr249" draw:text-style-name="P19" draw:layer="layout" svg:width="0.24cm" svg:height="0.27cm" svg:x="6.785cm" svg:y="14.805cm">
          <draw:text-box>
            <text:p text:style-name="P17"><text:span text:style-name="T3">P7</text:span></text:p>
          </draw:text-box>
        </draw:frame>
        <draw:frame draw:style-name="gr250" draw:text-style-name="P19" draw:layer="layout" svg:width="0.24cm" svg:height="0.27cm" svg:x="7.385cm" svg:y="14.805cm">
          <draw:text-box>
            <text:p text:style-name="P17"><text:span text:style-name="T3">P5</text:span></text:p>
          </draw:text-box>
        </draw:frame>
        <draw:frame draw:style-name="gr251" draw:text-style-name="P19" draw:layer="layout" svg:width="0.24cm" svg:height="0.27cm" svg:x="7.685cm" svg:y="14.805cm">
          <draw:text-box>
            <text:p text:style-name="P17"><text:span text:style-name="T3">P4</text:span></text:p>
          </draw:text-box>
        </draw:frame>
        <draw:frame draw:style-name="gr252" draw:text-style-name="P19" draw:layer="layout" svg:width="0.24cm" svg:height="0.27cm" svg:x="7.985cm" svg:y="14.805cm">
          <draw:text-box>
            <text:p text:style-name="P17"><text:span text:style-name="T3">P3</text:span></text:p>
          </draw:text-box>
        </draw:frame>
        <draw:frame draw:style-name="gr253" draw:text-style-name="P19" draw:layer="layout" svg:width="0.24cm" svg:height="0.27cm" svg:x="8.285cm" svg:y="14.805cm">
          <draw:text-box>
            <text:p text:style-name="P17"><text:span text:style-name="T3">P2</text:span></text:p>
          </draw:text-box>
        </draw:frame>
        <draw:frame draw:style-name="gr254" draw:text-style-name="P19" draw:layer="layout" svg:width="0.24cm" svg:height="0.27cm" svg:x="8.585cm" svg:y="14.805cm">
          <draw:text-box>
            <text:p text:style-name="P17"><text:span text:style-name="T3">P1</text:span></text:p>
          </draw:text-box>
        </draw:frame>
        <draw:frame draw:style-name="gr255" draw:text-style-name="P19" draw:layer="layout" svg:width="0.24cm" svg:height="0.27cm" svg:x="8.885cm" svg:y="14.805cm">
          <draw:text-box>
            <text:p text:style-name="P17"><text:span text:style-name="T3">P0</text:span></text:p>
          </draw:text-box>
        </draw:frame>
        <draw:line draw:style-name="gr256" draw:text-style-name="P16" draw:layer="layout" svg:x1="10.1cm" svg:y1="15.11cm" svg:x2="10.1cm" svg:y2="15.31cm">
          <text:p/>
        </draw:line>
        <draw:line draw:style-name="gr257" draw:text-style-name="P16" draw:layer="layout" svg:x1="10.405cm" svg:y1="15.105cm" svg:x2="10.405cm" svg:y2="15.305cm">
          <text:p/>
        </draw:line>
        <draw:line draw:style-name="gr258" draw:text-style-name="P16" draw:layer="layout" svg:x1="10.7cm" svg:y1="15.11cm" svg:x2="10.7cm" svg:y2="15.31cm">
          <text:p/>
        </draw:line>
        <draw:line draw:style-name="gr259" draw:text-style-name="P16" draw:layer="layout" svg:x1="11cm" svg:y1="15.11cm" svg:x2="11cm" svg:y2="15.31cm">
          <text:p/>
        </draw:line>
        <draw:frame draw:style-name="gr260" draw:text-style-name="P18" draw:layer="layout" svg:width="1.9cm" svg:height="0.35cm" svg:x="10.205cm" svg:y="14.06cm">
          <draw:text-box>
            <text:p text:style-name="P17"><text:span text:style-name="T2">PCF8574-Board</text:span></text:p>
          </draw:text-box>
        </draw:frame>
        <draw:frame draw:style-name="gr261" draw:text-style-name="P19" draw:layer="layout" svg:width="0.24cm" svg:height="0.27cm" svg:x="10.285cm" svg:y="14.805cm">
          <draw:text-box>
            <text:p text:style-name="P17"><text:span text:style-name="T3">P6</text:span></text:p>
          </draw:text-box>
        </draw:frame>
        <draw:line draw:style-name="gr262" draw:text-style-name="P16" draw:layer="layout" svg:x1="11.3cm" svg:y1="15.11cm" svg:x2="11.3cm" svg:y2="15.31cm">
          <text:p/>
        </draw:line>
        <draw:line draw:style-name="gr263" draw:text-style-name="P16" draw:layer="layout" svg:x1="11.6cm" svg:y1="15.11cm" svg:x2="11.6cm" svg:y2="15.31cm">
          <text:p/>
        </draw:line>
        <draw:line draw:style-name="gr264" draw:text-style-name="P16" draw:layer="layout" svg:x1="11.9cm" svg:y1="15.11cm" svg:x2="11.9cm" svg:y2="15.31cm">
          <text:p/>
        </draw:line>
        <draw:line draw:style-name="gr265" draw:text-style-name="P16" draw:layer="layout" svg:x1="12.2cm" svg:y1="15.11cm" svg:x2="12.2cm" svg:y2="15.31cm">
          <text:p/>
        </draw:line>
        <draw:frame draw:style-name="gr266" draw:text-style-name="P18" draw:layer="layout" svg:width="2.1cm" svg:height="0.35cm" svg:x="10.1cm" svg:y="14.455cm">
          <draw:text-box>
            <text:p text:style-name="P17"><text:span text:style-name="T2">pcf8574_in: 0x21</text:span></text:p>
          </draw:text-box>
        </draw:frame>
        <draw:polyline draw:style-name="gr267" draw:text-style-name="P16" draw:layer="layout" svg:width="2.099cm" svg:height="0.399cm" svg:x="10.105cm" svg:y="14.005cm" svg:viewBox="0 0 2100 400" draw:points="2100,0 2100,400 0,400 0,0">
          <text:p/>
        </draw:polyline>
        <draw:rect draw:style-name="gr268" draw:text-style-name="P24" draw:layer="layout" svg:width="2.5cm" svg:height="1.1cm" svg:x="9.905cm" svg:y="14.01cm">
          <text:p/>
        </draw:rect>
        <draw:frame draw:style-name="gr269" draw:text-style-name="P19" draw:layer="layout" svg:width="0.24cm" svg:height="0.27cm" svg:x="9.985cm" svg:y="14.805cm">
          <draw:text-box>
            <text:p text:style-name="P17"><text:span text:style-name="T3">P7</text:span></text:p>
          </draw:text-box>
        </draw:frame>
        <draw:frame draw:style-name="gr270" draw:text-style-name="P19" draw:layer="layout" svg:width="0.24cm" svg:height="0.27cm" svg:x="10.585cm" svg:y="14.805cm">
          <draw:text-box>
            <text:p text:style-name="P17"><text:span text:style-name="T3">P5</text:span></text:p>
          </draw:text-box>
        </draw:frame>
        <draw:frame draw:style-name="gr271" draw:text-style-name="P19" draw:layer="layout" svg:width="0.24cm" svg:height="0.27cm" svg:x="10.885cm" svg:y="14.805cm">
          <draw:text-box>
            <text:p text:style-name="P17"><text:span text:style-name="T3">P4</text:span></text:p>
          </draw:text-box>
        </draw:frame>
        <draw:frame draw:style-name="gr272" draw:text-style-name="P19" draw:layer="layout" svg:width="0.24cm" svg:height="0.27cm" svg:x="11.185cm" svg:y="14.805cm">
          <draw:text-box>
            <text:p text:style-name="P17"><text:span text:style-name="T3">P3</text:span></text:p>
          </draw:text-box>
        </draw:frame>
        <draw:frame draw:style-name="gr273" draw:text-style-name="P19" draw:layer="layout" svg:width="0.24cm" svg:height="0.27cm" svg:x="11.485cm" svg:y="14.805cm">
          <draw:text-box>
            <text:p text:style-name="P17"><text:span text:style-name="T3">P2</text:span></text:p>
          </draw:text-box>
        </draw:frame>
        <draw:frame draw:style-name="gr274" draw:text-style-name="P19" draw:layer="layout" svg:width="0.24cm" svg:height="0.27cm" svg:x="11.785cm" svg:y="14.805cm">
          <draw:text-box>
            <text:p text:style-name="P17"><text:span text:style-name="T3">P1</text:span></text:p>
          </draw:text-box>
        </draw:frame>
        <draw:frame draw:style-name="gr275" draw:text-style-name="P19" draw:layer="layout" svg:width="0.24cm" svg:height="0.27cm" svg:x="12.085cm" svg:y="14.805cm">
          <draw:text-box>
            <text:p text:style-name="P17"><text:span text:style-name="T3">P0</text:span></text:p>
          </draw:text-box>
        </draw:frame>
        <draw:frame draw:style-name="gr276" draw:text-style-name="P19" draw:layer="layout" svg:width="0.115cm" svg:height="0.27cm" svg:x="9.985cm" svg:y="18.105cm">
          <draw:text-box>
            <text:p text:style-name="P17"><text:span text:style-name="T3">1</text:span></text:p>
          </draw:text-box>
        </draw:frame>
        <draw:polygon draw:style-name="gr34" draw:text-style-name="P14" draw:layer="layout" svg:width="1.799cm" svg:height="0.399cm" svg:x="11.3cm" svg:y="19.7cm" svg:viewBox="0 0 1800 400" draw:points="1800,400 1800,0 0,0 0,400">
          <text:p/>
        </draw:polygon>
        <draw:line draw:style-name="gr35" draw:text-style-name="P15" draw:layer="layout" svg:x1="13.1cm" svg:y1="20cm" svg:x2="11.3cm" svg:y2="20cm">
          <text:p/>
        </draw:line>
        <draw:line draw:style-name="gr35" draw:text-style-name="P15" draw:layer="layout" svg:x1="13.1cm" svg:y1="19.8cm" svg:x2="11.3cm" svg:y2="19.8cm">
          <text:p/>
        </draw:line>
        <draw:circle draw:style-name="gr29" draw:text-style-name="P10" draw:layer="layout" svg:width="0.1cm" svg:height="0.1cm" svg:x="11.75cm" svg:y="19cm">
          <text:p/>
        </draw:circle>
        <draw:line draw:style-name="gr97" draw:text-style-name="P9" draw:layer="layout" svg:x1="12cm" svg:y1="19.1cm" svg:x2="12cm" svg:y2="19.9cm">
          <text:p/>
        </draw:line>
        <draw:line draw:style-name="gr98" draw:text-style-name="P9" draw:layer="layout" svg:x1="11.8cm" svg:y1="19.1cm" svg:x2="11.8cm" svg:y2="19.95cm">
          <text:p/>
        </draw:line>
        <draw:circle draw:style-name="gr29" draw:text-style-name="P10" draw:layer="layout" svg:width="0.1cm" svg:height="0.1cm" svg:x="11.95cm" svg:y="19cm">
          <text:p/>
        </draw:circle>
        <draw:rect draw:style-name="gr33" draw:text-style-name="P13" draw:layer="layout" svg:width="0.302cm" svg:height="0.096cm" svg:x="11.8cm" svg:y="19.85cm">
          <text:p/>
        </draw:rect>
        <draw:g draw:style-name="gr3">
          <draw:rect draw:style-name="gr277" draw:text-style-name="P3" draw:layer="layout" svg:width="0.6cm" svg:height="1cm" draw:transform="rotate (-1.5707963267949) translate (12.7cm 17.8cm)">
            <text:p/>
          </draw:rect>
          <draw:rect draw:style-name="gr278" draw:text-style-name="P4" draw:layer="layout" svg:width="0.5cm" svg:height="0.9cm" draw:transform="rotate (-1.5707963267949) translate (12.65cm 17.85cm)">
            <text:p/>
          </draw:rect>
          <draw:rect draw:style-name="gr279" draw:text-style-name="P5" draw:layer="layout" svg:width="0.05cm" svg:height="0.3cm" draw:transform="rotate (-1.5707963267949) translate (12.35cm 18.35cm)">
            <text:p/>
          </draw:rect>
          <draw:circle draw:style-name="gr280" draw:text-style-name="P6" draw:layer="layout" svg:width="0.12cm" svg:height="0.12cm" draw:transform="rotate (-1.5707963267949) translate (12.06cm 18.14cm)">
            <text:p/>
          </draw:circle>
          <draw:circle draw:style-name="gr281" draw:text-style-name="P6" draw:layer="layout" svg:width="0.12cm" svg:height="0.12cm" draw:transform="rotate (-1.5707963267949) translate (12.26cm 18.14cm)">
            <text:p/>
          </draw:circle>
          <draw:circle draw:style-name="gr282" draw:text-style-name="P6" draw:layer="layout" svg:width="0.12cm" svg:height="0.12cm" draw:transform="rotate (-1.5707963267949) translate (12.46cm 18.14cm)">
            <text:p/>
          </draw:circle>
          <draw:circle draw:style-name="gr283" draw:text-style-name="P6" draw:layer="layout" svg:width="0.12cm" svg:height="0.12cm" draw:transform="rotate (-1.5707963267949) translate (12.06cm 17.94cm)">
            <text:p/>
          </draw:circle>
          <draw:circle draw:style-name="gr284" draw:text-style-name="P6" draw:layer="layout" svg:width="0.12cm" svg:height="0.12cm" draw:transform="rotate (-1.5707963267949) translate (12.26cm 17.94cm)">
            <text:p/>
          </draw:circle>
          <draw:circle draw:style-name="gr285" draw:text-style-name="P6" draw:layer="layout" svg:width="0.12cm" svg:height="0.12cm" draw:transform="rotate (-1.5707963267949) translate (12.46cm 17.94cm)">
            <text:p/>
          </draw:circle>
        </draw:g>
        <draw:rect draw:style-name="gr286" draw:text-style-name="P3" draw:layer="layout" svg:width="0.6cm" svg:height="1.4cm" draw:transform="rotate (-1.5707963267949) translate (12.9cm 16.8cm)">
          <text:p/>
        </draw:rect>
        <draw:rect draw:style-name="gr287" draw:text-style-name="P4" draw:layer="layout" svg:width="0.5cm" svg:height="1.3cm" draw:transform="rotate (-1.5707963267949) translate (12.85cm 16.85cm)">
          <text:p/>
        </draw:rect>
        <draw:rect draw:style-name="gr288" draw:text-style-name="P5" draw:layer="layout" svg:width="0.05cm" svg:height="0.3cm" draw:transform="rotate (-1.5707963267949) translate (12.35cm 17.35cm)">
          <text:p/>
        </draw:rect>
        <draw:circle draw:style-name="gr289" draw:text-style-name="P6" draw:layer="layout" svg:width="0.12cm" svg:height="0.12cm" draw:transform="rotate (-1.5707963267949) translate (11.86cm 17.14cm)">
          <text:p/>
        </draw:circle>
        <draw:circle draw:style-name="gr290" draw:text-style-name="P6" draw:layer="layout" svg:width="0.12cm" svg:height="0.12cm" draw:transform="rotate (-1.5707963267949) translate (12.06cm 17.14cm)">
          <text:p/>
        </draw:circle>
        <draw:circle draw:style-name="gr291" draw:text-style-name="P5" draw:layer="layout" svg:width="0.12cm" svg:height="0.12cm" draw:transform="rotate (-1.5707963267949) translate (12.26cm 17.14cm)">
          <text:p/>
        </draw:circle>
        <draw:circle draw:style-name="gr292" draw:text-style-name="P6" draw:layer="layout" svg:width="0.12cm" svg:height="0.12cm" draw:transform="rotate (-1.5707963267949) translate (11.86cm 16.94cm)">
          <text:p/>
        </draw:circle>
        <draw:circle draw:style-name="gr293" draw:text-style-name="P6" draw:layer="layout" svg:width="0.12cm" svg:height="0.12cm" draw:transform="rotate (-1.5707963267949) translate (12.06cm 16.94cm)">
          <text:p/>
        </draw:circle>
        <draw:circle draw:style-name="gr294" draw:text-style-name="P7" draw:layer="layout" svg:width="0.12cm" svg:height="0.12cm" draw:transform="rotate (-1.5707963267949) translate (12.26cm 16.94cm)">
          <text:p/>
        </draw:circle>
        <draw:circle draw:style-name="gr295" draw:text-style-name="P6" draw:layer="layout" svg:width="0.12cm" svg:height="0.12cm" draw:transform="rotate (-1.5707963267949) translate (12.46cm 17.14cm)">
          <text:p/>
        </draw:circle>
        <draw:circle draw:style-name="gr296" draw:text-style-name="P6" draw:layer="layout" svg:width="0.12cm" svg:height="0.12cm" draw:transform="rotate (-1.5707963267949) translate (12.66cm 17.14cm)">
          <text:p/>
        </draw:circle>
        <draw:circle draw:style-name="gr297" draw:text-style-name="P6" draw:layer="layout" svg:width="0.12cm" svg:height="0.12cm" draw:transform="rotate (-1.5707963267949) translate (12.46cm 16.94cm)">
          <text:p/>
        </draw:circle>
        <draw:circle draw:style-name="gr298" draw:text-style-name="P6" draw:layer="layout" svg:width="0.12cm" svg:height="0.12cm" draw:transform="rotate (-1.5707963267949) translate (12.66cm 16.94cm)">
          <text:p/>
        </draw:circle>
        <draw:frame draw:style-name="gr26" draw:text-style-name="P8" draw:layer="layout" svg:width="0.8cm" svg:height="0.379cm" svg:x="11.8cm" svg:y="17.421cm">
          <draw:text-box>
            <text:p><text:span text:style-name="T1">1OUT</text:span></text:p>
          </draw:text-box>
        </draw:frame>
        <draw:polyline draw:style-name="gr27" draw:text-style-name="P9" draw:layer="layout" svg:width="0.893cm" svg:height="0.363cm" draw:transform="rotate (-1.99735479598231) translate (12.6260001637442cm 18.3027085253043cm)" svg:viewBox="0 0 894 364" draw:points="0,248 546,0 712,364 894,281">
          <text:p/>
        </draw:polyline>
        <draw:polyline draw:style-name="gr28" draw:text-style-name="P9" draw:layer="layout" svg:width="0.893cm" svg:height="0.363cm" draw:transform="rotate (-1.99735479598231) translate (12.3883334697868cm 18.2855904377536cm)" svg:viewBox="0 0 894 364" draw:points="0,207 455,0 621,364 894,240">
          <text:p/>
        </draw:polyline>
        <draw:frame draw:style-name="gr299" draw:text-style-name="P19" draw:layer="layout" svg:width="0.115cm" svg:height="0.27cm" svg:x="11.785cm" svg:y="18.105cm">
          <draw:text-box>
            <text:p text:style-name="P17"><text:span text:style-name="T3">1</text:span></text:p>
          </draw:text-box>
        </draw:frame>
        <draw:g draw:style-name="gr3">
          <draw:rect draw:style-name="gr300" draw:text-style-name="P3" draw:layer="layout" svg:width="0.6cm" svg:height="1cm" draw:transform="rotate (-1.5707963267949) translate (9.1cm 17.8cm)">
            <text:p/>
          </draw:rect>
          <draw:rect draw:style-name="gr301" draw:text-style-name="P4" draw:layer="layout" svg:width="0.5cm" svg:height="0.9cm" draw:transform="rotate (-1.5707963267949) translate (9.05cm 17.85cm)">
            <text:p/>
          </draw:rect>
          <draw:rect draw:style-name="gr302" draw:text-style-name="P5" draw:layer="layout" svg:width="0.05cm" svg:height="0.3cm" draw:transform="rotate (-1.5707963267949) translate (8.75cm 18.35cm)">
            <text:p/>
          </draw:rect>
          <draw:circle draw:style-name="gr303" draw:text-style-name="P6" draw:layer="layout" svg:width="0.12cm" svg:height="0.12cm" draw:transform="rotate (-1.5707963267949) translate (8.46cm 18.14cm)">
            <text:p/>
          </draw:circle>
          <draw:circle draw:style-name="gr304" draw:text-style-name="P6" draw:layer="layout" svg:width="0.12cm" svg:height="0.12cm" draw:transform="rotate (-1.5707963267949) translate (8.66cm 18.14cm)">
            <text:p/>
          </draw:circle>
          <draw:circle draw:style-name="gr305" draw:text-style-name="P6" draw:layer="layout" svg:width="0.12cm" svg:height="0.12cm" draw:transform="rotate (-1.5707963267949) translate (8.86cm 18.14cm)">
            <text:p/>
          </draw:circle>
          <draw:circle draw:style-name="gr306" draw:text-style-name="P6" draw:layer="layout" svg:width="0.12cm" svg:height="0.12cm" draw:transform="rotate (-1.5707963267949) translate (8.46cm 17.94cm)">
            <text:p/>
          </draw:circle>
          <draw:circle draw:style-name="gr307" draw:text-style-name="P6" draw:layer="layout" svg:width="0.12cm" svg:height="0.12cm" draw:transform="rotate (-1.5707963267949) translate (8.66cm 17.94cm)">
            <text:p/>
          </draw:circle>
          <draw:circle draw:style-name="gr308" draw:text-style-name="P6" draw:layer="layout" svg:width="0.12cm" svg:height="0.12cm" draw:transform="rotate (-1.5707963267949) translate (8.86cm 17.94cm)">
            <text:p/>
          </draw:circle>
        </draw:g>
        <draw:rect draw:style-name="gr309" draw:text-style-name="P3" draw:layer="layout" svg:width="0.6cm" svg:height="1.4cm" draw:transform="rotate (-1.5707963267949) translate (9.3cm 16.8cm)">
          <text:p/>
        </draw:rect>
        <draw:rect draw:style-name="gr310" draw:text-style-name="P4" draw:layer="layout" svg:width="0.5cm" svg:height="1.3cm" draw:transform="rotate (-1.5707963267949) translate (9.25cm 16.85cm)">
          <text:p/>
        </draw:rect>
        <draw:rect draw:style-name="gr311" draw:text-style-name="P5" draw:layer="layout" svg:width="0.05cm" svg:height="0.3cm" draw:transform="rotate (-1.5707963267949) translate (8.75cm 17.35cm)">
          <text:p/>
        </draw:rect>
        <draw:circle draw:style-name="gr312" draw:text-style-name="P6" draw:layer="layout" svg:width="0.12cm" svg:height="0.12cm" draw:transform="rotate (-1.5707963267949) translate (8.26cm 17.14cm)">
          <text:p/>
        </draw:circle>
        <draw:circle draw:style-name="gr313" draw:text-style-name="P6" draw:layer="layout" svg:width="0.12cm" svg:height="0.12cm" draw:transform="rotate (-1.5707963267949) translate (8.46cm 17.14cm)">
          <text:p/>
        </draw:circle>
        <draw:circle draw:style-name="gr314" draw:text-style-name="P5" draw:layer="layout" svg:width="0.12cm" svg:height="0.12cm" draw:transform="rotate (-1.5707963267949) translate (8.66cm 17.14cm)">
          <text:p/>
        </draw:circle>
        <draw:circle draw:style-name="gr315" draw:text-style-name="P6" draw:layer="layout" svg:width="0.12cm" svg:height="0.12cm" draw:transform="rotate (-1.5707963267949) translate (8.26cm 16.94cm)">
          <text:p/>
        </draw:circle>
        <draw:circle draw:style-name="gr316" draw:text-style-name="P6" draw:layer="layout" svg:width="0.12cm" svg:height="0.12cm" draw:transform="rotate (-1.5707963267949) translate (8.46cm 16.94cm)">
          <text:p/>
        </draw:circle>
        <draw:circle draw:style-name="gr317" draw:text-style-name="P7" draw:layer="layout" svg:width="0.12cm" svg:height="0.12cm" draw:transform="rotate (-1.5707963267949) translate (8.66cm 16.94cm)">
          <text:p/>
        </draw:circle>
        <draw:circle draw:style-name="gr318" draw:text-style-name="P6" draw:layer="layout" svg:width="0.12cm" svg:height="0.12cm" draw:transform="rotate (-1.5707963267949) translate (8.86cm 17.14cm)">
          <text:p/>
        </draw:circle>
        <draw:circle draw:style-name="gr319" draw:text-style-name="P6" draw:layer="layout" svg:width="0.12cm" svg:height="0.12cm" draw:transform="rotate (-1.5707963267949) translate (9.06cm 17.14cm)">
          <text:p/>
        </draw:circle>
        <draw:circle draw:style-name="gr320" draw:text-style-name="P6" draw:layer="layout" svg:width="0.12cm" svg:height="0.12cm" draw:transform="rotate (-1.5707963267949) translate (8.86cm 16.94cm)">
          <text:p/>
        </draw:circle>
        <draw:circle draw:style-name="gr321" draw:text-style-name="P6" draw:layer="layout" svg:width="0.12cm" svg:height="0.12cm" draw:transform="rotate (-1.5707963267949) translate (9.06cm 16.94cm)">
          <text:p/>
        </draw:circle>
        <draw:frame draw:style-name="gr26" draw:text-style-name="P8" draw:layer="layout" svg:width="0.6cm" svg:height="0.379cm" svg:x="8.3cm" svg:y="17.421cm">
          <draw:text-box>
            <text:p><text:span text:style-name="T1">W3</text:span></text:p>
          </draw:text-box>
        </draw:frame>
        <draw:frame draw:style-name="gr322" draw:text-style-name="P19" draw:layer="layout" svg:width="0.115cm" svg:height="0.27cm" svg:x="8.185cm" svg:y="18.105cm">
          <draw:text-box>
            <text:p text:style-name="P17"><text:span text:style-name="T3">1</text:span></text:p>
          </draw:text-box>
        </draw:frame>
        <draw:g draw:style-name="gr3">
          <draw:polygon draw:style-name="gr34" draw:text-style-name="P14" draw:layer="layout" svg:width="0.899cm" svg:height="0.399cm" svg:x="6.8cm" svg:y="19.7cm" svg:viewBox="0 0 900 400" draw:points="900,400 900,0 0,0 0,400">
            <text:p/>
          </draw:polygon>
          <draw:line draw:style-name="gr35" draw:text-style-name="P15" draw:layer="layout" svg:x1="7.7cm" svg:y1="20cm" svg:x2="6.8cm" svg:y2="20cm">
            <text:p/>
          </draw:line>
          <draw:line draw:style-name="gr35" draw:text-style-name="P15" draw:layer="layout" svg:x1="7.7cm" svg:y1="19.8cm" svg:x2="6.8cm" svg:y2="19.8cm">
            <text:p/>
          </draw:line>
        </draw:g>
        <draw:g draw:style-name="gr3">
          <draw:rect draw:style-name="gr323" draw:text-style-name="P3" draw:layer="layout" svg:width="0.6cm" svg:height="1cm" draw:transform="rotate (-1.5707963267949) translate (7.3cm 17.8cm)">
            <text:p/>
          </draw:rect>
          <draw:rect draw:style-name="gr324" draw:text-style-name="P4" draw:layer="layout" svg:width="0.5cm" svg:height="0.9cm" draw:transform="rotate (-1.5707963267949) translate (7.25cm 17.85cm)">
            <text:p/>
          </draw:rect>
          <draw:rect draw:style-name="gr325" draw:text-style-name="P5" draw:layer="layout" svg:width="0.05cm" svg:height="0.3cm" draw:transform="rotate (-1.5707963267949) translate (6.95cm 18.35cm)">
            <text:p/>
          </draw:rect>
          <draw:circle draw:style-name="gr326" draw:text-style-name="P6" draw:layer="layout" svg:width="0.12cm" svg:height="0.12cm" draw:transform="rotate (-1.5707963267949) translate (6.66cm 18.14cm)">
            <text:p/>
          </draw:circle>
          <draw:circle draw:style-name="gr327" draw:text-style-name="P6" draw:layer="layout" svg:width="0.12cm" svg:height="0.12cm" draw:transform="rotate (-1.5707963267949) translate (6.86cm 18.14cm)">
            <text:p/>
          </draw:circle>
          <draw:circle draw:style-name="gr328" draw:text-style-name="P6" draw:layer="layout" svg:width="0.12cm" svg:height="0.12cm" draw:transform="rotate (-1.5707963267949) translate (7.06cm 18.14cm)">
            <text:p/>
          </draw:circle>
          <draw:circle draw:style-name="gr329" draw:text-style-name="P6" draw:layer="layout" svg:width="0.12cm" svg:height="0.12cm" draw:transform="rotate (-1.5707963267949) translate (6.66cm 17.94cm)">
            <text:p/>
          </draw:circle>
          <draw:circle draw:style-name="gr330" draw:text-style-name="P6" draw:layer="layout" svg:width="0.12cm" svg:height="0.12cm" draw:transform="rotate (-1.5707963267949) translate (6.86cm 17.94cm)">
            <text:p/>
          </draw:circle>
          <draw:circle draw:style-name="gr331" draw:text-style-name="P6" draw:layer="layout" svg:width="0.12cm" svg:height="0.12cm" draw:transform="rotate (-1.5707963267949) translate (7.06cm 17.94cm)">
            <text:p/>
          </draw:circle>
        </draw:g>
        <draw:rect draw:style-name="gr332" draw:text-style-name="P3" draw:layer="layout" svg:width="0.6cm" svg:height="1.4cm" draw:transform="rotate (-1.5707963267949) translate (7.5cm 16.8cm)">
          <text:p/>
        </draw:rect>
        <draw:rect draw:style-name="gr333" draw:text-style-name="P4" draw:layer="layout" svg:width="0.5cm" svg:height="1.3cm" draw:transform="rotate (-1.5707963267949) translate (7.45cm 16.85cm)">
          <text:p/>
        </draw:rect>
        <draw:rect draw:style-name="gr334" draw:text-style-name="P5" draw:layer="layout" svg:width="0.05cm" svg:height="0.3cm" draw:transform="rotate (-1.5707963267949) translate (6.95cm 17.35cm)">
          <text:p/>
        </draw:rect>
        <draw:circle draw:style-name="gr335" draw:text-style-name="P6" draw:layer="layout" svg:width="0.12cm" svg:height="0.12cm" draw:transform="rotate (-1.5707963267949) translate (6.46cm 17.14cm)">
          <text:p/>
        </draw:circle>
        <draw:circle draw:style-name="gr336" draw:text-style-name="P6" draw:layer="layout" svg:width="0.12cm" svg:height="0.12cm" draw:transform="rotate (-1.5707963267949) translate (6.66cm 17.14cm)">
          <text:p/>
        </draw:circle>
        <draw:circle draw:style-name="gr337" draw:text-style-name="P5" draw:layer="layout" svg:width="0.12cm" svg:height="0.12cm" draw:transform="rotate (-1.5707963267949) translate (6.86cm 17.14cm)">
          <text:p/>
        </draw:circle>
        <draw:circle draw:style-name="gr338" draw:text-style-name="P6" draw:layer="layout" svg:width="0.12cm" svg:height="0.12cm" draw:transform="rotate (-1.5707963267949) translate (6.46cm 16.94cm)">
          <text:p/>
        </draw:circle>
        <draw:circle draw:style-name="gr339" draw:text-style-name="P6" draw:layer="layout" svg:width="0.12cm" svg:height="0.12cm" draw:transform="rotate (-1.5707963267949) translate (6.66cm 16.94cm)">
          <text:p/>
        </draw:circle>
        <draw:circle draw:style-name="gr340" draw:text-style-name="P7" draw:layer="layout" svg:width="0.12cm" svg:height="0.12cm" draw:transform="rotate (-1.5707963267949) translate (6.86cm 16.94cm)">
          <text:p/>
        </draw:circle>
        <draw:circle draw:style-name="gr341" draw:text-style-name="P6" draw:layer="layout" svg:width="0.12cm" svg:height="0.12cm" draw:transform="rotate (-1.5707963267949) translate (7.06cm 17.14cm)">
          <text:p/>
        </draw:circle>
        <draw:circle draw:style-name="gr342" draw:text-style-name="P6" draw:layer="layout" svg:width="0.12cm" svg:height="0.12cm" draw:transform="rotate (-1.5707963267949) translate (7.26cm 17.14cm)">
          <text:p/>
        </draw:circle>
        <draw:circle draw:style-name="gr343" draw:text-style-name="P6" draw:layer="layout" svg:width="0.12cm" svg:height="0.12cm" draw:transform="rotate (-1.5707963267949) translate (7.06cm 16.94cm)">
          <text:p/>
        </draw:circle>
        <draw:circle draw:style-name="gr344" draw:text-style-name="P6" draw:layer="layout" svg:width="0.12cm" svg:height="0.12cm" draw:transform="rotate (-1.5707963267949) translate (7.26cm 16.94cm)">
          <text:p/>
        </draw:circle>
        <draw:frame draw:style-name="gr26" draw:text-style-name="P8" draw:layer="layout" svg:width="0.6cm" svg:height="0.38cm" svg:x="6.5cm" svg:y="17.42cm">
          <draw:text-box>
            <text:p><text:span text:style-name="T1">2IO</text:span></text:p>
          </draw:text-box>
        </draw:frame>
        <draw:frame draw:style-name="gr345" draw:text-style-name="P19" draw:layer="layout" svg:width="0.115cm" svg:height="0.27cm" svg:x="6.385cm" svg:y="18.105cm">
          <draw:text-box>
            <text:p text:style-name="P17"><text:span text:style-name="T3">1</text:span></text:p>
          </draw:text-box>
        </draw:frame>
        <draw:g draw:style-name="gr3">
          <draw:polygon draw:style-name="gr34" draw:text-style-name="P14" draw:layer="layout" svg:width="0.899cm" svg:height="0.399cm" svg:x="5.9cm" svg:y="19.7cm" svg:viewBox="0 0 900 400" draw:points="900,400 900,0 0,0 0,400">
            <text:p/>
          </draw:polygon>
          <draw:line draw:style-name="gr35" draw:text-style-name="P15" draw:layer="layout" svg:x1="6.8cm" svg:y1="20cm" svg:x2="5.9cm" svg:y2="20cm">
            <text:p/>
          </draw:line>
          <draw:line draw:style-name="gr35" draw:text-style-name="P15" draw:layer="layout" svg:x1="6.8cm" svg:y1="19.8cm" svg:x2="5.9cm" svg:y2="19.8cm">
            <text:p/>
          </draw:line>
        </draw:g>
        <draw:rect draw:style-name="gr168" draw:text-style-name="P25" draw:layer="layout" svg:width="0.2cm" svg:height="0.1cm" svg:x="6.7cm" svg:y="19.75cm">
          <text:p/>
        </draw:rect>
        <draw:rect draw:style-name="gr168" draw:text-style-name="P25" draw:layer="layout" svg:width="0.2cm" svg:height="0.1cm" svg:x="6.7cm" svg:y="19.95cm">
          <text:p/>
        </draw:rect>
        <draw:polyline draw:style-name="gr169" draw:text-style-name="P9" draw:layer="layout" svg:width="0.299cm" svg:height="0.999cm" svg:x="6.4cm" svg:y="18cm" svg:viewBox="0 0 300 1000" draw:points="200,0 300,100 300,800 0,800 0,1000">
          <text:p/>
        </draw:polyline>
        <draw:polyline draw:style-name="gr170" draw:text-style-name="P9" draw:layer="layout" svg:width="0.099cm" svg:height="2.599cm" svg:x="8.4cm" svg:y="18.2cm" svg:viewBox="0 0 100 2600" draw:points="0,0 0,2600 100,2300">
          <text:p/>
        </draw:polyline>
        <draw:polyline draw:style-name="gr171" draw:text-style-name="P9" draw:layer="layout" svg:width="0.099cm" svg:height="2.599cm" svg:x="8.6cm" svg:y="18.2cm" svg:viewBox="0 0 100 2600" draw:points="0,0 0,2600 100,2300">
          <text:p/>
        </draw:polyline>
        <draw:polyline draw:style-name="gr172" draw:text-style-name="P9" draw:layer="layout" svg:width="0.099cm" svg:height="2.599cm" svg:x="8.8cm" svg:y="18.2cm" svg:viewBox="0 0 100 2600" draw:points="0,0 0,2600 100,2400">
          <text:p/>
        </draw:polyline>
        <draw:polyline draw:style-name="gr173" draw:text-style-name="P9" draw:layer="layout" svg:width="0.099cm" svg:height="1.299cm" svg:x="8.6cm" svg:y="18cm" svg:viewBox="0 0 100 1300" draw:points="0,0 100,100 100,1300">
          <text:p/>
        </draw:polyline>
        <draw:polyline draw:style-name="gr174" draw:text-style-name="P9" draw:layer="layout" svg:width="0.099cm" svg:height="1.199cm" svg:x="8.8cm" svg:y="18cm" svg:viewBox="0 0 100 1200" draw:points="0,0 100,100 100,1200">
          <text:p/>
        </draw:polyline>
        <draw:g draw:style-name="gr30">
          <draw:polygon draw:style-name="gr175" draw:text-style-name="P26" draw:layer="layout" svg:width="1.499cm" svg:height="0.81cm" svg:x="8cm" svg:y="19.302cm" svg:viewBox="0 0 1500 811" draw:points="1500,409 1400,0 0,401 0,811">
            <text:p/>
          </draw:polygon>
          <draw:polygon draw:style-name="gr31" draw:text-style-name="P11" draw:layer="layout" svg:width="1.499cm" svg:height="0.81cm" draw:transform="rotate (-3.14159265358979) translate (9.5cm 20.5119883040936cm)" svg:viewBox="0 0 1500 811" draw:points="0,409 100,0 1500,401 1500,811">
            <text:p/>
          </draw:polygon>
          <draw:g draw:style-name="gr3">
            <draw:polygon draw:style-name="gr32" draw:text-style-name="P12" draw:layer="layout" svg:width="1.351cm" svg:height="0.204cm" draw:transform="skewX (-0.0109955742875643) rotate (-0.268082573106329) translate (8.03963097438911cm 20.1417837965726cm)" svg:viewBox="0 0 1352 205" draw:points="0,1 0,135 416,203 938,205 1352,103 1352,0">
              <text:p/>
            </draw:polygon>
            <draw:rect draw:style-name="gr33" draw:text-style-name="P13" draw:layer="layout" svg:width="0.303cm" svg:height="0.098cm" draw:transform="skewX (-0.0101229096615671) rotate (-0.267384441405532) translate (8.821cm 20.393cm)">
              <text:p/>
            </draw:rect>
          </draw:g>
          <draw:g draw:style-name="gr3">
            <draw:polygon draw:style-name="gr34" draw:text-style-name="P14" draw:layer="layout" svg:width="1.799cm" svg:height="0.408cm" draw:transform="rotate (-3.14159265358979) translate (9.5cm 20.1026315789474cm)" svg:viewBox="0 0 1800 409" draw:points="0,409 0,0 1800,0 1799,409">
              <text:p/>
            </draw:polygon>
            <draw:line draw:style-name="gr35" draw:text-style-name="P15" draw:layer="layout" svg:x1="9.5cm" svg:y1="19.796cm" svg:x2="7.7cm" svg:y2="19.796cm">
              <text:p/>
            </draw:line>
            <draw:line draw:style-name="gr35" draw:text-style-name="P15" draw:layer="layout" svg:x1="9.5cm" svg:y1="20cm" svg:x2="7.7cm" svg:y2="20cm">
              <text:p/>
            </draw:line>
          </draw:g>
          <draw:line draw:style-name="gr35" draw:text-style-name="P15" draw:layer="layout" svg:x1="9.426cm" svg:y1="20.405cm" svg:x2="8.1cm" svg:y2="20.008cm">
            <text:p/>
          </draw:line>
          <draw:line draw:style-name="gr35" draw:text-style-name="P15" draw:layer="layout" svg:x1="9.475cm" svg:y1="20.207cm" svg:x2="8.1cm" svg:y2="19.804cm">
            <text:p/>
          </draw:line>
          <draw:line draw:style-name="gr35" draw:text-style-name="P15" draw:layer="layout" svg:x1="9.427cm" svg:y1="19.408cm" svg:x2="8.101cm" svg:y2="19.805cm">
            <text:p/>
          </draw:line>
          <draw:line draw:style-name="gr35" draw:text-style-name="P15" draw:layer="layout" svg:x1="9.476cm" svg:y1="19.606cm" svg:x2="8.101cm" svg:y2="20.009cm">
            <text:p/>
          </draw:line>
          <draw:g draw:style-name="gr3">
            <draw:polygon draw:style-name="gr32" draw:text-style-name="P12" draw:layer="layout" svg:width="1.35cm" svg:height="0.208cm" draw:transform="skewX (0.0191986217719376) rotate (-2.86548156592429) translate (9.33245519001438cm 19.3023556147575cm)" svg:viewBox="0 0 1351 209" draw:points="1351,0 1350,138 935,207 414,209 0,106 0,1">
              <text:p/>
            </draw:polygon>
            <draw:rect draw:style-name="gr33" draw:text-style-name="P13" draw:layer="layout" svg:width="0.301cm" svg:height="0.1cm" draw:transform="skewX (0.0300196631343025) rotate (-2.86600516469989) translate (8.526cm 19.493cm)">
              <text:p/>
            </draw:rect>
          </draw:g>
        </draw:g>
        <draw:circle draw:style-name="gr29" draw:text-style-name="P10" draw:layer="layout" svg:width="0.1cm" svg:height="0.1cm" svg:x="6.15cm" svg:y="19cm">
          <text:p/>
        </draw:circle>
        <draw:circle draw:style-name="gr29" draw:text-style-name="P10" draw:layer="layout" svg:width="0.1cm" svg:height="0.1cm" svg:x="6.35cm" svg:y="19cm">
          <text:p/>
        </draw:circle>
        <draw:circle draw:style-name="gr29" draw:text-style-name="P10" draw:layer="layout" svg:width="0.1cm" svg:height="0.1cm" svg:x="7.15cm" svg:y="19cm">
          <text:p/>
        </draw:circle>
        <draw:circle draw:style-name="gr29" draw:text-style-name="P10" draw:layer="layout" svg:width="0.1cm" svg:height="0.1cm" svg:x="7.35cm" svg:y="19cm">
          <text:p/>
        </draw:circle>
        <draw:frame draw:style-name="gr26" draw:text-style-name="P8" draw:layer="layout" svg:width="0.7cm" svg:height="0.6cm" svg:x="6.2cm" svg:y="18.6cm">
          <draw:text-box>
            <text:p><text:span text:style-name="T1">DT</text:span></text:p>
            <text:p><text:span text:style-name="T1">DCC 41</text:span></text:p>
          </draw:text-box>
        </draw:frame>
        <draw:frame draw:style-name="gr26" draw:text-style-name="P8" draw:layer="layout" svg:width="1.4cm" svg:height="0.6cm" svg:x="7.6cm" svg:y="18.6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26" draw:text-style-name="P8" draw:layer="layout" svg:width="0.7cm" svg:height="0.6cm" svg:x="10.2cm" svg:y="18.6cm">
          <draw:text-box>
            <text:p><text:span text:style-name="T1">T2</text:span></text:p>
            <text:p><text:span text:style-name="T1">DCC 21</text:span></text:p>
          </draw:text-box>
        </draw:frame>
        <draw:frame draw:style-name="gr26" draw:text-style-name="P8" draw:layer="layout" svg:width="0.7cm" svg:height="0.6cm" svg:x="11.6cm" svg:y="18.6cm">
          <draw:text-box>
            <text:p><text:span text:style-name="T1">UC</text:span></text:p>
            <text:p><text:span text:style-name="T1">DCC 11</text:span></text:p>
          </draw:text-box>
        </draw:frame>
        <draw:circle draw:style-name="gr176" draw:text-style-name="P27" draw:layer="layout" svg:width="0.1cm" svg:height="0.1cm" draw:transform="rotate (-3.14159265358979) translate (7.25cm 19.853cm)">
          <text:p/>
        </draw:circle>
        <draw:line draw:style-name="gr27" draw:text-style-name="P9" draw:layer="layout" svg:x1="7.2cm" svg:y1="19.1cm" svg:x2="7.2cm" svg:y2="19.8cm">
          <text:p/>
        </draw:line>
        <draw:line draw:style-name="gr177" draw:text-style-name="P9" draw:layer="layout" svg:x1="7.4cm" svg:y1="19.1cm" svg:x2="7.4cm" svg:y2="20cm">
          <text:p/>
        </draw:line>
        <draw:circle draw:style-name="gr178" draw:text-style-name="P28" draw:layer="layout" svg:width="0.1cm" svg:height="0.1cm" draw:transform="rotate (-3.14159265358979) translate (7.45cm 20.053cm)">
          <text:p/>
        </draw:circle>
        <draw:circle draw:style-name="gr176" draw:text-style-name="P27" draw:layer="layout" svg:width="0.1cm" svg:height="0.1cm" draw:transform="rotate (-3.14159265358979) translate (6.25cm 19.853cm)">
          <text:p/>
        </draw:circle>
        <draw:line draw:style-name="gr27" draw:text-style-name="P9" draw:layer="layout" svg:x1="6.2cm" svg:y1="19.1cm" svg:x2="6.2cm" svg:y2="19.8cm">
          <text:p/>
        </draw:line>
        <draw:line draw:style-name="gr177" draw:text-style-name="P9" draw:layer="layout" svg:x1="6.4cm" svg:y1="20cm" svg:x2="6.4cm" svg:y2="19.1cm">
          <text:p/>
        </draw:line>
        <draw:circle draw:style-name="gr178" draw:text-style-name="P28" draw:layer="layout" svg:width="0.1cm" svg:height="0.1cm" draw:transform="rotate (-3.14159265358979) translate (6.45cm 20.053cm)">
          <text:p/>
        </draw:circle>
        <draw:polyline draw:style-name="gr170" draw:text-style-name="P9" draw:layer="layout" svg:width="0.399cm" svg:height="0.798cm" svg:x="6.2cm" svg:y="18.201cm" svg:viewBox="0 0 400 799" draw:points="400,0 400,499 0,499 0,799">
          <text:p/>
        </draw:polyline>
        <draw:polyline draw:style-name="gr169" draw:text-style-name="P9" draw:layer="layout" svg:width="0.099cm" svg:height="1.299cm" svg:x="8.4cm" svg:y="18cm" svg:viewBox="0 0 100 1300" draw:points="0,0 100,100 100,1300">
          <text:p/>
        </draw:polyline>
        <draw:polyline draw:style-name="gr172" draw:text-style-name="P9" draw:layer="layout" svg:width="0.199cm" svg:height="0.799cm" svg:x="7cm" svg:y="18.2cm" svg:viewBox="0 0 200 800" draw:points="0,0 0,600 200,600 200,800">
          <text:p/>
        </draw:polyline>
        <draw:polyline draw:style-name="gr174" draw:text-style-name="P9" draw:layer="layout" svg:width="0.399cm" svg:height="0.999cm" svg:x="7cm" svg:y="18cm" svg:viewBox="0 0 400 1000" draw:points="0,0 100,100 100,700 400,700 400,1000">
          <text:p/>
        </draw:polyline>
        <draw:circle draw:style-name="gr29" draw:text-style-name="P10" draw:layer="layout" svg:width="0.1cm" svg:height="0.1cm" svg:x="8.35cm" svg:y="19cm">
          <text:p/>
        </draw:circle>
        <draw:circle draw:style-name="gr29" draw:text-style-name="P10" draw:layer="layout" svg:width="0.1cm" svg:height="0.1cm" svg:x="8.45cm" svg:y="19cm">
          <text:p/>
        </draw:circle>
        <draw:circle draw:style-name="gr29" draw:text-style-name="P10" draw:layer="layout" svg:width="0.1cm" svg:height="0.1cm" svg:x="8.55cm" svg:y="19cm">
          <text:p/>
        </draw:circle>
        <draw:circle draw:style-name="gr29" draw:text-style-name="P10" draw:layer="layout" svg:width="0.1cm" svg:height="0.1cm" svg:x="8.65cm" svg:y="19cm">
          <text:p/>
        </draw:circle>
        <draw:circle draw:style-name="gr29" draw:text-style-name="P10" draw:layer="layout" svg:width="0.1cm" svg:height="0.1cm" svg:x="8.75cm" svg:y="19cm">
          <text:p/>
        </draw:circle>
        <draw:circle draw:style-name="gr29" draw:text-style-name="P10" draw:layer="layout" svg:width="0.1cm" svg:height="0.1cm" svg:x="8.85cm" svg:y="19cm">
          <text:p/>
        </draw:circle>
        <draw:line draw:style-name="gr346" draw:text-style-name="P16" draw:layer="layout" svg:x1="5.8cm" svg:y1="15.6cm" svg:x2="5.8cm" svg:y2="14.1cm">
          <text:p/>
        </draw:line>
        <draw:circle draw:style-name="gr180" draw:text-style-name="P29" draw:layer="layout" svg:width="0.1cm" svg:height="0.1cm" svg:x="5.75cm" svg:y="14.05cm">
          <text:p/>
        </draw:circle>
        <draw:g draw:style-name="gr3">
          <draw:line draw:style-name="gr181" draw:text-style-name="P30" draw:layer="layout" svg:x1="5.95cm" svg:y1="15.65cm" svg:x2="6.15cm" svg:y2="15.75cm">
            <text:p/>
          </draw:line>
          <draw:line draw:style-name="gr181" draw:text-style-name="P30" draw:layer="layout" svg:x1="5.95cm" svg:y1="15.55cm" svg:x2="6.15cm" svg:y2="15.65cm">
            <text:p/>
          </draw:line>
        </draw:g>
        <draw:line draw:style-name="gr182" draw:text-style-name="P9" draw:layer="layout" svg:x1="5.7cm" svg:y1="15.7cm" svg:x2="5.9cm" svg:y2="15.7cm">
          <text:p/>
        </draw:line>
        <draw:polygon draw:style-name="gr183" draw:text-style-name="P31" draw:layer="layout" svg:width="0.199cm" svg:height="0.199cm" svg:x="5.7cm" svg:y="15.5cm" svg:viewBox="0 0 200 200" draw:points="0,0 200,0 100,200">
          <text:p/>
        </draw:polygon>
        <draw:line draw:style-name="gr347" draw:text-style-name="P9" draw:layer="layout" svg:x1="6.9cm" svg:y1="15.3cm" svg:x2="6.9cm" svg:y2="15.4cm">
          <text:p/>
        </draw:line>
        <draw:rect draw:style-name="gr184" draw:text-style-name="P10" draw:layer="layout" svg:width="0.201cm" svg:height="0.501cm" svg:x="6.799cm" svg:y="15.399cm">
          <text:p/>
        </draw:rect>
        <draw:polyline draw:style-name="gr182" draw:text-style-name="P9" draw:layer="layout" svg:width="1.117cm" svg:height="0.786cm" draw:transform="rotate (-2.96182374063438) translate (6.93518416484047cm 16.0936059535739cm)" svg:viewBox="0 0 1118 787" draw:points="0,197 36,0 1118,197 1011,787">
          <text:p/>
        </draw:polyline>
        <draw:frame draw:style-name="gr348" draw:text-style-name="P19" draw:layer="layout" svg:width="0.24cm" svg:height="0.27cm" svg:x="6.485cm" svg:y="15.505cm">
          <draw:text-box>
            <text:p text:style-name="P17"><text:span text:style-name="T3">330</text:span></text:p>
          </draw:text-box>
        </draw:frame>
        <draw:frame draw:style-name="gr26" draw:text-style-name="P8" draw:layer="layout" svg:width="0.7cm" svg:height="0.3cm" svg:x="5.9cm" svg:y="15.8cm">
          <draw:text-box>
            <text:p><text:span text:style-name="T1">BL, DCC 51</text:span></text:p>
          </draw:text-box>
        </draw:frame>
        <draw:polyline draw:style-name="gr349" draw:text-style-name="P9" draw:layer="layout" svg:width="1.206cm" svg:height="1.724cm" draw:transform="rotate (-2.96182374063438) translate (7.50849745945586cm 16.9975518698223cm)" svg:viewBox="0 0 1207 1725" draw:points="1127,0 1207,116 1064,902 179,741 0,1725">
          <text:p/>
        </draw:polyline>
        <draw:polyline draw:style-name="gr350" draw:text-style-name="P9" draw:layer="layout" svg:width="3.764cm" svg:height="1.259cm" draw:transform="rotate (-2.96182374063438) translate (10.6253748559165cm 16.5401577268962cm)" svg:viewBox="0 0 3765 1260" draw:points="3685,0 3765,116 3640,804 197,178 0,1260">
          <text:p/>
        </draw:polyline>
        <draw:frame draw:style-name="gr351" draw:text-style-name="P19" draw:layer="layout" svg:width="0.115cm" svg:height="0.27cm" svg:x="6.186cm" svg:y="17.105cm">
          <draw:text-box>
            <text:p text:style-name="P17"><text:span text:style-name="T3">1</text:span></text:p>
          </draw:text-box>
        </draw:frame>
        <draw:frame draw:style-name="gr352" draw:text-style-name="P19" draw:layer="layout" svg:width="0.115cm" svg:height="0.27cm" svg:x="7.987cm" svg:y="17.105cm">
          <draw:text-box>
            <text:p text:style-name="P17"><text:span text:style-name="T3">1</text:span></text:p>
          </draw:text-box>
        </draw:frame>
        <draw:frame draw:style-name="gr353" draw:text-style-name="P19" draw:layer="layout" svg:width="0.115cm" svg:height="0.27cm" svg:x="9.788cm" svg:y="17.105cm">
          <draw:text-box>
            <text:p text:style-name="P17"><text:span text:style-name="T3">1</text:span></text:p>
          </draw:text-box>
        </draw:frame>
        <draw:frame draw:style-name="gr354" draw:text-style-name="P19" draw:layer="layout" svg:width="0.115cm" svg:height="0.27cm" svg:x="11.589cm" svg:y="17.105cm">
          <draw:text-box>
            <text:p text:style-name="P17"><text:span text:style-name="T3">1</text:span></text:p>
          </draw:text-box>
        </draw:frame>
        <draw:polyline draw:style-name="gr350" draw:text-style-name="P9" draw:layer="layout" svg:width="2.879cm" svg:height="1.421cm" draw:transform="rotate (-2.96182374063438) translate (11.5543239856582cm 16.6994544984461cm)" svg:viewBox="0 0 2880 1422" draw:points="2799,0 2880,116 2719,1002 161,537 0,1422">
          <text:p/>
        </draw:polyline>
        <draw:polyline draw:style-name="gr355" draw:text-style-name="P9" draw:layer="layout" svg:width="0.357cm" svg:height="1.743cm" draw:transform="rotate (-2.96182374063438) translate (8.4462891538833cm 16.9552416750173cm)" svg:viewBox="0 0 358 1744" draw:points="250,0 0,1377 358,1646 340,1744">
          <text:p/>
        </draw:polyline>
        <draw:polyline draw:style-name="gr356" draw:text-style-name="P9" draw:layer="layout" svg:width="0.715cm" svg:height="2.029cm" draw:transform="rotate (-2.96182374063438) translate (8.54948617709634cm 17.1728337574375cm)" svg:viewBox="0 0 716 2030" draw:points="152,0 232,116 0,1395 716,1932 698,2030">
          <text:p/>
        </draw:polyline>
        <draw:polyline draw:style-name="gr357" draw:text-style-name="P9" draw:layer="layout" svg:width="2.647cm" svg:height="1.279cm" draw:transform="rotate (-2.96182374063438) translate (11.4049206824347cm 16.5276056802734cm)" svg:viewBox="0 0 2648 1280" draw:points="2648,0 2486,886 125,457 0,1146 179,1280">
          <text:p/>
        </draw:polyline>
        <draw:polyline draw:style-name="gr358" draw:text-style-name="P9" draw:layer="layout" svg:width="0.321cm" svg:height="1.886cm" draw:transform="rotate (-2.96182374063438) translate (8.43744658919753cm 17.1568486413723cm)" svg:viewBox="0 0 322 1887" draw:points="241,0 322,116 0,1887">
          <text:p/>
        </draw:polyline>
        <draw:polyline draw:style-name="gr359" draw:text-style-name="P9" draw:layer="layout" svg:width="2.45cm" svg:height="1.564cm" draw:transform="rotate (-2.96182374063438) translate (11.3319279136699cm 16.7762168745532cm)" svg:viewBox="0 0 2451 1565" draw:points="2370,0 2451,116 2254,1199 89,805 0,1297 358,1565">
          <text:p/>
        </draw:polyline>
        <draw:polyline draw:style-name="gr360" draw:text-style-name="P9" draw:layer="layout" svg:width="1.18cm" svg:height="2.101cm" draw:transform="rotate (-2.96182374063438) translate (10.1671421999808cm 17.1699885758729cm)" svg:viewBox="0 0 1181 2102" draw:points="168,0 248,116 0,1494 1181,1709 1109,2102">
          <text:p/>
        </draw:polyline>
        <draw:polyline draw:style-name="gr361" draw:text-style-name="P9" draw:layer="layout" svg:width="1.484cm" svg:height="1.958cm" draw:transform="rotate (-2.96182374063438) translate (10.2111049890428cm 16.9616357214434cm)" svg:viewBox="0 0 1485 1959" draw:points="215,0 0,1181 1377,1431 1306,1825 1485,1959">
          <text:p/>
        </draw:polyline>
        <draw:polyline draw:style-name="gr350" draw:text-style-name="P9" draw:layer="layout" svg:width="1.698cm" svg:height="1.636cm" draw:transform="rotate (-2.96182374063438) translate (12.1926882642148cm 16.910559487489cm)" svg:viewBox="0 0 1699 1637" draw:points="1619,0 1699,116 1592,707 215,456 0,1637">
          <text:p/>
        </draw:polyline>
        <draw:polyline draw:style-name="gr357" draw:text-style-name="P9" draw:layer="layout" svg:width="1.466cm" svg:height="1.494cm" draw:transform="rotate (-2.96182374063438) translate (12.0432849609913cm 16.7387106693162cm)" svg:viewBox="0 0 1467 1495" draw:points="1467,0 1359,591 179,377 0,1361 179,1495">
          <text:p/>
        </draw:polyline>
        <draw:polyline draw:style-name="gr362" draw:text-style-name="P9" draw:layer="layout" svg:width="2.557cm" svg:height="2.37cm" draw:transform="rotate (-2.96182374063438) translate (11.8881072264383cm 17.1853516648479cm)" svg:viewBox="0 0 2558 2371" draw:points="88,0 268,135 0,1611 2558,2076 2504,2371">
          <text:p/>
        </draw:polyline>
        <draw:polyline draw:style-name="gr350" draw:text-style-name="P9" draw:layer="layout" svg:width="0.222cm" svg:height="1.905cm" draw:transform="rotate (-2.96182374063438) translate (12.5408515034669cm 17.1755846743846cm)" svg:viewBox="0 0 223 1906" draw:points="142,0 223,116 115,707 215,726 0,1906">
          <text:p/>
        </draw:polyline>
        <draw:rect draw:style-name="gr1" draw:text-style-name="P1" draw:layer="layout" svg:width="2cm" svg:height="1.1cm" svg:x="11.8cm" svg:y="5.5cm">
          <text:p/>
        </draw:rect>
        <draw:circle draw:style-name="gr363" draw:text-style-name="P6" draw:layer="layout" svg:width="0.12cm" svg:height="0.12cm" draw:transform="rotate (-1.5707963267949) translate (12.66cm 5.64cm)">
          <text:p/>
        </draw:circle>
        <draw:circle draw:style-name="gr364" draw:text-style-name="P6" draw:layer="layout" svg:width="0.12cm" svg:height="0.12cm" draw:transform="rotate (-1.5707963267949) translate (13.06cm 5.64cm)">
          <text:p/>
        </draw:circle>
        <draw:circle draw:style-name="gr365" draw:text-style-name="P6" draw:layer="layout" svg:width="0.12cm" svg:height="0.12cm" draw:transform="rotate (-1.5707963267949) translate (13.46cm 5.64cm)">
          <text:p/>
        </draw:circle>
        <draw:circle draw:style-name="gr366" draw:text-style-name="P6" draw:layer="layout" svg:width="0.12cm" svg:height="0.12cm" draw:transform="rotate (-1.5707963267949) translate (13.66cm 5.64cm)">
          <text:p/>
        </draw:circle>
        <draw:circle draw:style-name="gr367" draw:text-style-name="P6" draw:layer="layout" svg:width="0.12cm" svg:height="0.12cm" draw:transform="rotate (-1.5707963267949) translate (12.46cm 5.64cm)">
          <text:p/>
        </draw:circle>
        <draw:circle draw:style-name="gr368" draw:text-style-name="P6" draw:layer="layout" svg:width="0.12cm" svg:height="0.12cm" draw:transform="rotate (-1.5707963267949) translate (12.26cm 5.64cm)">
          <text:p/>
        </draw:circle>
        <draw:circle draw:style-name="gr369" draw:text-style-name="P6" draw:layer="layout" svg:width="0.12cm" svg:height="0.12cm" draw:transform="rotate (-1.5707963267949) translate (12.06cm 5.64cm)">
          <text:p/>
        </draw:circle>
        <draw:rect draw:style-name="gr370" draw:text-style-name="P3" draw:layer="layout" svg:width="0.6cm" svg:height="1.4cm" draw:transform="rotate (-1.5707963267949) translate (13.5cm 5.9cm)">
          <text:p/>
        </draw:rect>
        <draw:rect draw:style-name="gr371" draw:text-style-name="P4" draw:layer="layout" svg:width="0.5cm" svg:height="1.3cm" draw:transform="rotate (-1.5707963267949) translate (13.45cm 5.95cm)">
          <text:p/>
        </draw:rect>
        <draw:rect draw:style-name="gr372" draw:text-style-name="P5" draw:layer="layout" svg:width="0.05cm" svg:height="0.3cm" draw:transform="rotate (-1.5707963267949) translate (12.95cm 6.45cm)">
          <text:p/>
        </draw:rect>
        <draw:circle draw:style-name="gr373" draw:text-style-name="P6" draw:layer="layout" svg:width="0.12cm" svg:height="0.12cm" draw:transform="rotate (-1.5707963267949) translate (12.46cm 6.24cm)">
          <text:p/>
        </draw:circle>
        <draw:circle draw:style-name="gr374" draw:text-style-name="P6" draw:layer="layout" svg:width="0.12cm" svg:height="0.12cm" draw:transform="rotate (-1.5707963267949) translate (12.66cm 6.24cm)">
          <text:p/>
        </draw:circle>
        <draw:circle draw:style-name="gr375" draw:text-style-name="P5" draw:layer="layout" svg:width="0.12cm" svg:height="0.12cm" draw:transform="rotate (-1.5707963267949) translate (12.86cm 6.24cm)">
          <text:p/>
        </draw:circle>
        <draw:circle draw:style-name="gr376" draw:text-style-name="P6" draw:layer="layout" svg:width="0.12cm" svg:height="0.12cm" draw:transform="rotate (-1.5707963267949) translate (12.46cm 6.04cm)">
          <text:p/>
        </draw:circle>
        <draw:circle draw:style-name="gr377" draw:text-style-name="P6" draw:layer="layout" svg:width="0.12cm" svg:height="0.12cm" draw:transform="rotate (-1.5707963267949) translate (12.66cm 6.04cm)">
          <text:p/>
        </draw:circle>
        <draw:circle draw:style-name="gr378" draw:text-style-name="P7" draw:layer="layout" svg:width="0.12cm" svg:height="0.12cm" draw:transform="rotate (-1.5707963267949) translate (12.86cm 6.04cm)">
          <text:p/>
        </draw:circle>
        <draw:circle draw:style-name="gr379" draw:text-style-name="P6" draw:layer="layout" svg:width="0.12cm" svg:height="0.12cm" draw:transform="rotate (-1.5707963267949) translate (13.06cm 6.24cm)">
          <text:p/>
        </draw:circle>
        <draw:circle draw:style-name="gr380" draw:text-style-name="P6" draw:layer="layout" svg:width="0.12cm" svg:height="0.12cm" draw:transform="rotate (-1.5707963267949) translate (13.26cm 6.24cm)">
          <text:p/>
        </draw:circle>
        <draw:circle draw:style-name="gr381" draw:text-style-name="P6" draw:layer="layout" svg:width="0.12cm" svg:height="0.12cm" draw:transform="rotate (-1.5707963267949) translate (13.06cm 6.04cm)">
          <text:p/>
        </draw:circle>
        <draw:circle draw:style-name="gr382" draw:text-style-name="P6" draw:layer="layout" svg:width="0.12cm" svg:height="0.12cm" draw:transform="rotate (-1.5707963267949) translate (13.26cm 6.04cm)">
          <text:p/>
        </draw:circle>
        <draw:frame draw:style-name="gr383" draw:text-style-name="P19" draw:layer="layout" svg:width="0.115cm" svg:height="0.27cm" svg:x="12.186cm" svg:y="6.205cm">
          <draw:text-box>
            <text:p text:style-name="P17"><text:span text:style-name="T3">1</text:span></text:p>
          </draw:text-box>
        </draw:frame>
        <draw:rect draw:style-name="gr1" draw:text-style-name="P1" draw:layer="layout" svg:width="2cm" svg:height="1.1cm" svg:x="9.6cm" svg:y="5.5cm">
          <text:p/>
        </draw:rect>
        <draw:circle draw:style-name="gr384" draw:text-style-name="P6" draw:layer="layout" svg:width="0.12cm" svg:height="0.12cm" draw:transform="rotate (-1.5707963267949) translate (10.46cm 5.64cm)">
          <text:p/>
        </draw:circle>
        <draw:circle draw:style-name="gr385" draw:text-style-name="P6" draw:layer="layout" svg:width="0.12cm" svg:height="0.12cm" draw:transform="rotate (-1.5707963267949) translate (10.86cm 5.64cm)">
          <text:p/>
        </draw:circle>
        <draw:circle draw:style-name="gr386" draw:text-style-name="P6" draw:layer="layout" svg:width="0.12cm" svg:height="0.12cm" draw:transform="rotate (-1.5707963267949) translate (11.26cm 5.64cm)">
          <text:p/>
        </draw:circle>
        <draw:circle draw:style-name="gr387" draw:text-style-name="P6" draw:layer="layout" svg:width="0.12cm" svg:height="0.12cm" draw:transform="rotate (-1.5707963267949) translate (11.46cm 5.64cm)">
          <text:p/>
        </draw:circle>
        <draw:circle draw:style-name="gr388" draw:text-style-name="P6" draw:layer="layout" svg:width="0.12cm" svg:height="0.12cm" draw:transform="rotate (-1.5707963267949) translate (10.26cm 5.64cm)">
          <text:p/>
        </draw:circle>
        <draw:circle draw:style-name="gr389" draw:text-style-name="P6" draw:layer="layout" svg:width="0.12cm" svg:height="0.12cm" draw:transform="rotate (-1.5707963267949) translate (10.06cm 5.64cm)">
          <text:p/>
        </draw:circle>
        <draw:circle draw:style-name="gr390" draw:text-style-name="P6" draw:layer="layout" svg:width="0.12cm" svg:height="0.12cm" draw:transform="rotate (-1.5707963267949) translate (9.86cm 5.64cm)">
          <text:p/>
        </draw:circle>
        <draw:rect draw:style-name="gr391" draw:text-style-name="P3" draw:layer="layout" svg:width="0.6cm" svg:height="1.4cm" draw:transform="rotate (-1.5707963267949) translate (11.3cm 5.9cm)">
          <text:p/>
        </draw:rect>
        <draw:rect draw:style-name="gr392" draw:text-style-name="P4" draw:layer="layout" svg:width="0.5cm" svg:height="1.3cm" draw:transform="rotate (-1.5707963267949) translate (11.25cm 5.95cm)">
          <text:p/>
        </draw:rect>
        <draw:rect draw:style-name="gr393" draw:text-style-name="P5" draw:layer="layout" svg:width="0.05cm" svg:height="0.3cm" draw:transform="rotate (-1.5707963267949) translate (10.75cm 6.45cm)">
          <text:p/>
        </draw:rect>
        <draw:circle draw:style-name="gr394" draw:text-style-name="P6" draw:layer="layout" svg:width="0.12cm" svg:height="0.12cm" draw:transform="rotate (-1.5707963267949) translate (10.26cm 6.24cm)">
          <text:p/>
        </draw:circle>
        <draw:circle draw:style-name="gr395" draw:text-style-name="P6" draw:layer="layout" svg:width="0.12cm" svg:height="0.12cm" draw:transform="rotate (-1.5707963267949) translate (10.46cm 6.24cm)">
          <text:p/>
        </draw:circle>
        <draw:circle draw:style-name="gr396" draw:text-style-name="P5" draw:layer="layout" svg:width="0.12cm" svg:height="0.12cm" draw:transform="rotate (-1.5707963267949) translate (10.66cm 6.24cm)">
          <text:p/>
        </draw:circle>
        <draw:circle draw:style-name="gr397" draw:text-style-name="P6" draw:layer="layout" svg:width="0.12cm" svg:height="0.12cm" draw:transform="rotate (-1.5707963267949) translate (10.26cm 6.04cm)">
          <text:p/>
        </draw:circle>
        <draw:circle draw:style-name="gr398" draw:text-style-name="P6" draw:layer="layout" svg:width="0.12cm" svg:height="0.12cm" draw:transform="rotate (-1.5707963267949) translate (10.46cm 6.04cm)">
          <text:p/>
        </draw:circle>
        <draw:circle draw:style-name="gr399" draw:text-style-name="P7" draw:layer="layout" svg:width="0.12cm" svg:height="0.12cm" draw:transform="rotate (-1.5707963267949) translate (10.66cm 6.04cm)">
          <text:p/>
        </draw:circle>
        <draw:circle draw:style-name="gr400" draw:text-style-name="P6" draw:layer="layout" svg:width="0.12cm" svg:height="0.12cm" draw:transform="rotate (-1.5707963267949) translate (10.86cm 6.24cm)">
          <text:p/>
        </draw:circle>
        <draw:circle draw:style-name="gr401" draw:text-style-name="P6" draw:layer="layout" svg:width="0.12cm" svg:height="0.12cm" draw:transform="rotate (-1.5707963267949) translate (11.06cm 6.24cm)">
          <text:p/>
        </draw:circle>
        <draw:circle draw:style-name="gr402" draw:text-style-name="P6" draw:layer="layout" svg:width="0.12cm" svg:height="0.12cm" draw:transform="rotate (-1.5707963267949) translate (10.86cm 6.04cm)">
          <text:p/>
        </draw:circle>
        <draw:circle draw:style-name="gr403" draw:text-style-name="P6" draw:layer="layout" svg:width="0.12cm" svg:height="0.12cm" draw:transform="rotate (-1.5707963267949) translate (11.06cm 6.04cm)">
          <text:p/>
        </draw:circle>
        <draw:frame draw:style-name="gr404" draw:text-style-name="P19" draw:layer="layout" svg:width="0.115cm" svg:height="0.27cm" svg:x="9.986cm" svg:y="6.205cm">
          <draw:text-box>
            <text:p text:style-name="P17"><text:span text:style-name="T3">1</text:span></text:p>
          </draw:text-box>
        </draw:frame>
        <draw:rect draw:style-name="gr1" draw:text-style-name="P1" draw:layer="layout" svg:width="2cm" svg:height="1.1cm" svg:x="7.4cm" svg:y="5.5cm">
          <text:p/>
        </draw:rect>
        <draw:circle draw:style-name="gr405" draw:text-style-name="P6" draw:layer="layout" svg:width="0.12cm" svg:height="0.12cm" draw:transform="rotate (-1.5707963267949) translate (8.26cm 5.64cm)">
          <text:p/>
        </draw:circle>
        <draw:circle draw:style-name="gr406" draw:text-style-name="P6" draw:layer="layout" svg:width="0.12cm" svg:height="0.12cm" draw:transform="rotate (-1.5707963267949) translate (8.66cm 5.64cm)">
          <text:p/>
        </draw:circle>
        <draw:circle draw:style-name="gr407" draw:text-style-name="P6" draw:layer="layout" svg:width="0.12cm" svg:height="0.12cm" draw:transform="rotate (-1.5707963267949) translate (9.06cm 5.64cm)">
          <text:p/>
        </draw:circle>
        <draw:circle draw:style-name="gr408" draw:text-style-name="P6" draw:layer="layout" svg:width="0.12cm" svg:height="0.12cm" draw:transform="rotate (-1.5707963267949) translate (9.26cm 5.64cm)">
          <text:p/>
        </draw:circle>
        <draw:circle draw:style-name="gr409" draw:text-style-name="P6" draw:layer="layout" svg:width="0.12cm" svg:height="0.12cm" draw:transform="rotate (-1.5707963267949) translate (8.06cm 5.64cm)">
          <text:p/>
        </draw:circle>
        <draw:circle draw:style-name="gr410" draw:text-style-name="P6" draw:layer="layout" svg:width="0.12cm" svg:height="0.12cm" draw:transform="rotate (-1.5707963267949) translate (7.86cm 5.64cm)">
          <text:p/>
        </draw:circle>
        <draw:circle draw:style-name="gr411" draw:text-style-name="P6" draw:layer="layout" svg:width="0.12cm" svg:height="0.12cm" draw:transform="rotate (-1.5707963267949) translate (7.66cm 5.64cm)">
          <text:p/>
        </draw:circle>
        <draw:rect draw:style-name="gr412" draw:text-style-name="P3" draw:layer="layout" svg:width="0.6cm" svg:height="1.4cm" draw:transform="rotate (-1.5707963267949) translate (9.1cm 5.9cm)">
          <text:p/>
        </draw:rect>
        <draw:rect draw:style-name="gr413" draw:text-style-name="P4" draw:layer="layout" svg:width="0.5cm" svg:height="1.3cm" draw:transform="rotate (-1.5707963267949) translate (9.05cm 5.95cm)">
          <text:p/>
        </draw:rect>
        <draw:rect draw:style-name="gr414" draw:text-style-name="P5" draw:layer="layout" svg:width="0.05cm" svg:height="0.3cm" draw:transform="rotate (-1.5707963267949) translate (8.55cm 6.45cm)">
          <text:p/>
        </draw:rect>
        <draw:circle draw:style-name="gr415" draw:text-style-name="P6" draw:layer="layout" svg:width="0.12cm" svg:height="0.12cm" draw:transform="rotate (-1.5707963267949) translate (8.06cm 6.24cm)">
          <text:p/>
        </draw:circle>
        <draw:circle draw:style-name="gr416" draw:text-style-name="P6" draw:layer="layout" svg:width="0.12cm" svg:height="0.12cm" draw:transform="rotate (-1.5707963267949) translate (8.26cm 6.24cm)">
          <text:p/>
        </draw:circle>
        <draw:circle draw:style-name="gr417" draw:text-style-name="P5" draw:layer="layout" svg:width="0.12cm" svg:height="0.12cm" draw:transform="rotate (-1.5707963267949) translate (8.46cm 6.24cm)">
          <text:p/>
        </draw:circle>
        <draw:circle draw:style-name="gr418" draw:text-style-name="P6" draw:layer="layout" svg:width="0.12cm" svg:height="0.12cm" draw:transform="rotate (-1.5707963267949) translate (8.06cm 6.04cm)">
          <text:p/>
        </draw:circle>
        <draw:circle draw:style-name="gr419" draw:text-style-name="P6" draw:layer="layout" svg:width="0.12cm" svg:height="0.12cm" draw:transform="rotate (-1.5707963267949) translate (8.26cm 6.04cm)">
          <text:p/>
        </draw:circle>
        <draw:circle draw:style-name="gr420" draw:text-style-name="P7" draw:layer="layout" svg:width="0.12cm" svg:height="0.12cm" draw:transform="rotate (-1.5707963267949) translate (8.46cm 6.04cm)">
          <text:p/>
        </draw:circle>
        <draw:circle draw:style-name="gr421" draw:text-style-name="P6" draw:layer="layout" svg:width="0.12cm" svg:height="0.12cm" draw:transform="rotate (-1.5707963267949) translate (8.66cm 6.24cm)">
          <text:p/>
        </draw:circle>
        <draw:circle draw:style-name="gr422" draw:text-style-name="P6" draw:layer="layout" svg:width="0.12cm" svg:height="0.12cm" draw:transform="rotate (-1.5707963267949) translate (8.86cm 6.24cm)">
          <text:p/>
        </draw:circle>
        <draw:circle draw:style-name="gr423" draw:text-style-name="P6" draw:layer="layout" svg:width="0.12cm" svg:height="0.12cm" draw:transform="rotate (-1.5707963267949) translate (8.66cm 6.04cm)">
          <text:p/>
        </draw:circle>
        <draw:circle draw:style-name="gr424" draw:text-style-name="P6" draw:layer="layout" svg:width="0.12cm" svg:height="0.12cm" draw:transform="rotate (-1.5707963267949) translate (8.86cm 6.04cm)">
          <text:p/>
        </draw:circle>
        <draw:frame draw:style-name="gr425" draw:text-style-name="P19" draw:layer="layout" svg:width="0.115cm" svg:height="0.27cm" svg:x="7.786cm" svg:y="6.205cm">
          <draw:text-box>
            <text:p text:style-name="P17"><text:span text:style-name="T3">1</text:span></text:p>
          </draw:text-box>
        </draw:frame>
        <draw:rect draw:style-name="gr1" draw:text-style-name="P1" draw:layer="layout" svg:width="2cm" svg:height="1.1cm" svg:x="5.2cm" svg:y="5.5cm">
          <text:p/>
        </draw:rect>
        <draw:circle draw:style-name="gr426" draw:text-style-name="P6" draw:layer="layout" svg:width="0.12cm" svg:height="0.12cm" draw:transform="rotate (-1.5707963267949) translate (6.06cm 5.64cm)">
          <text:p/>
        </draw:circle>
        <draw:circle draw:style-name="gr427" draw:text-style-name="P6" draw:layer="layout" svg:width="0.12cm" svg:height="0.12cm" draw:transform="rotate (-1.5707963267949) translate (6.46cm 5.64cm)">
          <text:p/>
        </draw:circle>
        <draw:circle draw:style-name="gr428" draw:text-style-name="P6" draw:layer="layout" svg:width="0.12cm" svg:height="0.12cm" draw:transform="rotate (-1.5707963267949) translate (6.86cm 5.64cm)">
          <text:p/>
        </draw:circle>
        <draw:circle draw:style-name="gr429" draw:text-style-name="P6" draw:layer="layout" svg:width="0.12cm" svg:height="0.12cm" draw:transform="rotate (-1.5707963267949) translate (7.06cm 5.64cm)">
          <text:p/>
        </draw:circle>
        <draw:circle draw:style-name="gr430" draw:text-style-name="P6" draw:layer="layout" svg:width="0.12cm" svg:height="0.12cm" draw:transform="rotate (-1.5707963267949) translate (5.86cm 5.64cm)">
          <text:p/>
        </draw:circle>
        <draw:circle draw:style-name="gr431" draw:text-style-name="P6" draw:layer="layout" svg:width="0.12cm" svg:height="0.12cm" draw:transform="rotate (-1.5707963267949) translate (5.66cm 5.64cm)">
          <text:p/>
        </draw:circle>
        <draw:circle draw:style-name="gr432" draw:text-style-name="P6" draw:layer="layout" svg:width="0.12cm" svg:height="0.12cm" draw:transform="rotate (-1.5707963267949) translate (5.46cm 5.64cm)">
          <text:p/>
        </draw:circle>
        <draw:rect draw:style-name="gr433" draw:text-style-name="P3" draw:layer="layout" svg:width="0.6cm" svg:height="1.4cm" draw:transform="rotate (-1.5707963267949) translate (6.9cm 5.9cm)">
          <text:p/>
        </draw:rect>
        <draw:rect draw:style-name="gr434" draw:text-style-name="P4" draw:layer="layout" svg:width="0.5cm" svg:height="1.3cm" draw:transform="rotate (-1.5707963267949) translate (6.85cm 5.95cm)">
          <text:p/>
        </draw:rect>
        <draw:rect draw:style-name="gr435" draw:text-style-name="P5" draw:layer="layout" svg:width="0.05cm" svg:height="0.3cm" draw:transform="rotate (-1.5707963267949) translate (6.35cm 6.45cm)">
          <text:p/>
        </draw:rect>
        <draw:circle draw:style-name="gr436" draw:text-style-name="P6" draw:layer="layout" svg:width="0.12cm" svg:height="0.12cm" draw:transform="rotate (-1.5707963267949) translate (5.86cm 6.24cm)">
          <text:p/>
        </draw:circle>
        <draw:circle draw:style-name="gr437" draw:text-style-name="P6" draw:layer="layout" svg:width="0.12cm" svg:height="0.12cm" draw:transform="rotate (-1.5707963267949) translate (6.06cm 6.24cm)">
          <text:p/>
        </draw:circle>
        <draw:circle draw:style-name="gr438" draw:text-style-name="P5" draw:layer="layout" svg:width="0.12cm" svg:height="0.12cm" draw:transform="rotate (-1.5707963267949) translate (6.26cm 6.24cm)">
          <text:p/>
        </draw:circle>
        <draw:circle draw:style-name="gr439" draw:text-style-name="P6" draw:layer="layout" svg:width="0.12cm" svg:height="0.12cm" draw:transform="rotate (-1.5707963267949) translate (5.86cm 6.04cm)">
          <text:p/>
        </draw:circle>
        <draw:circle draw:style-name="gr440" draw:text-style-name="P6" draw:layer="layout" svg:width="0.12cm" svg:height="0.12cm" draw:transform="rotate (-1.5707963267949) translate (6.06cm 6.04cm)">
          <text:p/>
        </draw:circle>
        <draw:circle draw:style-name="gr441" draw:text-style-name="P7" draw:layer="layout" svg:width="0.12cm" svg:height="0.12cm" draw:transform="rotate (-1.5707963267949) translate (6.26cm 6.04cm)">
          <text:p/>
        </draw:circle>
        <draw:circle draw:style-name="gr442" draw:text-style-name="P6" draw:layer="layout" svg:width="0.12cm" svg:height="0.12cm" draw:transform="rotate (-1.5707963267949) translate (6.46cm 6.24cm)">
          <text:p/>
        </draw:circle>
        <draw:circle draw:style-name="gr443" draw:text-style-name="P6" draw:layer="layout" svg:width="0.12cm" svg:height="0.12cm" draw:transform="rotate (-1.5707963267949) translate (6.66cm 6.24cm)">
          <text:p/>
        </draw:circle>
        <draw:circle draw:style-name="gr444" draw:text-style-name="P6" draw:layer="layout" svg:width="0.12cm" svg:height="0.12cm" draw:transform="rotate (-1.5707963267949) translate (6.46cm 6.04cm)">
          <text:p/>
        </draw:circle>
        <draw:circle draw:style-name="gr445" draw:text-style-name="P6" draw:layer="layout" svg:width="0.12cm" svg:height="0.12cm" draw:transform="rotate (-1.5707963267949) translate (6.66cm 6.04cm)">
          <text:p/>
        </draw:circle>
        <draw:frame draw:style-name="gr446" draw:text-style-name="P19" draw:layer="layout" svg:width="0.115cm" svg:height="0.27cm" svg:x="5.586cm" svg:y="6.205cm">
          <draw:text-box>
            <text:p text:style-name="P17"><text:span text:style-name="T3">1</text:span></text:p>
          </draw:text-box>
        </draw:frame>
        <draw:g draw:style-name="gr3">
          <draw:polygon draw:style-name="gr34" draw:text-style-name="P14" draw:layer="layout" svg:width="0.715cm" svg:height="0.399cm" svg:x="7.1cm" svg:y="10.7cm" svg:viewBox="0 0 716 400" draw:points="716,400 716,0 0,0 0,400">
            <text:p/>
          </draw:polygon>
          <draw:line draw:style-name="gr35" draw:text-style-name="P15" draw:layer="layout" svg:x1="7.816cm" svg:y1="10.8cm" svg:x2="7.1cm" svg:y2="10.8cm">
            <text:p/>
          </draw:line>
          <draw:line draw:style-name="gr35" draw:text-style-name="P15" draw:layer="layout" svg:x1="7.816cm" svg:y1="11cm" svg:x2="7.1cm" svg:y2="11cm">
            <text:p/>
          </draw:line>
        </draw:g>
        <draw:g draw:style-name="gr3">
          <draw:polygon draw:style-name="gr34" draw:text-style-name="P14" draw:layer="layout" svg:width="0.415cm" svg:height="0.399cm" svg:x="9.3cm" svg:y="10.7cm" svg:viewBox="0 0 416 400" draw:points="416,400 416,0 0,0 0,400">
            <text:p/>
          </draw:polygon>
          <draw:line draw:style-name="gr35" draw:text-style-name="P15" draw:layer="layout" svg:x1="9.716cm" svg:y1="10.8cm" svg:x2="9.3cm" svg:y2="10.8cm">
            <text:p/>
          </draw:line>
          <draw:line draw:style-name="gr35" draw:text-style-name="P15" draw:layer="layout" svg:x1="9.716cm" svg:y1="11cm" svg:x2="9.3cm" svg:y2="11cm">
            <text:p/>
          </draw:line>
        </draw:g>
        <draw:g draw:style-name="gr3">
          <draw:polygon draw:style-name="gr34" draw:text-style-name="P14" draw:layer="layout" svg:width="0.499cm" svg:height="0.399cm" svg:x="11.5cm" svg:y="10.7cm" svg:viewBox="0 0 500 400" draw:points="500,400 500,0 0,0 0,400">
            <text:p/>
          </draw:polygon>
          <draw:line draw:style-name="gr35" draw:text-style-name="P15" draw:layer="layout" svg:x1="12cm" svg:y1="10.8cm" svg:x2="11.5cm" svg:y2="10.8cm">
            <text:p/>
          </draw:line>
          <draw:line draw:style-name="gr35" draw:text-style-name="P15" draw:layer="layout" svg:x1="12cm" svg:y1="11cm" svg:x2="11.5cm" svg:y2="11cm">
            <text:p/>
          </draw:line>
        </draw:g>
        <draw:g draw:style-name="gr30">
          <draw:g draw:style-name="gr3">
            <draw:line draw:style-name="gr447" draw:text-style-name="P9" draw:layer="layout" svg:x1="6.3cm" svg:y1="6.6cm" svg:x2="6.3cm" svg:y2="7.7cm">
              <text:p/>
            </draw:line>
            <draw:line draw:style-name="gr448" draw:text-style-name="P9" draw:layer="layout" svg:x1="6.25cm" svg:y1="6.6cm" svg:x2="6.25cm" svg:y2="7.7cm">
              <text:p/>
            </draw:line>
            <draw:line draw:style-name="gr449" draw:text-style-name="P9" draw:layer="layout" svg:x1="6.2cm" svg:y1="6.6cm" svg:x2="6.2cm" svg:y2="7.7cm">
              <text:p/>
            </draw:line>
            <draw:line draw:style-name="gr450" draw:text-style-name="P9" draw:layer="layout" svg:x1="6.45cm" svg:y1="6.6cm" svg:x2="6.45cm" svg:y2="7.7cm">
              <text:p/>
            </draw:line>
            <draw:line draw:style-name="gr451" draw:text-style-name="P9" draw:layer="layout" svg:x1="6.4cm" svg:y1="6.6cm" svg:x2="6.4cm" svg:y2="7.7cm">
              <text:p/>
            </draw:line>
            <draw:line draw:style-name="gr452" draw:text-style-name="P9" draw:layer="layout" svg:x1="6.35cm" svg:y1="6.6cm" svg:x2="6.35cm" svg:y2="7.7cm">
              <text:p/>
            </draw:line>
          </draw:g>
          <draw:g draw:style-name="gr3">
            <draw:line draw:style-name="gr453" draw:text-style-name="P9" draw:layer="layout" svg:x1="6.15cm" svg:y1="6.6cm" svg:x2="6.15cm" svg:y2="7.7cm">
              <text:p/>
            </draw:line>
            <draw:line draw:style-name="gr454" draw:text-style-name="P9" draw:layer="layout" svg:x1="6.1cm" svg:y1="6.6cm" svg:x2="6.1cm" svg:y2="7.7cm">
              <text:p/>
            </draw:line>
            <draw:line draw:style-name="gr455" draw:text-style-name="P9" draw:layer="layout" svg:x1="6.05cm" svg:y1="6.6cm" svg:x2="6.05cm" svg:y2="7.7cm">
              <text:p/>
            </draw:line>
            <draw:line draw:style-name="gr456" draw:text-style-name="P9" draw:layer="layout" svg:x1="6cm" svg:y1="6.6cm" svg:x2="6cm" svg:y2="7.7cm">
              <text:p/>
            </draw:line>
          </draw:g>
        </draw:g>
        <draw:g draw:style-name="gr30">
          <draw:g draw:style-name="gr3">
            <draw:line draw:style-name="gr447" draw:text-style-name="P9" draw:layer="layout" svg:x1="8.5cm" svg:y1="6.6cm" svg:x2="8.5cm" svg:y2="7.7cm">
              <text:p/>
            </draw:line>
            <draw:line draw:style-name="gr448" draw:text-style-name="P9" draw:layer="layout" svg:x1="8.45cm" svg:y1="6.6cm" svg:x2="8.45cm" svg:y2="7.7cm">
              <text:p/>
            </draw:line>
            <draw:line draw:style-name="gr449" draw:text-style-name="P9" draw:layer="layout" svg:x1="8.4cm" svg:y1="6.6cm" svg:x2="8.4cm" svg:y2="7.7cm">
              <text:p/>
            </draw:line>
            <draw:line draw:style-name="gr450" draw:text-style-name="P9" draw:layer="layout" svg:x1="8.65cm" svg:y1="6.6cm" svg:x2="8.65cm" svg:y2="7.7cm">
              <text:p/>
            </draw:line>
            <draw:line draw:style-name="gr451" draw:text-style-name="P9" draw:layer="layout" svg:x1="8.6cm" svg:y1="6.6cm" svg:x2="8.6cm" svg:y2="7.7cm">
              <text:p/>
            </draw:line>
            <draw:line draw:style-name="gr452" draw:text-style-name="P9" draw:layer="layout" svg:x1="8.55cm" svg:y1="6.6cm" svg:x2="8.55cm" svg:y2="7.7cm">
              <text:p/>
            </draw:line>
          </draw:g>
          <draw:g draw:style-name="gr3">
            <draw:line draw:style-name="gr453" draw:text-style-name="P9" draw:layer="layout" svg:x1="8.35cm" svg:y1="6.6cm" svg:x2="8.35cm" svg:y2="7.7cm">
              <text:p/>
            </draw:line>
            <draw:line draw:style-name="gr454" draw:text-style-name="P9" draw:layer="layout" svg:x1="8.3cm" svg:y1="6.6cm" svg:x2="8.3cm" svg:y2="7.7cm">
              <text:p/>
            </draw:line>
            <draw:line draw:style-name="gr455" draw:text-style-name="P9" draw:layer="layout" svg:x1="8.25cm" svg:y1="6.6cm" svg:x2="8.25cm" svg:y2="7.7cm">
              <text:p/>
            </draw:line>
            <draw:line draw:style-name="gr456" draw:text-style-name="P9" draw:layer="layout" svg:x1="8.2cm" svg:y1="6.6cm" svg:x2="8.2cm" svg:y2="7.7cm">
              <text:p/>
            </draw:line>
          </draw:g>
        </draw:g>
        <draw:g draw:style-name="gr30">
          <draw:g draw:style-name="gr3">
            <draw:line draw:style-name="gr447" draw:text-style-name="P9" draw:layer="layout" svg:x1="10.7cm" svg:y1="6.6cm" svg:x2="10.7cm" svg:y2="7.7cm">
              <text:p/>
            </draw:line>
            <draw:line draw:style-name="gr448" draw:text-style-name="P9" draw:layer="layout" svg:x1="10.65cm" svg:y1="6.6cm" svg:x2="10.65cm" svg:y2="7.7cm">
              <text:p/>
            </draw:line>
            <draw:line draw:style-name="gr449" draw:text-style-name="P9" draw:layer="layout" svg:x1="10.6cm" svg:y1="6.6cm" svg:x2="10.6cm" svg:y2="7.7cm">
              <text:p/>
            </draw:line>
            <draw:line draw:style-name="gr450" draw:text-style-name="P9" draw:layer="layout" svg:x1="10.85cm" svg:y1="6.6cm" svg:x2="10.85cm" svg:y2="7.7cm">
              <text:p/>
            </draw:line>
            <draw:line draw:style-name="gr451" draw:text-style-name="P9" draw:layer="layout" svg:x1="10.8cm" svg:y1="6.6cm" svg:x2="10.8cm" svg:y2="7.7cm">
              <text:p/>
            </draw:line>
            <draw:line draw:style-name="gr452" draw:text-style-name="P9" draw:layer="layout" svg:x1="10.75cm" svg:y1="6.6cm" svg:x2="10.75cm" svg:y2="7.7cm">
              <text:p/>
            </draw:line>
          </draw:g>
          <draw:g draw:style-name="gr3">
            <draw:line draw:style-name="gr453" draw:text-style-name="P9" draw:layer="layout" svg:x1="10.55cm" svg:y1="6.6cm" svg:x2="10.55cm" svg:y2="7.7cm">
              <text:p/>
            </draw:line>
            <draw:line draw:style-name="gr454" draw:text-style-name="P9" draw:layer="layout" svg:x1="10.5cm" svg:y1="6.6cm" svg:x2="10.5cm" svg:y2="7.7cm">
              <text:p/>
            </draw:line>
            <draw:line draw:style-name="gr455" draw:text-style-name="P9" draw:layer="layout" svg:x1="10.45cm" svg:y1="6.6cm" svg:x2="10.45cm" svg:y2="7.7cm">
              <text:p/>
            </draw:line>
            <draw:line draw:style-name="gr456" draw:text-style-name="P9" draw:layer="layout" svg:x1="10.4cm" svg:y1="6.6cm" svg:x2="10.4cm" svg:y2="7.7cm">
              <text:p/>
            </draw:line>
          </draw:g>
        </draw:g>
        <draw:g draw:style-name="gr30">
          <draw:g draw:style-name="gr3">
            <draw:line draw:style-name="gr447" draw:text-style-name="P9" draw:layer="layout" svg:x1="12.9cm" svg:y1="6.6cm" svg:x2="12.9cm" svg:y2="7.7cm">
              <text:p/>
            </draw:line>
            <draw:line draw:style-name="gr448" draw:text-style-name="P9" draw:layer="layout" svg:x1="12.85cm" svg:y1="6.6cm" svg:x2="12.85cm" svg:y2="7.7cm">
              <text:p/>
            </draw:line>
            <draw:line draw:style-name="gr449" draw:text-style-name="P9" draw:layer="layout" svg:x1="12.8cm" svg:y1="6.6cm" svg:x2="12.8cm" svg:y2="7.7cm">
              <text:p/>
            </draw:line>
            <draw:line draw:style-name="gr450" draw:text-style-name="P9" draw:layer="layout" svg:x1="13.05cm" svg:y1="6.6cm" svg:x2="13.05cm" svg:y2="7.7cm">
              <text:p/>
            </draw:line>
            <draw:line draw:style-name="gr451" draw:text-style-name="P9" draw:layer="layout" svg:x1="13cm" svg:y1="6.6cm" svg:x2="13cm" svg:y2="7.7cm">
              <text:p/>
            </draw:line>
            <draw:line draw:style-name="gr452" draw:text-style-name="P9" draw:layer="layout" svg:x1="12.95cm" svg:y1="6.6cm" svg:x2="12.95cm" svg:y2="7.7cm">
              <text:p/>
            </draw:line>
          </draw:g>
          <draw:g draw:style-name="gr3">
            <draw:line draw:style-name="gr453" draw:text-style-name="P9" draw:layer="layout" svg:x1="12.75cm" svg:y1="6.6cm" svg:x2="12.75cm" svg:y2="7.7cm">
              <text:p/>
            </draw:line>
            <draw:line draw:style-name="gr454" draw:text-style-name="P9" draw:layer="layout" svg:x1="12.7cm" svg:y1="6.6cm" svg:x2="12.7cm" svg:y2="7.7cm">
              <text:p/>
            </draw:line>
            <draw:line draw:style-name="gr455" draw:text-style-name="P9" draw:layer="layout" svg:x1="12.65cm" svg:y1="6.6cm" svg:x2="12.65cm" svg:y2="7.7cm">
              <text:p/>
            </draw:line>
            <draw:line draw:style-name="gr456" draw:text-style-name="P9" draw:layer="layout" svg:x1="12.6cm" svg:y1="6.6cm" svg:x2="12.6cm" svg:y2="7.7cm">
              <text:p/>
            </draw:line>
          </draw:g>
        </draw:g>
        <draw:circle draw:style-name="gr457" draw:text-style-name="P6" draw:layer="layout" svg:width="0.12cm" svg:height="0.12cm" draw:transform="rotate (-1.5707963267949) translate (13.26cm 5.64cm)">
          <text:p/>
        </draw:circle>
        <draw:circle draw:style-name="gr458" draw:text-style-name="P6" draw:layer="layout" svg:width="0.12cm" svg:height="0.12cm" draw:transform="rotate (-1.5707963267949) translate (11.06cm 5.64cm)">
          <text:p/>
        </draw:circle>
        <draw:circle draw:style-name="gr459" draw:text-style-name="P6" draw:layer="layout" svg:width="0.12cm" svg:height="0.12cm" draw:transform="rotate (-1.5707963267949) translate (8.86cm 5.64cm)">
          <text:p/>
        </draw:circle>
        <draw:circle draw:style-name="gr460" draw:text-style-name="P6" draw:layer="layout" svg:width="0.12cm" svg:height="0.12cm" draw:transform="rotate (-1.5707963267949) translate (6.66cm 5.64cm)">
          <text:p/>
        </draw:circle>
        <draw:frame draw:style-name="gr461" draw:text-style-name="P20" draw:layer="layout" svg:width="0.5cm" svg:height="0.3cm" svg:x="6.001cm" svg:y="2.05cm">
          <draw:text-box>
            <text:p text:style-name="P17"><text:span text:style-name="T4">GND</text:span></text:p>
          </draw:text-box>
        </draw:frame>
        <draw:frame draw:style-name="gr462" draw:text-style-name="P21" draw:layer="layout" svg:width="0.4cm" svg:height="0.35cm" svg:x="6.001cm" svg:y="1.7cm">
          <draw:text-box>
            <text:p text:style-name="P17"><text:span text:style-name="T5">+5V</text:span></text:p>
          </draw:text-box>
        </draw:frame>
        <draw:frame draw:style-name="gr463" draw:text-style-name="P23" draw:layer="layout" svg:width="0.5cm" svg:height="0.28cm" svg:x="6.008cm" svg:y="2.367cm">
          <draw:text-box>
            <text:p text:style-name="P17"><text:span text:style-name="T7">SDA</text:span></text:p>
          </draw:text-box>
        </draw:frame>
        <draw:frame draw:style-name="gr464" draw:text-style-name="P22" draw:layer="layout" svg:width="0.5cm" svg:height="0.28cm" svg:x="6.008cm" svg:y="2.67cm">
          <draw:text-box>
            <text:p text:style-name="P17"><text:span text:style-name="T6">SCL</text:span></text:p>
          </draw:text-box>
        </draw:frame>
        <draw:polyline draw:style-name="gr450" draw:text-style-name="P9" draw:layer="layout" svg:width="3.388cm" svg:height="2.067cm" draw:transform="rotate (-2.96688519546516) translate (9.33729493533738cm 5.1109442643549cm)" svg:viewBox="0 0 3389 2068" draw:points="0,1940 69,1546 3024,2068 3389,0">
          <text:p/>
        </draw:polyline>
        <draw:polyline draw:style-name="gr450" draw:text-style-name="P9" draw:layer="layout" svg:width="5.554cm" svg:height="1.969cm" draw:transform="rotate (-2.96688519546516) translate (12.4708254289229cm 4.73436131356059cm)" svg:viewBox="0 0 5555 1970" draw:points="0,1558 86,1066 5208,1970 5555,0">
          <text:p/>
        </draw:polyline>
        <draw:polyline draw:style-name="gr451" draw:text-style-name="P9" draw:layer="layout" svg:width="2.4cm" svg:height="1.028cm" draw:transform="rotate (-2.11115026321234) translate (9.58229122643495cm 3.72929606783467cm)" svg:viewBox="0 0 2401 1029" draw:points="0,1029 1715,0 1972,428 2401,172">
          <text:p/>
        </draw:polyline>
        <draw:polyline draw:style-name="gr452" draw:text-style-name="P9" draw:layer="layout" svg:width="2.414cm" svg:height="0.849cm" draw:transform="rotate (-2.03453030904979) translate (9.16009845416945cm 3.58013129585035cm)" svg:viewBox="0 0 2415 850" draw:points="0,850 1699,0 1878,358 2415,89">
          <text:p/>
        </draw:polyline>
        <draw:polyline draw:style-name="gr451" draw:text-style-name="P9" draw:layer="layout" svg:width="3.532cm" svg:height="2.314cm" draw:transform="rotate (-2.11115026321234) translate (12.782291226435cm 3.72929606783467cm)" svg:viewBox="0 0 3533 2315" draw:points="0,1029 1715,0 3104,2315 3533,2058">
          <text:p/>
        </draw:polyline>
        <draw:polyline draw:style-name="gr452" draw:text-style-name="P9" draw:layer="layout" svg:width="3.397cm" svg:height="2.324cm" draw:transform="rotate (-2.03453030904979) translate (12.3600984541695cm 3.58013129585035cm)" svg:viewBox="0 0 3398 2325" draw:points="0,850 1699,0 2862,2325 3398,2056">
          <text:p/>
        </draw:polyline>
        <draw:polyline draw:style-name="gr447" draw:text-style-name="P9" draw:layer="layout" svg:width="2.448cm" svg:height="0.509cm" draw:transform="rotate (-1.32575209981489) translate (11.301cm 3.2cm)" svg:viewBox="0 0 2449 510" draw:points="0,0 1164,292 1188,195 2449,510">
          <text:p/>
        </draw:polyline>
        <draw:polyline draw:style-name="gr448" draw:text-style-name="P9" draw:layer="layout" svg:width="2.451cm" svg:height="0.526cm" draw:transform="rotate (-1.27932634171184) translate (11cm 3.2cm)" svg:viewBox="0 0 2452 527" draw:points="0,0 1245,373 1303,182 2452,527">
          <text:p/>
        </draw:polyline>
        <draw:polyline draw:style-name="gr449" draw:text-style-name="P9" draw:layer="layout" svg:width="2.458cm" svg:height="0.542cm" draw:transform="rotate (-1.23412231408519) translate (10.7cm 3.2cm)" svg:viewBox="0 0 2459 543" draw:points="0,0 1322,462 1421,179 2459,543">
          <text:p/>
        </draw:polyline>
        <draw:polyline draw:style-name="gr447" draw:text-style-name="P9" draw:layer="layout" svg:width="2.982cm" svg:height="2.23cm" draw:transform="rotate (-1.32575209981489) translate (9.9116069612762cm 2.74697205818365cm)" svg:viewBox="0 0 2983 2231" draw:points="0,1867 1455,2231 2013,0 2983,243">
          <text:p/>
        </draw:polyline>
        <draw:polyline draw:style-name="gr448" draw:text-style-name="P9" draw:layer="layout" svg:width="3.083cm" svg:height="2.298cm" draw:transform="rotate (-1.27932634171184) translate (9.56143284384809cm 2.67154482128728cm)" svg:viewBox="0 0 3084 2299" draw:points="0,1839 1533,2299 2222,0 3084,259">
          <text:p/>
        </draw:polyline>
        <draw:polyline draw:style-name="gr449" draw:text-style-name="P9" draw:layer="layout" svg:width="3.185cm" svg:height="2.359cm" draw:transform="rotate (-1.23412231408519) translate (9.19710700672123cm 2.60601408436897cm)" svg:viewBox="0 0 3186 2360" draw:points="0,1798 1605,2360 2430,0 3186,264">
          <text:p/>
        </draw:polyline>
        <draw:polyline draw:style-name="gr454" draw:text-style-name="P9" draw:layer="layout" svg:width="2.603cm" svg:height="0.332cm" draw:transform="rotate (-0.128281700021583) translate (10.1171761269329cm 3.06684144731734cm)" svg:viewBox="0 0 2604 333" draw:points="0,134 26,333 2604,0">
          <text:p/>
        </draw:polyline>
        <draw:polyline draw:style-name="gr453" draw:text-style-name="P9" draw:layer="layout" svg:width="3.995cm" svg:height="1.488cm" draw:transform="rotate (-0.484503400353626) translate (10.7232646218492cm 2.58583517527686cm)" svg:viewBox="0 0 3996 1489" draw:points="0,694 420,1489 3251,0 3996,1416">
          <text:p/>
        </draw:polyline>
        <draw:polyline draw:style-name="gr453" draw:text-style-name="P9" draw:layer="layout" svg:width="5.942cm" svg:height="2.514cm" draw:transform="rotate (-0.484503400353626) translate (7.95931804834915cm 1.75738486505004cm)" svg:viewBox="0 0 5943 2515" draw:points="0,1630 466,2515 5244,0 5943,1327">
          <text:p/>
        </draw:polyline>
        <draw:frame draw:style-name="gr26" draw:text-style-name="P8" draw:layer="layout" svg:width="0.6cm" svg:height="0.379cm" svg:x="8.8cm" svg:y="6.721cm">
          <draw:text-box>
            <text:p><text:span text:style-name="T1">W2</text:span></text:p>
          </draw:text-box>
        </draw:frame>
        <draw:frame draw:style-name="gr26" draw:text-style-name="P8" draw:layer="layout" svg:width="0.8cm" svg:height="0.379cm" svg:x="6.5cm" svg:y="6.721cm">
          <draw:text-box>
            <text:p><text:span text:style-name="T1">1OUT</text:span></text:p>
          </draw:text-box>
        </draw:frame>
        <draw:frame draw:style-name="gr26" draw:text-style-name="P8" draw:layer="layout" svg:width="0.6cm" svg:height="0.379cm" svg:x="11cm" svg:y="6.721cm">
          <draw:text-box>
            <text:p><text:span text:style-name="T1">W3</text:span></text:p>
          </draw:text-box>
        </draw:frame>
        <draw:frame draw:style-name="gr26" draw:text-style-name="P8" draw:layer="layout" svg:width="0.6cm" svg:height="0.38cm" svg:x="13.2cm" svg:y="6.72cm">
          <draw:text-box>
            <text:p><text:span text:style-name="T1">2IO</text:span></text:p>
          </draw:text-box>
        </draw:frame>
        <draw:frame draw:style-name="gr465" draw:text-style-name="P19" draw:layer="layout" svg:width="0.25cm" svg:height="0.3cm" svg:x="5.25cm" svg:y="5.8cm">
          <draw:text-box>
            <text:p text:style-name="P17"><text:span text:style-name="T3">OUT</text:span></text:p>
          </draw:text-box>
        </draw:frame>
        <draw:frame draw:style-name="gr466" draw:text-style-name="P19" draw:layer="layout" svg:width="0.2cm" svg:height="0.3cm" svg:x="6.95cm" svg:y="5.8cm">
          <draw:text-box>
            <text:p text:style-name="P17"><text:span text:style-name="T3">IN</text:span></text:p>
          </draw:text-box>
        </draw:frame>
        <draw:frame draw:style-name="gr467" draw:text-style-name="P19" draw:layer="layout" svg:width="0.25cm" svg:height="0.3cm" svg:x="7.45cm" svg:y="5.8cm">
          <draw:text-box>
            <text:p text:style-name="P17"><text:span text:style-name="T3">OUT</text:span></text:p>
          </draw:text-box>
        </draw:frame>
        <draw:frame draw:style-name="gr468" draw:text-style-name="P19" draw:layer="layout" svg:width="0.2cm" svg:height="0.3cm" svg:x="9.15cm" svg:y="5.8cm">
          <draw:text-box>
            <text:p text:style-name="P17"><text:span text:style-name="T3">IN</text:span></text:p>
          </draw:text-box>
        </draw:frame>
        <draw:frame draw:style-name="gr469" draw:text-style-name="P19" draw:layer="layout" svg:width="0.25cm" svg:height="0.3cm" svg:x="9.65cm" svg:y="5.8cm">
          <draw:text-box>
            <text:p text:style-name="P17"><text:span text:style-name="T3">OUT</text:span></text:p>
          </draw:text-box>
        </draw:frame>
        <draw:frame draw:style-name="gr470" draw:text-style-name="P19" draw:layer="layout" svg:width="0.2cm" svg:height="0.3cm" svg:x="11.35cm" svg:y="5.8cm">
          <draw:text-box>
            <text:p text:style-name="P17"><text:span text:style-name="T3">IN</text:span></text:p>
          </draw:text-box>
        </draw:frame>
        <draw:frame draw:style-name="gr471" draw:text-style-name="P19" draw:layer="layout" svg:width="0.25cm" svg:height="0.3cm" svg:x="11.85cm" svg:y="5.8cm">
          <draw:text-box>
            <text:p text:style-name="P17"><text:span text:style-name="T3">OUT</text:span></text:p>
          </draw:text-box>
        </draw:frame>
        <draw:frame draw:style-name="gr472" draw:text-style-name="P19" draw:layer="layout" svg:width="0.2cm" svg:height="0.3cm" svg:x="13.55cm" svg:y="5.8cm">
          <draw:text-box>
            <text:p text:style-name="P17"><text:span text:style-name="T3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hatch draw:name="Red_20_90_20_Degrees_20_Crossed_20_1" draw:display-name="Red 90 Degrees Crossed 1" draw:style="single" draw:color="#000000" draw:distance="0.1cm" draw:rotation="74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29T11:09:23.744897000</dc:date>
    <meta:editing-duration>P1DT12H9M34S</meta:editing-duration>
    <meta:editing-cycles>158</meta:editing-cycles>
    <meta:generator>LibreOffice/25.2.1.2$Windows_X86_64 LibreOffice_project/d3abf4aee5fd705e4a92bba33a32f40bc4e56f49</meta:generator>
    <meta:print-date>2024-10-20T09:56:13.86</meta:print-date>
    <meta:printed-by>Karl Hartinger</meta:printed-by>
    <meta:document-statistic meta:object-count="741"/>
  </office:meta>
</office:document-meta>
</file>